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Configurations for GNU Emacs</text:title></text:p>
      <text:p text:style-name="OrgTitle"/>
      <text:p text:style-name="OrgSubtitle"><text:initial-creator>Takaaki Ishikawa</text:initial-creator></text:p>
      <text:p text:style-name="OrgSubtitle"/>
      <text:p text:style-name="OrgSubtitle"><text:date style:data-style-name="N75" text:date-value="2013-01-12T01:55:14+09:00">12 Jan 2013</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it.el のヘッダ</text:a></text:p>
          <text:p text:style-name="Contents_20_2"><text:a xlink:type="simple" xlink:href="#sec-1-1">1.1. cl を使う</text:a></text:p>
          <text:p text:style-name="Contents_20_2"><text:a xlink:type="simple" xlink:href="#sec-1-2">1.2. リストで関数を渡せる autoload-if-found を使う</text:a></text:p>
          <text:p text:style-name="Contents_20_2"><text:a xlink:type="simple" xlink:href="#sec-1-3">1.3. パス設定</text:a></text:p>
          <text:p text:style-name="Contents_20_2"><text:a xlink:type="simple" xlink:href="#sec-1-4">1.4. 警告の抑制</text:a></text:p>
          <text:p text:style-name="Contents_20_1"><text:a xlink:type="simple" xlink:href="#sec-2">2. コア設定</text:a></text:p>
          <text:p text:style-name="Contents_20_2"><text:a xlink:type="simple" xlink:href="#sec-2-1">2.1. 言語／文字コード</text:a></text:p>
          <text:p text:style-name="Contents_20_2"><text:a xlink:type="simple" xlink:href="#sec-2-2">2.2. 日本語入力</text:a></text:p>
          <text:p text:style-name="Contents_20_2"><text:a xlink:type="simple" xlink:href="#sec-2-3">2.3. 基本キーバインド</text:a></text:p>
          <text:p text:style-name="Contents_20_2"><text:a xlink:type="simple" xlink:href="#sec-2-4">2.4. ナローイングするか</text:a></text:p>
          <text:p text:style-name="Contents_20_2"><text:a xlink:type="simple" xlink:href="#sec-2-5">2.5. バッファの終わりでのnewlineを禁止する</text:a></text:p>
          <text:p text:style-name="Contents_20_2"><text:a xlink:type="simple" xlink:href="#sec-2-6">2.6. 常に最終行に一行追加する</text:a></text:p>
          <text:p text:style-name="Contents_20_2"><text:a xlink:type="simple" xlink:href="#sec-2-7">2.7. 長い文章を右端で常に折り返す</text:a></text:p>
          <text:p text:style-name="Contents_20_2"><text:a xlink:type="simple" xlink:href="#sec-2-8">2.8. バッファが外部から編集された場合に自動で再読み込みする</text:a></text:p>
          <text:p text:style-name="Contents_20_2"><text:a xlink:type="simple" xlink:href="#sec-2-9">2.9. 同じバッファ名が開かれた場合に区別する</text:a></text:p>
          <text:p text:style-name="Contents_20_1"><text:a xlink:type="simple" xlink:href="#sec-3">3. カーソル移動</text:a></text:p>
          <text:p text:style-name="Contents_20_2"><text:a xlink:type="simple" xlink:href="#sec-3-1">3.1. バッファ内の移動</text:a></text:p>
          <text:p text:style-name="Contents_20_2"><text:a xlink:type="simple" xlink:href="#sec-3-2">3.2. バッファ間の移動</text:a></text:p>
          <text:p text:style-name="Contents_20_2"><text:a xlink:type="simple" xlink:href="#sec-3-3">3.3. スクロールを制御</text:a></text:p>
          <text:p text:style-name="Contents_20_2"><text:a xlink:type="simple" xlink:href="#sec-3-4">3.4. スクロールで表示を重複させる行数</text:a></text:p>
          <text:p text:style-name="Contents_20_2"><text:a xlink:type="simple" xlink:href="#sec-3-5">3.5. [SmoothScroll.el] カーソル固定でスクロールする</text:a></text:p>
          <text:p text:style-name="Contents_20_3"><text:a xlink:type="simple" xlink:href="#sec-3-5-1">3.5.1. キーバインド</text:a></text:p>
          <text:p text:style-name="Contents_20_2"><text:a xlink:type="simple" xlink:href="#sec-3-6">3.6. [point-undo.el] カーソル位置を簡単にたどる</text:a></text:p>
          <text:p text:style-name="Contents_20_3"><text:a xlink:type="simple" xlink:href="#sec-3-6-1">3.6.1. キーバインド</text:a></text:p>
          <text:p text:style-name="Contents_20_2"><text:a xlink:type="simple" xlink:href="#sec-3-7">3.7. [cycle-buffer.el] カレントバッファの表示切り替え</text:a></text:p>
          <text:p text:style-name="Contents_20_3"><text:a xlink:type="simple" xlink:href="#sec-3-7-1">3.7.1. キーバインド</text:a></text:p>
          <text:p text:style-name="Contents_20_1"><text:a xlink:type="simple" xlink:href="#sec-4">4. 編集サポート</text:a></text:p>
          <text:p text:style-name="Contents_20_2"><text:a xlink:type="simple" xlink:href="#sec-4-1">4.1. 矩形編集</text:a></text:p>
          <text:p text:style-name="Contents_20_2"><text:a xlink:type="simple" xlink:href="#sec-4-2">4.2. Yank時に装飾を取る</text:a></text:p>
          <text:p text:style-name="Contents_20_2"><text:a xlink:type="simple" xlink:href="#sec-4-3">4.3. ファイル保存時に時間を記録する</text:a></text:p>
          <text:p text:style-name="Contents_20_2"><text:a xlink:type="simple" xlink:href="#sec-4-4">4.4. 選択リージョンを使って検索</text:a></text:p>
          <text:p text:style-name="Contents_20_2"><text:a xlink:type="simple" xlink:href="#sec-4-5">4.5. ChangeLog モード</text:a></text:p>
          <text:p text:style-name="Contents_20_2"><text:a xlink:type="simple" xlink:href="#sec-4-6">4.6. テキストモード</text:a></text:p>
          <text:p text:style-name="Contents_20_2"><text:a xlink:type="simple" xlink:href="#sec-4-7">4.7. C/C++モード</text:a></text:p>
          <text:p text:style-name="Contents_20_2"><text:a xlink:type="simple" xlink:href="#sec-4-8">4.8. HTMLモード</text:a></text:p>
          <text:p text:style-name="Contents_20_2"><text:a xlink:type="simple" xlink:href="#sec-4-9">4.9. Infoモード</text:a></text:p>
          <text:p text:style-name="Contents_20_2"><text:a xlink:type="simple" xlink:href="#sec-4-10">4.10. スペルチェック</text:a></text:p>
          <text:p text:style-name="Contents_20_3"><text:a xlink:type="simple" xlink:href="#sec-4-10-1">4.10.1. キーバインド</text:a></text:p>
          <text:p text:style-name="Contents_20_2"><text:a xlink:type="simple" xlink:href="#sec-4-11">4.11. リアルタイムスペルチェック</text:a></text:p>
          <text:p text:style-name="Contents_20_2"><text:a xlink:type="simple" xlink:href="#sec-4-12">4.12. [latex-math-preview.el] TeX数式をプレビュー</text:a></text:p>
          <text:p text:style-name="Contents_20_2"><text:a xlink:type="simple" xlink:href="#sec-4-13">4.13. [po-mode.el] 翻訳ファイルの編集</text:a></text:p>
          <text:p text:style-name="Contents_20_2"><text:a xlink:type="simple" xlink:href="#sec-4-14">4.14. [word-count.el] リージョン内の文字をカウントする</text:a></text:p>
          <text:p text:style-name="Contents_20_3"><text:a xlink:type="simple" xlink:href="#sec-4-14-1">4.14.1. キーバインド</text:a></text:p>
          <text:p text:style-name="Contents_20_2"><text:a xlink:type="simple" xlink:href="#sec-4-15">4.15. [yatex.el] YaTeXモード</text:a></text:p>
          <text:p text:style-name="Contents_20_2"><text:a xlink:type="simple" xlink:href="#sec-4-16">4.16. [wclock.el] 世界時計</text:a></text:p>
          <text:p text:style-name="Contents_20_2"><text:a xlink:type="simple" xlink:href="#sec-4-17">4.17. [yasnippet.el] Emacs用のテンプレートシステム</text:a></text:p>
          <text:p text:style-name="Contents_20_2"><text:a xlink:type="simple" xlink:href="#sec-4-18">4.18. [sdic.el] 英辞郎で英単語を調べる</text:a></text:p>
          <text:p text:style-name="Contents_20_3"><text:a xlink:type="simple" xlink:href="#sec-4-18-1">4.18.1. キーバインド</text:a></text:p>
          <text:p text:style-name="Contents_20_2"><text:a xlink:type="simple" xlink:href="#sec-4-19">4.19. [lookup.el] 辞書</text:a></text:p>
          <text:p text:style-name="Contents_20_3"><text:a xlink:type="simple" xlink:href="#sec-4-19-1">4.19.1. キーバインド</text:a></text:p>
          <text:p text:style-name="Contents_20_2"><text:a xlink:type="simple" xlink:href="#sec-4-20">4.20. [cacoo] Cacoo で描く</text:a></text:p>
          <text:p text:style-name="Contents_20_2"><text:a xlink:type="simple" xlink:href="#sec-4-21">4.21. [iedit] バッファ内の同じ文字列を一度に編集する</text:a></text:p>
          <text:p text:style-name="Contents_20_1"><text:a xlink:type="simple" xlink:href="#sec-5">5. 表示サポート</text:a></text:p>
          <text:p text:style-name="Contents_20_2"><text:a xlink:type="simple" xlink:href="#sec-5-1">5.1. モードラインのモード名を短くする</text:a></text:p>
          <text:p text:style-name="Contents_20_2"><text:a xlink:type="simple" xlink:href="#sec-5-2">5.2. モードラインのNarrowを短くする</text:a></text:p>
          <text:p text:style-name="Contents_20_2"><text:a xlink:type="simple" xlink:href="#sec-5-3">5.3. visible-bell のカスタマイズ</text:a></text:p>
          <text:p text:style-name="Contents_20_2"><text:a xlink:type="simple" xlink:href="#sec-5-4">5.4. 常に <text:span text:style-name="Bold">scratch</text:span> を表示して起動する</text:a></text:p>
          <text:p text:style-name="Contents_20_2"><text:a xlink:type="simple" xlink:href="#sec-5-5">5.5. バッテリー情報をモードラインに表示する</text:a></text:p>
          <text:p text:style-name="Contents_20_2"><text:a xlink:type="simple" xlink:href="#sec-5-6">5.6. スクロールバーを非表示にする</text:a></text:p>
          <text:p text:style-name="Contents_20_2"><text:a xlink:type="simple" xlink:href="#sec-5-7">5.7. ツールバーを非表示にする</text:a></text:p>
          <text:p text:style-name="Contents_20_2"><text:a xlink:type="simple" xlink:href="#sec-5-8">5.8. 起動時のスプラッシュ画面を表示しない</text:a></text:p>
          <text:p text:style-name="Contents_20_2"><text:a xlink:type="simple" xlink:href="#sec-5-9">5.9. カーソル行の行数をモードラインに表示する</text:a></text:p>
          <text:p text:style-name="Contents_20_2"><text:a xlink:type="simple" xlink:href="#sec-5-10">5.10. カーソル行の関数名をモードラインに表示する</text:a></text:p>
          <text:p text:style-name="Contents_20_2"><text:a xlink:type="simple" xlink:href="#sec-5-11">5.11. 時刻をモードラインに表示する</text:a></text:p>
          <text:p text:style-name="Contents_20_2"><text:a xlink:type="simple" xlink:href="#sec-5-12">5.12. 対応するカッコをハイライトする</text:a></text:p>
          <text:p text:style-name="Contents_20_2"><text:a xlink:type="simple" xlink:href="#sec-5-13">5.13. [migemo.el] ローマ字入力で日本語を検索する</text:a></text:p>
          <text:p text:style-name="Contents_20_2"><text:a xlink:type="simple" xlink:href="#sec-5-14">5.14. [anything.el] 何でも絞り込みインターフェイス</text:a></text:p>
          <text:p text:style-name="Contents_20_3"><text:a xlink:type="simple" xlink:href="#sec-5-14-1">5.14.1. キーバインド</text:a></text:p>
          <text:p text:style-name="Contents_20_1"><text:a xlink:type="simple" xlink:href="#sec-6">6. メディアサポート</text:a></text:p>
          <text:p text:style-name="Contents_20_2"><text:a xlink:type="simple" xlink:href="#sec-6-1">6.1. [bongo.el] Emacsのバッファで音楽ライブラリを管理する</text:a></text:p>
          <text:p text:style-name="Contents_20_2"><text:a xlink:type="simple" xlink:href="#sec-6-2">6.2. [GoogleMaps.el] GoogleMaps を Emacs 内で使う</text:a></text:p>
          <text:p text:style-name="Contents_20_2"><text:a xlink:type="simple" xlink:href="#sec-6-3">6.3. [org-google-weather.el] org-agenda に天気を表示する</text:a></text:p>
          <text:p text:style-name="Contents_20_1"><text:a xlink:type="simple" xlink:href="#sec-7">7. 履歴／ファイル管理</text:a></text:p>
          <text:p text:style-name="Contents_20_2"><text:a xlink:type="simple" xlink:href="#sec-7-1">7.1. Undoバッファを無限に取る</text:a></text:p>
          <text:p text:style-name="Contents_20_2"><text:a xlink:type="simple" xlink:href="#sec-7-2">7.2. バッファ保存時にバックアップファイルを生成する</text:a></text:p>
          <text:p text:style-name="Contents_20_2"><text:a xlink:type="simple" xlink:href="#sec-7-3">7.3. ミニバッファの履歴を保存しリストアする</text:a></text:p>
          <text:p text:style-name="Contents_20_2"><text:a xlink:type="simple" xlink:href="#sec-7-4">7.4. 履歴サイズを大きくする</text:a></text:p>
          <text:p text:style-name="Contents_20_2"><text:a xlink:type="simple" xlink:href="#sec-7-5">7.5. Emacs終了時に開いていたバッファを起動時に復元する</text:a></text:p>
          <text:p text:style-name="Contents_20_2"><text:a xlink:type="simple" xlink:href="#sec-7-6">7.6. 最近開いたファイルリストを保持</text:a></text:p>
          <text:p text:style-name="Contents_20_2"><text:a xlink:type="simple" xlink:href="#sec-7-7">7.7. 深夜にバッファを自動整理する</text:a></text:p>
          <text:p text:style-name="Contents_20_2"><text:a xlink:type="simple" xlink:href="#sec-7-8">7.8. [auto-save-buffers.el] 一定間隔でバッファを保存する</text:a></text:p>
          <text:p text:style-name="Contents_20_2"><text:a xlink:type="simple" xlink:href="#sec-7-9">7.9. [backup-dir.el] バックアップファイルを一箇所に集める</text:a></text:p>
          <text:p text:style-name="Contents_20_2"><text:a xlink:type="simple" xlink:href="#sec-7-10">7.10. [session.el] 様々な履歴を保存し復元に利用する</text:a></text:p>
          <text:p text:style-name="Contents_20_1"><text:a xlink:type="simple" xlink:href="#sec-8">8. 開発サポート</text:a></text:p>
          <text:p text:style-name="Contents_20_2"><text:a xlink:type="simple" xlink:href="#sec-8-1">8.1. 便利キーバインド</text:a></text:p>
          <text:p text:style-name="Contents_20_2"><text:a xlink:type="simple" xlink:href="#sec-8-2">8.2. [gist.el] Gist インターフェイス</text:a></text:p>
          <text:p text:style-name="Contents_20_2"><text:a xlink:type="simple" xlink:href="#sec-8-3">8.3. [doxymacs.el] Doxygen のコメントを簡単に入力する</text:a></text:p>
          <text:p text:style-name="Contents_20_2"><text:a xlink:type="simple" xlink:href="#sec-8-4">8.4. [matlab.el] Matlab用の設定</text:a></text:p>
          <text:p text:style-name="Contents_20_2"><text:a xlink:type="simple" xlink:href="#sec-8-5">8.5. [auto-complete.el] 自動補完機能</text:a></text:p>
          <text:p text:style-name="Contents_20_2"><text:a xlink:type="simple" xlink:href="#sec-8-6">8.6. [auto-complete-clang.el] オムニ補完</text:a></text:p>
          <text:p text:style-name="Contents_20_3"><text:a xlink:type="simple" xlink:href="#sec-8-6-1">8.6.1. 参考サイト</text:a></text:p>
          <text:p text:style-name="Contents_20_2"><text:a xlink:type="simple" xlink:href="#sec-8-7">8.7. [hideshowvis.el] 関数の表示／非表示</text:a></text:p>
          <text:p text:style-name="Contents_20_3"><text:a xlink:type="simple" xlink:href="#sec-8-7-1">8.7.1. キーバインド</text:a></text:p>
          <text:p text:style-name="Contents_20_1"><text:a xlink:type="simple" xlink:href="#sec-9">9. Org Mode</text:a></text:p>
          <text:p text:style-name="Contents_20_2"><text:a xlink:type="simple" xlink:href="#sec-9-1">9.1. 基本設定</text:a></text:p>
          <text:p text:style-name="Contents_20_2"><text:a xlink:type="simple" xlink:href="#sec-9-2">9.2. contribution を使う</text:a></text:p>
          <text:p text:style-name="Contents_20_2"><text:a xlink:type="simple" xlink:href="#sec-9-3">9.3. iCal との連携</text:a></text:p>
          <text:p text:style-name="Contents_20_2"><text:a xlink:type="simple" xlink:href="#sec-9-4">9.4. スピードコマンド</text:a></text:p>
          <text:p text:style-name="Contents_20_2"><text:a xlink:type="simple" xlink:href="#sec-9-5">9.5. ソースブロックの入力キーをカスタマイズ</text:a></text:p>
          <text:p text:style-name="Contents_20_2"><text:a xlink:type="simple" xlink:href="#sec-9-6">9.6. Pomodoro</text:a></text:p>
          <text:p text:style-name="Contents_20_2"><text:a xlink:type="simple" xlink:href="#sec-9-7">9.7. face 関連</text:a></text:p>
          <text:p text:style-name="Contents_20_2"><text:a xlink:type="simple" xlink:href="#sec-9-8">9.8. TODOキーワードのカスタマイズ</text:a></text:p>
          <text:p text:style-name="Contents_20_2"><text:a xlink:type="simple" xlink:href="#sec-9-9">9.9. [org-agenda]</text:a></text:p>
          <text:p text:style-name="Contents_20_2"><text:a xlink:type="simple" xlink:href="#sec-9-10">9.10. [org-capture] 高速にメモを取る</text:a></text:p>
          <text:p text:style-name="Contents_20_2"><text:a xlink:type="simple" xlink:href="#sec-9-11">9.11. [appt.el] アラーム設定</text:a></text:p>
          <text:p text:style-name="Contents_20_2"><text:a xlink:type="simple" xlink:href="#sec-9-12">9.12. [org-refile]</text:a></text:p>
          <text:p text:style-name="Contents_20_2"><text:a xlink:type="simple" xlink:href="#sec-9-13">9.13. [org-babel]</text:a></text:p>
          <text:p text:style-name="Contents_20_2"><text:a xlink:type="simple" xlink:href="#sec-9-14">9.14. [MobileOrg] iOS との連携</text:a></text:p>
          <text:p text:style-name="Contents_20_2"><text:a xlink:type="simple" xlink:href="#sec-9-15">9.15. [org-tree-slide.el] Org でプレゼンテーション</text:a></text:p>
          <text:p text:style-name="Contents_20_2"><text:a xlink:type="simple" xlink:href="#sec-9-16">9.16. [org-fstree] ディレクトリ構造を読み取る</text:a></text:p>
          <text:p text:style-name="Contents_20_2"><text:a xlink:type="simple" xlink:href="#sec-9-17">9.17. [calfw-org] calfw に org の予定を表示する</text:a></text:p>
          <text:p text:style-name="Contents_20_2"><text:a xlink:type="simple" xlink:href="#sec-9-18">9.18. [org-export-generic] エクスポート機能を拡張する</text:a></text:p>
          <text:p text:style-name="Contents_20_2"><text:a xlink:type="simple" xlink:href="#sec-9-19">9.19. [org-odt] ODT形式に出力</text:a></text:p>
          <text:p text:style-name="Contents_20_2"><text:a xlink:type="simple" xlink:href="#sec-9-20">9.20. README を常に org-mode で開く</text:a></text:p>
          <text:p text:style-name="Contents_20_2"><text:a xlink:type="simple" xlink:href="#sec-9-21">9.21. その他</text:a></text:p>
          <text:p text:style-name="Contents_20_3"><text:a xlink:type="simple" xlink:href="#sec-9-21-1">9.21.1. キーバインド</text:a></text:p>
          <text:p text:style-name="Contents_20_2"><text:a xlink:type="simple" xlink:href="#sec-9-22">9.22. org-mode の latex エクスポート関数をオーバーライド</text:a></text:p>
          <text:p text:style-name="Contents_20_1"><text:a xlink:type="simple" xlink:href="#sec-10">10. フォント／配色関連</text:a></text:p>
          <text:p text:style-name="Contents_20_2"><text:a xlink:type="simple" xlink:href="#sec-10-1">10.1. 正規表現を見やすくする</text:a></text:p>
          <text:p text:style-name="Contents_20_2"><text:a xlink:type="simple" xlink:href="#sec-10-2">10.2. カーソル行に色をつける</text:a></text:p>
          <text:p text:style-name="Contents_20_2"><text:a xlink:type="simple" xlink:href="#sec-10-3">10.3. カーソルの色</text:a></text:p>
          <text:p text:style-name="Contents_20_2"><text:a xlink:type="simple" xlink:href="#sec-10-4">10.4. カーソルを点滅させない</text:a></text:p>
          <text:p text:style-name="Contents_20_2"><text:a xlink:type="simple" xlink:href="#sec-10-5">10.5. フォント設定</text:a></text:p>
          <text:p text:style-name="Contents_20_3"><text:a xlink:type="simple" xlink:href="#sec-10-5-1">10.5.1. フォントのインストール方法</text:a></text:p>
          <text:p text:style-name="Contents_20_3"><text:a xlink:type="simple" xlink:href="#sec-10-5-2">10.5.2. フォントチェック用コード</text:a></text:p>
          <text:p text:style-name="Contents_20_2"><text:a xlink:type="simple" xlink:href="#sec-10-6">10.6. パッチをカラフルに表示する</text:a></text:p>
          <text:p text:style-name="Contents_20_2"><text:a xlink:type="simple" xlink:href="#sec-10-7">10.7. 背景を黒系色にする</text:a></text:p>
          <text:p text:style-name="Contents_20_2"><text:a xlink:type="simple" xlink:href="#sec-10-8">10.8. [rainbow-mode.el] 配色のリアルタイム確認</text:a></text:p>
          <text:p text:style-name="Contents_20_1"><text:a xlink:type="simple" xlink:href="#sec-11">11. Macintosh専用</text:a></text:p>
          <text:p text:style-name="Contents_20_2"><text:a xlink:type="simple" xlink:href="#sec-11-1">11.1. [igrep]</text:a></text:p>
          <text:p text:style-name="Contents_20_1"><text:a xlink:type="simple" xlink:href="#sec-12">12. フレーム／ウィンドウ制御</text:a></text:p>
          <text:p text:style-name="Contents_20_2"><text:a xlink:type="simple" xlink:href="#sec-12-1">12.1. 起動時の設定</text:a></text:p>
          <text:p text:style-name="Contents_20_2"><text:a xlink:type="simple" xlink:href="#sec-12-2">12.2. [elscreen.el] Emacs バッファをタブ化</text:a></text:p>
          <text:p text:style-name="Contents_20_2"><text:a xlink:type="simple" xlink:href="#sec-12-3">12.3. [e2wm.el] 二画面表示</text:a></text:p>
          <text:p text:style-name="Contents_20_2"><text:a xlink:type="simple" xlink:href="#sec-12-4">12.4. [frame-ctr.el] キーボードでフレームの場所を移す</text:a></text:p>
          <text:p text:style-name="Contents_20_3"><text:a xlink:type="simple" xlink:href="#sec-12-4-1">12.4.1. キーバインド</text:a></text:p>
          <text:p text:style-name="Contents_20_2"><text:a xlink:type="simple" xlink:href="#sec-12-5">12.5. [popwin.el] ポップアップウィンドウの制御</text:a></text:p>
          <text:p text:style-name="Contents_20_1"><text:a xlink:type="simple" xlink:href="#sec-13">13. ユーティリティ関数</text:a></text:p>
          <text:p text:style-name="Contents_20_2"><text:a xlink:type="simple" xlink:href="#sec-13-1">13.1. [pomodoro.el] ポモドーロの実践</text:a></text:p>
          <text:p text:style-name="Contents_20_2"><text:a xlink:type="simple" xlink:href="#sec-13-2">13.2. [utility.el] 自作してテスト中の便利関数群</text:a></text:p>
          <text:p text:style-name="Contents_20_1"><text:a xlink:type="simple" xlink:href="#sec-14">14. provide</text:a></text:p>
        </text:index-body>
      </text:table-of-content>
      <text:p text:style-name="Text_20_body">
一部の関数定義を <text:a xlink:type="simple" xlink:href="http://pastelwill.jp/wiki/doku.php?id=emacs:utility.el">utility.el</text:a> に分離しました．

</text:p>
      <text:h text:style-name="Heading_20_1" text:outline-level="1"><text:bookmark-start text:name="OrgXref.sec-1"/><text:bookmark text:name="sec-1"/>init.el のヘッダ<text:bookmark-end text:name="OrgXref.sec-1"/></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text:bookmark-start text:name="OrgXref.sec-1-1"/><text:bookmark text:name="sec-1-1"/>cl を使う<text:bookmark-end text:name="OrgXref.sec-1-1"/></text:h>
      <text:p text:style-name="Text_20_body">
<text:a xlink:type="simple" xlink:href="http://lisperblog.blogspot.com/2008/12/blog-post_18.html">http://lisperblog.blogspot.com/2008/12/blog-post_18.html</text:a>

</text:p>
      <text:p text:style-name="OrgSrcBlockLastLine">(<text:span text:style-name="OrgSrcFontLockKeywordFace">eval-when-compile</text:span><text:s/>(<text:span text:style-name="OrgSrcFontLockKeywordFace">require</text:span><text:s/>'<text:span text:style-name="OrgSrcFontLockConstantFace">cl</text:span>))</text:p>
      <text:h text:style-name="Heading_20_2" text:outline-level="2"><text:bookmark-start text:name="OrgXref.sec-1-2"/><text:bookmark text:name="sec-1-2"/>リストで関数を渡せる autoload-if-found を使う<text:bookmark-end text:name="OrgXref.sec-1-2"/></text:h>
      <text:p text:style-name="Text_20_body">
<text:a xlink:type="simple" xlink:href="http://d.hatena.ne.jp/jimo1001/20090921/1253525484">http://d.hatena.ne.jp/jimo1001/20090921/1253525484</text:a>

</text:p>
      <text:p text:style-name="Text_20_body">

eval-after-load とのペアでマクロ化したいところ．

</text:p>
      <text:p text:style-name="Text_20_body">

<text:a xlink:type="simple" xlink:href="http://e-arrows.sakura.ne.jp/2010/03/macros-in-emacs-el.html">http://e-arrows.sakura.ne.jp/2010/03/macros-in-emacs-el.html</text:a>

</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text:s/><text:s/><text:s/>(setq<text:s/>functions<text:s/>(list<text:s/>functions)))</text:p>
      <text:p text:style-name="OrgSrcBlock"><text:s/><text:s/>(and<text:s/>(locate-library<text:s/>file)</text:p>
      <text:p text:style-name="OrgSrcBlock"><text:s/><text:s/><text:s/><text:s/><text:s/><text:s/><text:s/><text:s/><text:s/><text:s/><text:s/>(<text:span text:style-name="OrgSrcFontLockKeywordFace">progn</text:span></text:p>
      <text:p text:style-name="OrgSrcBlock"><text:s/><text:s/><text:s/><text:s/><text:s/><text:s/><text:s/><text:s/><text:s/><text:s/><text:s/><text:s/><text:s/><text:s/><text:s/><text:s/><text:s/>(<text:span text:style-name="OrgSrcFontLockKeywordFace">dolist</text:span><text:s/>(function<text:s/>functions)</text:p>
      <text:p text:style-name="OrgSrcBlock"><text:s/><text:s/><text:s/><text:s/><text:s/><text:s/><text:s/><text:s/><text:s/><text:s/><text:s/><text:s/><text:s/><text:s/><text:s/><text:s/><text:s/><text:s/><text:s/>(autoload<text:s/>function<text:s/>file<text:s/>docstring<text:s/>interactive<text:s/>type))</text:p>
      <text:p text:style-name="OrgSrcBlockLastLine"><text:s/><text:s/><text:s/><text:s/><text:s/><text:s/><text:s/><text:s/><text:s/><text:s/><text:s/><text:s/><text:s/><text:s/><text:s/><text:s/><text:s/>t<text:s/>)))</text:p>
      <text:h text:style-name="Heading_20_2" text:outline-level="2"><text:bookmark-start text:name="OrgXref.sec-1-3"/><text:bookmark text:name="sec-1-3"/>パス設定<text:bookmark-end text:name="OrgXref.sec-1-3"/></text:h>
      <text:p text:style-name="Text_20_body">

以下の2つ変数は，.emacsで=defconst=している．

</text:p>
      <text:p text:style-name="OrgSrcBlock">(setq<text:s/>default-path<text:s/><text:span text:style-name="OrgSrcFontLockStringFace">"~/.emacs.d/"</text:span>)</text:p>
      <text:p text:style-name="OrgSrcBlockLastLine">(setq<text:s/>default-private-path<text:s/><text:span text:style-name="OrgSrcFontLockStringFace">"~/.emacs.d/"</text:span>)</text:p>
      <text:h text:style-name="Heading_20_2" text:outline-level="2"><text:bookmark-start text:name="OrgXref.sec-1-4"/><text:bookmark text:name="sec-1-4"/>警告の抑制<text:bookmark-end text:name="OrgXref.sec-1-4"/></text:h>
      <text:p text:style-name="Text_20_body">

起動時に警告が出てうっとうしい場合に使います．起動直後に呼ばれるように， <text:span text:style-name="OrgCode">.emacs</text:span> の上の方に書いておくとよいと思います．

</text:p>
      <text:p text:style-name="Text_20_body">

<text:a xlink:type="simple" xlink:href="http://d.hatena.ne.jp/kitokitoki/20100425/p1">http://d.hatena.ne.jp/kitokitoki/20100425/p1</text:a>

</text:p>
      <text:p text:style-name="OrgSrcBlock">(setq<text:s/>byte-compile-warnings</text:p>
      <text:p text:style-name="OrgSrcBlock"><text:s/><text:s/><text:s/><text:s/><text:s/><text:s/><text:s/><text:s/><text:s/><text:s/>'(free-vars<text:s/>unresolved<text:s/>callargs<text:s/>redefine<text:s/>obsolete<text:s/>noruntime</text:p>
      <text:p text:style-name="OrgSrcBlockLastLine"><text:s/><text:s/><text:s/><text:s/><text:s/><text:s/><text:s/><text:s/><text:s/><text:s/><text:s/><text:s/><text:s/><text:s/><text:s/><text:s/><text:s/><text:s/>cl-functions<text:s/>interactive-only<text:s/>make-local))</text:p>
      <text:h text:style-name="Heading_20_1" text:outline-level="1"><text:bookmark-start text:name="OrgXref.sec-2"/><text:bookmark text:name="sec-2"/>コア設定<text:bookmark-end text:name="OrgXref.sec-2"/></text:h>
      <text:h text:style-name="Heading_20_2" text:outline-level="2"><text:bookmark-start text:name="OrgXref.sec-2-1"/><text:bookmark text:name="sec-2-1"/>言語／文字コード<text:bookmark-end text:name="OrgXref.sec-2-1"/></text:h>
      <text:p text:style-name="Text_20_body">

徹底的にUTF-8に合わせます．

</text:p>
      <text:p text:style-name="Text_20_body">

<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

</text:p>
      <text:p text:style-name="Text_20_body">

<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

</text:p>
      <text:p text:style-name="Text_20_body">

<text:span text:style-name="OrgCode">set-buffer-file-coding-system</text:span> は，Xとのデータやりとりを設定する．

</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text:span text:style-name="OrgSrcFontLockCommentDelimiterFace">;<text:s/></text:span><text:span text:style-name="OrgSrcFontLockCommentFace">(set-clipboard-coding-system<text:s/>'utf-8)<text:s/>;<text:s/>included<text:s/>by<text:s/>set-selection-coding-system</text:span></text:p>
      <text:p text:style-name="OrgSrcBlock"><text:span text:style-name="OrgSrcFontLockCommentDelimiterFace">;<text:s/></text:span><text:span text:style-name="OrgSrcFontLockCommentFace">(set-keyboard-coding-system<text:s/>'utf-8)<text:s/>;<text:s/>configured<text:s/>by<text:s/>prefer-coding-system</text:span></text:p>
      <text:p text:style-name="OrgSrcBlock"><text:span text:style-name="OrgSrcFontLockCommentDelimiterFace">;<text:s/></text:span><text:span text:style-name="OrgSrcFontLockCommentFace">(set-terminal-coding-system<text:s/>'utf-8)<text:s/>;<text:s/>configured<text:s/>by<text:s/>prefer-coding-system</text:span></text:p>
      <text:p text:style-name="OrgSrcBlock"><text:span text:style-name="OrgSrcFontLockCommentDelimiterFace">;<text:s/></text:span><text:span text:style-name="OrgSrcFontLockCommentFace">(setq<text:s/>buffer-file-coding-system<text:s/>'utf-8)<text:s/>;<text:s/>utf-8-unix</text:span></text:p>
      <text:p text:style-name="OrgSrcBlock"><text:span text:style-name="OrgSrcFontLockCommentDelimiterFace">;<text:s/></text:span><text:span text:style-name="OrgSrcFontLockCommentFace">(setq<text:s/>save-buffer-coding-system<text:s/>'utf-8-unix)<text:s/>;<text:s/>nil</text:span></text:p>
      <text:p text:style-name="OrgSrcBlock"><text:span text:style-name="OrgSrcFontLockCommentDelimiterFace">;<text:s/></text:span><text:span text:style-name="OrgSrcFontLockCommentFace">(set-buffer-process-coding-system<text:s/>'utf-8<text:s/>'utf-8)</text:span></text:p>
      <text:p text:style-name="OrgSrcBlock"><text:span text:style-name="OrgSrcFontLockCommentDelimiterFace">;<text:s/></text:span><text:span text:style-name="OrgSrcFontLockCommentFace">(setq<text:s/>process-coding-system-alist</text:span></text:p>
      <text:p text:style-name="OrgSrcBlockLastLine"><text:span text:style-name="OrgSrcFontLockCommentDelimiterFace">;<text:s/><text:s/><text:s/><text:s/><text:s/><text:s/></text:span><text:span text:style-name="OrgSrcFontLockCommentFace">(cons<text:s/>'("grep"<text:s/>utf-8<text:s/>.<text:s/>utf-8)<text:s/>process-coding-system-alist))</text:span></text:p>
      <text:h text:style-name="Heading_20_2" text:outline-level="2"><text:bookmark-start text:name="OrgXref.sec-2-2"/><text:bookmark text:name="sec-2-2"/>日本語入力<text:bookmark-end text:name="OrgXref.sec-2-2"/></text:h>
      <text:p text:style-name="Text_20_body">

Emacs23用にインラインパッチを適用している場合に使います．
Lion でも使える自分用にカスタマイズした <text:a xlink:type="simple" xlink:href="https://gist.github.com/1532344">inline-patch</text:a> を使っています．

</text:p>
      <text:p text:style-name="OrgSrcBlock">(<text:span text:style-name="OrgSrcFontLockKeywordFace">when</text:span><text:s/>(and<text:s/>(eq<text:s/>window-system<text:s/>'ns)</text:p>
      <text:p text:style-name="OrgSrcBlock"><text:s/><text:s/><text:s/><text:s/><text:s/><text:s/><text:s/><text:s/><text:s/><text:s/><text:s/><text:s/><text:s/><text:s/><text:s/><text:s/><text:s/><text:s/><text:s/>(or<text:s/>(=<text:s/>emacs-major-version<text:s/>23)<text:s/>(=<text:s/>emacs-major-version<text:s/>24)))</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text:bookmark-start text:name="OrgXref.sec-2-3"/><text:bookmark text:name="sec-2-3"/>基本キーバインド<text:bookmark-end text:name="OrgXref.sec-2-3"/></text:h>
      <text:p text:style-name="Text_20_body">

次の機能にキーバインドを設定する．

</text:p>
      <text:list text:continue-numbering="false" text:style-name="OrgBulletedList">
        <text:list-item>
          <text:p text:style-name="Text_20_body">
Cmd+V でペースト（Mac用）

</text:p>
        </text:list-item>
        <text:list-item>
          <text:p text:style-name="Text_20_body">
Cmd と Option を逆にする（Mac用）

</text:p>
        </text:list-item>
        <text:list-item>
          <text:p text:style-name="Text_20_body">
削除

</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text:bookmark-start text:name="OrgXref.sec-2-4"/><text:bookmark text:name="sec-2-4"/>ナローイングするか<text:bookmark-end text:name="OrgXref.sec-2-4"/></text:h>
      <text:p text:style-name="Text_20_body">
ナローイングを有効にする．デフォルトは，ナローイングを知らないユーザが「データが消えた！」と勘違いしないように，無効になっている．

</text:p>
      <text:p text:style-name="Text_20_body">

Org でナローイングを使う場合は，特に設定しなくてもよい．

</text:p>
      <text:p text:style-name="OrgSrcBlockLastLine">(put<text:s/>'narrow-to-region<text:s/>'disabled<text:s/>nil)</text:p>
      <text:h text:style-name="Heading_20_2" text:outline-level="2"><text:bookmark-start text:name="OrgXref.sec-2-5"/><text:bookmark text:name="sec-2-5"/>バッファの終わりでのnewlineを禁止する<text:bookmark-end text:name="OrgXref.sec-2-5"/></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text:bookmark-start text:name="OrgXref.sec-2-6"/><text:bookmark text:name="sec-2-6"/>常に最終行に一行追加する<text:bookmark-end text:name="OrgXref.sec-2-6"/></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text:bookmark-start text:name="OrgXref.sec-2-7"/><text:bookmark text:name="sec-2-7"/>長い文章を右端で常に折り返す<text:bookmark-end text:name="OrgXref.sec-2-7"/></text:h>
      <text:p text:style-name="OrgSrcBlock">(setq<text:s/>truncate-lines<text:s/>nil)</text:p>
      <text:p text:style-name="OrgSrcBlockLastLine">(setq<text:s/>truncate-partial-width-windows<text:s/>nil)</text:p>
      <text:h text:style-name="Heading_20_2" text:outline-level="2"><text:bookmark-start text:name="OrgXref.sec-2-8"/><text:bookmark text:name="sec-2-8"/>バッファが外部から編集された場合に自動で再読み込みする<text:bookmark-end text:name="OrgXref.sec-2-8"/></text:h>
      <text:p text:style-name="OrgSrcBlockLastLine">(global-auto-revert-mode<text:s/>1)</text:p>
      <text:h text:style-name="Heading_20_2" text:outline-level="2"><text:bookmark-start text:name="OrgXref.sec-2-9"/><text:bookmark text:name="sec-2-9"/>同じバッファ名が開かれた場合に区別する<text:bookmark-end text:name="OrgXref.sec-2-9"/></text:h>
      <text:p text:style-name="OrgSrcBlock">(<text:span text:style-name="OrgSrcFontLockKeywordFace">require</text:span><text:s/>'<text:span text:style-name="OrgSrcFontLockConstantFace">uniquify</text:span>)</text:p>
      <text:p text:style-name="OrgSrcBlockLastLine">(setq<text:s/>uniquify-buffer-name-style<text:s/>'post-forward-angle-brackets)</text:p>
      <text:h text:style-name="Heading_20_1" text:outline-level="1"><text:bookmark-start text:name="OrgXref.sec-3"/><text:bookmark text:name="sec-3"/>カーソル移動<text:bookmark-end text:name="OrgXref.sec-3"/></text:h>
      <text:p text:style-name="Text_20_body">
カーソルの移動は，次のポリシーに従っています．デフォルトではC-v/M-v で上下移動になっているが，M-v は windows のペーストに対応するので混乱を招く．

</text:p>
      <table:table table:name="Table1"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B">
              <text:p text:style-name="OrgTableContentsLeft">ウィンドウ移動</text:p>
            </table:table-cell>
            <table:table-cell table:style-name="OrgTblCellB">
              <text:p text:style-name="OrgTableContentsLeft">C-M-n/C-M-p</text:p>
            </table:table-cell>
          </table:table-row>
        </table:table-rows>
      </table:table>
      <text:h text:style-name="Heading_20_2" text:outline-level="2"><text:bookmark-start text:name="OrgXref.sec-3-1"/><text:bookmark text:name="sec-3-1"/>バッファ内の移動<text:bookmark-end text:name="OrgXref.sec-3-1"/></text:h>
      <text:p text:style-name="Text_20_body">
先頭に移動，最終行に移動，ページ単位の進む，ページ単位の戻る，行数を指定して移動

</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text:bookmark-start text:name="OrgXref.sec-3-2"/><text:bookmark text:name="sec-3-2"/>バッファ間の移動<text:bookmark-end text:name="OrgXref.sec-3-2"/></text:h>
      <text:p text:style-name="Text_20_body">
<text:span text:style-name="OrgCode">C-c o</text:span> の代わりに，ウィンドウの移動をワンアクションで行う．

</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text:bookmark-start text:name="OrgXref.sec-3-3"/><text:bookmark text:name="sec-3-3"/>スクロールを制御<text:bookmark-end text:name="OrgXref.sec-3-3"/></text:h>
      <text:p text:style-name="Text_20_body">
一行づつスクロールする．デフォルトではバッファの端でスクロールすると，
半画面移動する．また，上下の端にカーソルがどのくらい近づいたらスクロールと
みなすかも指定できる．

</text:p>
      <text:p text:style-name="Text_20_body">

<text:a xlink:type="simple" xlink:href="http://marigold.sakura.ne.jp/devel/emacs/scroll/index.html">http://marigold.sakura.ne.jp/devel/emacs/scroll/index.html</text:a>

</text:p>
      <text:p text:style-name="Text_20_body">

非ASCII文字を扱っているときに一行づつスクロールしない場合は，scroll-conservatively の値を1では大きい数字にすると直るかもしれない．

</text:p>
      <text:p text:style-name="Text_20_body">

<text:a xlink:type="simple" xlink:href="http://www.emacswiki.org/emacs/SmoothScrolling">http://www.emacswiki.org/emacs/SmoothScrolling</text:a>

</text:p>
      <text:p text:style-name="Text_20_body">

scroll-margin を指定すると，カーソルがウィンドウの端から離れた状態でスクロールされる．

</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
スクロール時のジャンプが気になる場合は次のパッケージを使うとよい．

</text:p>
      <text:p text:style-name="Text_20_body">

<text:a xlink:type="simple" xlink:href="http://adamspiers.org/computing/elisp/smooth-scrolling.el">http://adamspiers.org/computing/elisp/smooth-scrolling.el</text:a>

</text:p>
      <text:p text:style-name="OrgSrcBlock">(<text:span text:style-name="OrgSrcFontLockKeywordFace">when</text:span><text:s/>(autoload-if-found<text:s/>'smooth-scrolling<text:s/><text:span text:style-name="OrgSrcFontLockStringFace">"smooth-scrolling"</text:span><text:s/>nil<text:s/>t)</text:p>
      <text:p text:style-name="OrgSrcBlockLastLine"><text:s/><text:s/>(setq<text:s/>smooth-scroll-margin<text:s/>1))</text:p>
      <text:h text:style-name="Heading_20_2" text:outline-level="2"><text:bookmark-start text:name="OrgXref.sec-3-4"/><text:bookmark text:name="sec-3-4"/>スクロールで表示を重複させる行数<text:bookmark-end text:name="OrgXref.sec-3-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text:bookmark-start text:name="OrgXref.sec-3-5"/><text:bookmark text:name="sec-3-5"/>[SmoothScroll.el] カーソル固定でスクロールする<text:bookmark-end text:name="OrgXref.sec-3-5"/></text:h>
      <text:p text:style-name="Text_20_body">

<text:a xlink:type="simple" xlink:href="https://raw.github.com/takaxp/EmacsScripts/master/SmoothScroll.el">https://raw.github.com/takaxp/EmacsScripts/master/SmoothScroll.el</text:a>
<text:a xlink:type="simple" xlink:href="https://github.com/pglotov/EmacsScripts/blob/master/SmoothScroll.el">https://github.com/pglotov/EmacsScripts/blob/master/SmoothScroll.el</text:a>

</text:p>
      <text:p text:style-name="Text_20_body">

カーソル位置と行を固定してバッファを背景スクロールできる．

</text:p>
      <text:p text:style-name="Text_20_body">

オリジナルのままだとコンパイル時に警告がでるので，=line-move-visual= で書き換えて使っている．

</text:p>
      <text:p text:style-name="OrgSrcBlockLastLine">(autoload-if-found<text:s/>'(scroll-one-up<text:s/>scroll-one-down)<text:s/><text:span text:style-name="OrgSrcFontLockStringFace">"smoothscroll"</text:span><text:s/>nil<text:s/>t)</text:p>
      <text:h text:style-name="Heading_20_3" text:outline-level="3"><text:bookmark-start text:name="OrgXref.sec-3-5-1"/><text:bookmark text:name="sec-3-5-1"/>キーバインド<text:bookmark-end text:name="OrgXref.sec-3-5-1"/></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text:bookmark-start text:name="OrgXref.sec-3-6"/><text:bookmark text:name="sec-3-6"/>[point-undo.el] カーソル位置を簡単にたどる<text:bookmark-end text:name="OrgXref.sec-3-6"/></text:h>
      <text:p text:style-name="Text_20_body">

autoload や autoload-if-found で定義すると，使いたい時に履歴が取れていないのでよろしくない．

</text:p>
      <text:p text:style-name="OrgSrcBlockLastLine">(<text:span text:style-name="OrgSrcFontLockKeywordFace">require</text:span><text:s/>'<text:span text:style-name="OrgSrcFontLockConstantFace">point-undo</text:span><text:s/>nil<text:s/>t)</text:p>
      <text:h text:style-name="Heading_20_3" text:outline-level="3"><text:bookmark-start text:name="OrgXref.sec-3-6-1"/><text:bookmark text:name="sec-3-6-1"/>キーバインド<text:bookmark-end text:name="OrgXref.sec-3-6-1"/></text:h>
      <text:p text:style-name="Text_20_body">
シングルキーを割り当てておくと使いやすい．

</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text:bookmark-start text:name="OrgXref.sec-3-7"/><text:bookmark text:name="sec-3-7"/>[cycle-buffer.el] カレントバッファの表示切り替え<text:bookmark-end text:name="OrgXref.sec-3-7"/></text:h>
      <text:p text:style-name="Text_20_body">

<text:a xlink:type="simple" xlink:href="http://www.emacswiki.org/emacs/download/cycle-buffer.el">http://www.emacswiki.org/emacs/download/cycle-buffer.el</text:a>

</text:p>
      <text:p text:style-name="Text_20_body">

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
直近数件のバッファをたどるのに便利です．

</text:p>
      <text:p text:style-name="OrgSrcBlock">(<text:span text:style-name="OrgSrcFontLockKeywordFace">when</text:span><text:s/>(autoload-if-found</text:p>
      <text:p text:style-name="OrgSrcBlock"><text:s/><text:s/><text:s/><text:s/><text:s/><text:s/><text:s/><text:s/><text:s/><text:s/><text:s/>'(cycle-buffer<text:s/>cycle-buffer-backward)<text:s/><text:span text:style-name="OrgSrcFontLockStringFace">"cycle-buffer"</text:span><text:s/>nil<text:s/>t)</text:p>
      <text:p text:style-name="OrgSrcBlock"><text:s/><text:s/>(<text:span text:style-name="OrgSrcFontLockKeywordFace">eval-after-load</text:span><text:s/><text:span text:style-name="OrgSrcFontLockStringFace">"cycle-buffer"</text:span></text:p>
      <text:p text:style-name="OrgSrcBlock"><text:s/><text:s/><text:s/><text:s/><text:s/><text:s/><text:s/><text:s/>'(<text:span text:style-name="OrgSrcFontLockKeywordFace">progn</text:span></text:p>
      <text:p text:style-name="OrgSrcBlock"><text:s/><text:s/><text:s/><text:s/><text:s/><text:s/><text:s/><text:s/><text:s/><text:s/><text:s/>(setq<text:s/>cycle-buffer-allow-visible<text:s/>t)</text:p>
      <text:p text:style-name="OrgSrcBlock"><text:s/><text:s/><text:s/><text:s/><text:s/><text:s/><text:s/><text:s/><text:s/><text:s/><text:s/>(setq<text:s/>cycle-buffer-show-length<text:s/>12)</text:p>
      <text:p text:style-name="OrgSrcBlockLastLine"><text:s/><text:s/><text:s/><text:s/><text:s/><text:s/><text:s/><text:s/><text:s/><text:s/><text:s/>(setq<text:s/>cycle-buffer-show-format<text:s/>'(<text:span text:style-name="OrgSrcFontLockStringFace">"<text:s/>&lt;(%s)&gt;"</text:span><text:s/>.<text:s/><text:span text:style-name="OrgSrcFontLockStringFace">"<text:s/>%s"</text:span>)))))</text:p>
      <text:h text:style-name="Heading_20_3" text:outline-level="3"><text:bookmark-start text:name="OrgXref.sec-3-7-1"/><text:bookmark text:name="sec-3-7-1"/>キーバインド<text:bookmark-end text:name="OrgXref.sec-3-7-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1" text:outline-level="1"><text:bookmark-start text:name="OrgXref.sec-4"/><text:bookmark text:name="sec-4"/>編集サポート<text:bookmark-end text:name="OrgXref.sec-4"/></text:h>
      <text:h text:style-name="Heading_20_2" text:outline-level="2"><text:bookmark-start text:name="OrgXref.sec-4-1"/><text:bookmark text:name="sec-4-1"/>矩形編集<text:bookmark-end text:name="OrgXref.sec-4-1"/></text:h>
      <text:p text:style-name="Text_20_body">

Built-in の cua-base.el（CUA-mode） を使う．

</text:p>
      <text:p text:style-name="OrgSrcBlock">(cua-mode<text:s/>t)</text:p>
      <text:p text:style-name="OrgSrcBlockLastLine">(setq<text:s/>cua-enable-cua-keys<text:s/>nil)</text:p>
      <text:p text:style-name="Text_20_body">
矩形選択した後に， <text:span text:style-name="OrgCode">M-n</text:span> を押すと，連番をふれる．開始値，増加値を入力してから，hoge%03d.pgm などとすれば，hoge001，hoge002，，，と入力される．これと，org-mode nの表機能（ <text:span text:style-name="OrgCode">C-c |</text:span> で選択部分を簡単に表にできる）を組み合わせれば，連番で数値をふったテーブルを容易に作れる．

</text:p>
      <text:h text:style-name="Heading_20_2" text:outline-level="2"><text:bookmark-start text:name="OrgXref.sec-4-2"/><text:bookmark text:name="sec-4-2"/>Yank時に装飾を取る<text:bookmark-end text:name="OrgXref.sec-4-2"/></text:h>
      <text:p text:style-name="OrgSrcBlockLastLine">(setq<text:s/>yank-excluded-properties<text:s/>t)</text:p>
      <text:h text:style-name="Heading_20_2" text:outline-level="2"><text:bookmark-start text:name="OrgXref.sec-4-3"/><text:bookmark text:name="sec-4-3"/>ファイル保存時に時間を記録する<text:bookmark-end text:name="OrgXref.sec-4-3"/></text:h>
      <text:p text:style-name="Text_20_body">

Built-in の time-stamp.el を使う．

</text:p>
      <text:p text:style-name="Text_20_body">

バッファの保存時にタイムスタンプを記録する．以下の設定では，バッファの先頭から10行以内に，"Last Update: " があると，"Last Update: 2011-12-31@12:00"のようにタイムスタンプが記録される．

</text:p>
      <text:p text:style-name="OrgSrcBlock">(add-hook<text:s/>'before-save-hook<text:s/>'time-stamp)</text:p>
      <text:p text:style-name="OrgSrcBlock">(<text:span text:style-name="OrgSrcFontLockKeywordFace">eval-after-load</text:span><text:s/><text:span text:style-name="OrgSrcFontLockStringFace">"time-stamp"</text:span></text:p>
      <text:p text:style-name="OrgSrcBlock"><text:s/><text:s/>'(<text:span text:style-name="OrgSrcFontLockKeywordFace">progn</text:span></text:p>
      <text:p text:style-name="OrgSrcBlock"><text:s/><text:s/><text:s/><text:s/><text:s/><text:s/><text:s/><text:s/><text:s/>(setq<text:s/>time-stamp-start<text:s/><text:span text:style-name="OrgSrcFontLockStringFace">"Last<text:s/>Update:<text:s/>"</text:span>)</text:p>
      <text:p text:style-name="OrgSrcBlock"><text:s/><text:s/><text:s/><text:s/><text:s/><text:s/><text:s/><text:s/><text:s/>(setq<text:s/>time-stamp-format<text:s/><text:span text:style-name="OrgSrcFontLockStringFace">"%04y-%02m-%02d@%02H:%02M"</text:span>)</text:p>
      <text:p text:style-name="OrgSrcBlock"><text:s/><text:s/><text:s/><text:s/><text:s/><text:s/><text:s/><text:s/><text:s/>(setq<text:s/>time-stamp-end<text:s/><text:span text:style-name="OrgSrcFontLockStringFace">"$"</text:span>)</text:p>
      <text:p text:style-name="OrgSrcBlockLastLine"><text:s/><text:s/><text:s/><text:s/><text:s/><text:s/><text:s/><text:s/><text:s/>(setq<text:s/>time-stamp-line-limit<text:s/>10)))<text:s/><text:span text:style-name="OrgSrcFontLockCommentDelimiterFace">;<text:s/></text:span><text:span text:style-name="OrgSrcFontLockCommentFace">def=8</text:span></text:p>
      <text:h text:style-name="Heading_20_2" text:outline-level="2"><text:bookmark-start text:name="OrgXref.sec-4-4"/><text:bookmark text:name="sec-4-4"/>選択リージョンを使って検索<text:bookmark-end text:name="OrgXref.sec-4-4"/></text:h>
      <text:p text:style-name="Text_20_body">

検索語をミニバッファに入力するのが面倒なので，リージョンをそのまま検索語として利用します．

</text:p>
      <text:p text:style-name="Text_20_body">

<text:a xlink:type="simple" xlink:href="http://dev.ariel-networks.com/articles/emacs/part5/">http://dev.ariel-networks.com/articles/emacs/part5/</text:a>

</text:p>
      <text:p text:style-name="OrgSrcBlock">(<text:span text:style-name="OrgSrcFontLockKeywordFace">defadvice</text:span><text:s/><text:span text:style-name="OrgSrcFontLockFunctionNameFace">isearch-mode</text:span></text:p>
      <text:p text:style-name="OrgSrcBlock"><text:s/><text:s/>(around<text:s/>isearch-mode-default-string</text:p>
      <text:p text:style-name="OrgSrcBlock"><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text:s/><text:s/><text:s/>(<text:span text:style-name="OrgSrcFontLockKeywordFace">progn</text:span></text:p>
      <text:p text:style-name="OrgSrcBlock"><text:s/><text:s/><text:s/><text:s/><text:s/><text:s/><text:s/><text:s/><text:s/><text:s/><text:s/><text:s/><text:s/><text:s/><text:s/><text:s/>(isearch-update-ring<text:s/>(buffer-substring-no-properties<text:s/>(mark)<text:s/>(point)))</text:p>
      <text:p text:style-name="OrgSrcBlock"><text:s/><text:s/><text:s/><text:s/><text:s/><text:s/><text:s/><text:s/><text:s/><text:s/><text:s/><text:s/><text:s/><text:s/><text:s/><text:s/>(deactivate-mark)</text:p>
      <text:p text:style-name="OrgSrcBlock"><text:s/><text:s/><text:s/><text:s/><text:s/><text:s/><text:s/><text:s/><text:s/><text:s/><text:s/><text:s/><text:s/><text:s/><text:s/><text:s/>ad-do-it</text:p>
      <text:p text:style-name="OrgSrcBlock"><text:s/><text:s/><text:s/><text:s/><text:s/><text:s/><text:s/><text:s/><text:s/><text:s/><text:s/><text:s/><text:s/><text:s/><text:s/><text:s/>(<text:span text:style-name="OrgSrcFontLockKeywordFace">if</text:span><text:s/>(not<text:s/>forward)</text:p>
      <text:p text:style-name="OrgSrcBlock"><text:s/><text:s/><text:s/><text:s/><text:s/><text:s/><text:s/><text:s/><text:s/><text:s/><text:s/><text:s/><text:s/><text:s/><text:s/><text:s/><text:s/><text:s/><text:s/><text:s/><text:s/><text:s/><text:s/><text:s/>(isearch-repeat-backward)</text:p>
      <text:p text:style-name="OrgSrcBlock"><text:s/><text:s/><text:s/><text:s/><text:s/><text:s/><text:s/><text:s/><text:s/><text:s/><text:s/><text:s/><text:s/><text:s/><text:s/><text:s/><text:s/><text:s/>(goto-char<text:s/>(mark))</text:p>
      <text:p text:style-name="OrgSrcBlock"><text:s/><text:s/><text:s/><text:s/><text:s/><text:s/><text:s/><text:s/><text:s/><text:s/><text:s/><text:s/><text:s/><text:s/><text:s/><text:s/><text:s/><text:s/>(isearch-repeat-forward)))</text:p>
      <text:p text:style-name="OrgSrcBlockLastLine"><text:s/><text:s/><text:s/><text:s/><text:s/><text:s/><text:s/><text:s/>ad-do-it))</text:p>
      <text:h text:style-name="Heading_20_2" text:outline-level="2"><text:bookmark-start text:name="OrgXref.sec-4-5"/><text:bookmark text:name="sec-4-5"/>ChangeLog モード<text:bookmark-end text:name="OrgXref.sec-4-5"/></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LastLine"><text:s/><text:s/><text:s/><text:s/><text:s/><text:s/><text:s/><text:s/><text:s/><text:s/><text:s/><text:s/><text:s/><text:s/><text:s/><text:s/><text:s/><text:s/>'(<text:span text:style-name="OrgSrcFontLockKeywordFace">lambda</text:span>()<text:s/>(setq<text:s/>tab-width<text:s/>4)<text:s/>(setq<text:s/>left-margin<text:s/>4)))</text:p>
      <text:h text:style-name="Heading_20_2" text:outline-level="2"><text:bookmark-start text:name="OrgXref.sec-4-6"/><text:bookmark text:name="sec-4-6"/>テキストモード<text:bookmark-end text:name="OrgXref.sec-4-6"/></text:h>
      <text:p text:style-name="Text_20_body">
<text:a xlink:type="simple" xlink:href="http://d.hatena.ne.jp/NeoCat/20080211">http://d.hatena.ne.jp/NeoCat/20080211</text:a>

</text:p>
      <text:p text:style-name="OrgSrcBlock">(add-hook<text:s/>'text-mode-hook</text:p>
      <text:p text:style-name="OrgSrcBlock"><text:s/><text:s/><text:s/><text:s/><text:s/><text:s/><text:s/><text:s/><text:s/><text:s/>'(<text:span text:style-name="OrgSrcFontLockKeywordFace">lambda</text:span>()<text:s/></text:p>
      <text:p text:style-name="OrgSrcBlock"><text:s/><text:s/><text:s/><text:s/><text:s/><text:s/><text:s/><text:s/><text:s/><text:s/><text:s/><text:s/><text:s/><text:s/><text:s/><text:s/><text:s/>(setq<text:s/>tab-width<text:s/>4)<text:s/><text:s/><text:s/><text:s/><text:s/><text:s/></text:p>
      <text:p text:style-name="OrgSrcBlock"><text:s/><text:s/><text:s/><text:s/><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text:s/><text:s/><text:s/><text:s/><text:s/><text:s/><text:s/><text:s/><text:s/><text:s/><text:s/><text:s/><text:s/><text:s/><text:s/><text:s/><text:s/><text:s/><text:s/><text:s/><text:s/><text:s/><text:s/><text:s/><text:s/><text:s/><text:s/>64<text:s/>68<text:s/>72<text:s/>76<text:s/>80))</text:p>
      <text:p text:style-name="OrgSrcBlockLastLine"><text:s/><text:s/><text:s/><text:s/><text:s/><text:s/><text:s/><text:s/><text:s/><text:s/><text:s/><text:s/><text:s/><text:s/><text:s/><text:s/><text:s/>(setq<text:s/>indent-line-function<text:s/>'tab-to-tab-stop)))</text:p>
      <text:h text:style-name="Heading_20_2" text:outline-level="2"><text:bookmark-start text:name="OrgXref.sec-4-7"/><text:bookmark text:name="sec-4-7"/>C/C++モード<text:bookmark-end text:name="OrgXref.sec-4-7"/></text:h>
      <text:p text:style-name="OrgSrcBlock">(setq<text:s/>auto-mode-alist</text:p>
      <text:p text:style-name="OrgSrcBlockLastLine"><text:s/><text:s/><text:s/><text:s/><text:s/><text:s/><text:s/><text:s/><text:s/><text:s/>(append<text:s/>'((<text:span text:style-name="OrgSrcFontLockStringFace">"\\.h\\'"</text:span><text:s/>.<text:s/>c++-mode))<text:s/>auto-mode-alist))</text:p>
      <text:h text:style-name="Heading_20_2" text:outline-level="2"><text:bookmark-start text:name="OrgXref.sec-4-8"/><text:bookmark text:name="sec-4-8"/>HTMLモード<text:bookmark-end text:name="OrgXref.sec-4-8"/></text:h>
      <text:p text:style-name="OrgSrcBlock">(setq<text:s/>auto-mode-alist</text:p>
      <text:p text:style-name="OrgSrcBlock"><text:s/><text:s/><text:s/><text:s/><text:s/><text:s/><text:s/><text:s/><text:s/><text:s/>(append<text:s/>'((<text:span text:style-name="OrgSrcFontLockStringFace">"\\.html\\'"</text:span><text:s/>.<text:s/>html-helper-mode))</text:p>
      <text:p text:style-name="OrgSrcBlockLastLine"><text:s/><text:s/><text:s/><text:s/><text:s/><text:s/><text:s/><text:s/><text:s/><text:s/><text:s/><text:s/><text:s/><text:s/><text:s/><text:s/><text:s/><text:s/>auto-mode-alist))</text:p>
      <text:h text:style-name="Heading_20_2" text:outline-level="2"><text:bookmark-start text:name="OrgXref.sec-4-9"/><text:bookmark text:name="sec-4-9"/>Infoモード<text:bookmark-end text:name="OrgXref.sec-4-9"/></text:h>
      <text:p text:style-name="Text_20_body">

Org-mode の日本語翻訳済みinfoを読むための設定．<text:a xlink:type="simple" xlink:href="https://github.com/org-mode-doc-ja/org-ja">翻訳プロジェクト</text:a>で頒布しています．

</text:p>
      <text:p text:style-name="OrgSrcBlock">(<text:span text:style-name="OrgSrcFontLockKeywordFace">when</text:span><text:s/>(autoload-if-found<text:s/>'info<text:s/><text:span text:style-name="OrgSrcFontLockStringFace">"info"</text:span><text:s/>nil<text:s/>t)</text:p>
      <text:p text:style-name="OrgSrcBlock"><text:s/><text:s/>(<text:span text:style-name="OrgSrcFontLockKeywordFace">eval-after-load</text:span><text:s/><text:span text:style-name="OrgSrcFontLockStringFace">"info"</text:span></text:p>
      <text:p text:style-name="OrgSrcBlock"><text:s/><text:s/><text:s/><text:s/><text:s/><text:s/><text:s/><text:s/>'(<text:span text:style-name="OrgSrcFontLockKeywordFace">progn</text:span></text:p>
      <text:p text:style-name="OrgSrcBlock"><text:s/><text:s/><text:s/><text:s/><text:s/><text:s/><text:s/><text:s/><text:s/><text:s/><text:s/>(add-to-list<text:s/>'Info-additional-directory-list</text:p>
      <text:p text:style-name="OrgSrcBlock"><text:s/><text:s/><text:s/><text:s/><text:s/><text:s/><text:s/><text:s/><text:s/><text:s/><text:s/><text:s/><text:s/><text:s/><text:s/><text:s/><text:s/><text:s/><text:s/><text:s/><text:s/><text:s/><text:s/><text:s/><text:s/><text:s/><text:s/><text:s/><text:s/><text:s/><text:s/><text:s/><text:s/><text:s/><text:s/><text:s/><text:s/><text:s/><text:s/><text:s/>(expand-file-name<text:s/><text:span text:style-name="OrgSrcFontLockStringFace">"~/devel/mygit/org-ja/work/"</text:span>)))))</text:p>
      <text:p text:style-name="OrgSrcBlock"/>
      <text:p text:style-name="OrgSrcBlock">(<text:span text:style-name="OrgSrcFontLockKeywordFace">defun</text:span><text:s/><text:span text:style-name="OrgSrcFontLockFunctionNameFace">org-info-ja</text:span><text:s/>(<text:span text:style-name="OrgSrcFontLockTypeFace">&amp;optional</text:span><text:s/>node)</text:p>
      <text:p text:style-name="OrgSrcBlock"><text:s/><text:s/><text:span text:style-name="OrgSrcFontLockDocFace">"(Japanese)<text:s/>Read<text:s/>documentation<text:s/>for<text:s/>Org-mode<text:s/>in<text:s/>the<text:s/>info<text:s/>system.</text:span></text:p>
      <text:p text:style-name="OrgSrcBlock"><text:span text:style-name="OrgSrcFontLockDocFace"><text:s/><text:s/><text:s/>With<text:s/>optional<text:s/>NODE,<text:s/>go<text:s/>directly<text:s/>to<text:s/>that<text:s/>node."</text:span></text:p>
      <text:p text:style-name="OrgSrcBlock"><text:s/><text:s/>(interactive)</text:p>
      <text:p text:style-name="OrgSrcBlockLastLine"><text:s/><text:s/>(info<text:s/>(format<text:s/><text:span text:style-name="OrgSrcFontLockStringFace">"(org-ja)%s"</text:span><text:s/>(or<text:s/>node<text:s/><text:span text:style-name="OrgSrcFontLockStringFace">""</text:span>))))</text:p>
      <text:h text:style-name="Heading_20_2" text:outline-level="2"><text:bookmark-start text:name="OrgXref.sec-4-10"/><text:bookmark text:name="sec-4-10"/>スペルチェック<text:bookmark-end text:name="OrgXref.sec-4-10"/></text:h>
      <text:p text:style-name="Text_20_body">

Built-in の ispell を使う．チェックエンジンは，aspell を利用する．

</text:p>
      <table:table table:name="Table2"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and<text:s/>(autoload-if-found<text:s/>'ispell-region<text:s/><text:span text:style-name="OrgSrcFontLockStringFace">"ispell"</text:span><text:s/>nil<text:s/>t)</text:p>
      <text:p text:style-name="OrgSrcBlock"><text:s/><text:s/><text:s/><text:s/><text:s/><text:s/><text:s/><text:s/><text:s/><text:s/><text:s/><text:s/><text:s/><text:s/><text:s/><text:s/><text:s/><text:s/><text:s/>(executable-find<text:s/><text:span text:style-name="OrgSrcFontLockStringFace">"aspell"</text:span>))</text:p>
      <text:p text:style-name="OrgSrcBlock"><text:s/><text:s/>(<text:span text:style-name="OrgSrcFontLockKeywordFace">eval-after-load</text:span><text:s/><text:span text:style-name="OrgSrcFontLockStringFace">"ispell"</text:span></text:p>
      <text:p text:style-name="OrgSrcBlock"><text:s/><text:s/><text:s/><text:s/><text:s/><text:s/><text:s/><text:s/>'(<text:span text:style-name="OrgSrcFontLockKeywordFace">progn</text:span></text:p>
      <text:p text:style-name="OrgSrcBlock"><text:s/><text:s/><text:s/><text:s/><text:s/><text:s/><text:s/><text:s/><text:s/><text:s/><text:s/>(setq-default<text:s/>ispell-program-name<text:s/><text:span text:style-name="OrgSrcFontLockStringFace">"aspell"</text:span>)</text:p>
      <text:p text:style-name="OrgSrcBlock"><text:s/><text:s/><text:s/><text:s/><text:s/><text:s/><text:s/><text:s/><text:s/><text:s/><text:s/>(<text:span text:style-name="OrgSrcFontLockKeywordFace">when</text:span><text:s/>(eq<text:s/>window-system<text:s/>'w32)</text:p>
      <text:p text:style-name="OrgSrcBlock"><text:s/><text:s/><text:s/><text:s/><text:s/><text:s/><text:s/><text:s/><text:s/><text:s/><text:s/><text:s/><text:s/><text:s/><text:s/><text:s/><text:s/>(setq-default<text:s/>ispell-program-name</text:p>
      <text:p text:style-name="OrgSrcBlock"><text:s/><text:s/><text:s/><text:s/><text:s/><text:s/><text:s/><text:s/><text:s/><text:s/><text:s/><text:s/><text:s/><text:s/><text:s/><text:s/><text:s/><text:s/><text:s/><text:s/><text:s/><text:s/><text:s/><text:s/><text:s/><text:s/><text:s/><text:s/><text:s/><text:s/><text:s/><text:s/><text:s/><text:s/><text:s/><text:s/><text:s/><text:s/><text:s/><text:s/><text:s/><text:s/><text:s/><text:span text:style-name="OrgSrcFontLockStringFace">"C:/Program<text:s/>Files/Aspell/bin/aspell.exe"</text:span>))</text:p>
      <text:p text:style-name="OrgSrcBlock"><text:s/><text:s/><text:s/><text:s/><text:s/><text:s/><text:s/><text:s/><text:s/><text:s/><text:s/><text:span text:style-name="OrgSrcFontLockCommentDelimiterFace">;;</text:span><text:span text:style-name="OrgSrcFontLockCommentFace">(setq<text:s/>ispell-grep-command<text:s/>"grep")</text:span></text:p>
      <text:p text:style-name="OrgSrcBlock"><text:s/><text:s/><text:s/><text:s/><text:s/><text:s/><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text:s/><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text:s/><text:s/><text:s/><text:s/><text:s/>(setq<text:s/>ispell-dictionarry<text:s/><text:span text:style-name="OrgSrcFontLockStringFace">"english"</text:span>)</text:p>
      <text:p text:style-name="OrgSrcBlock"><text:s/><text:s/><text:s/><text:s/><text:s/><text:s/><text:s/><text:s/><text:s/><text:s/><text:s/>(setq<text:s/>ispell-personal-dictionary</text:p>
      <text:p text:style-name="OrgSrcBlock"><text:s/><text:s/><text:s/><text:s/><text:s/><text:s/><text:s/><text:s/><text:s/><text:s/><text:s/><text:s/><text:s/><text:s/><text:s/><text:s/><text:s/><text:s/>(concat<text:s/>default-private-path<text:s/><text:span text:style-name="OrgSrcFontLockStringFace">".aspell.en.pws"</text:span>))</text:p>
      <text:p text:style-name="OrgSrcBlock"/>
      <text:p text:style-name="OrgSrcBlock"><text:s/><text:s/><text:s/><text:s/><text:s/><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text:s/><text:s/><text:s/><text:s/><text:span text:style-name="OrgSrcFontLockCommentDelimiterFace">;;<text:s/><text:s/></text:span><text:span text:style-name="OrgSrcFontLockCommentFace">(setq<text:s/>ispell-aspell-supports-utf8<text:s/>t)</text:span></text:p>
      <text:p text:style-name="OrgSrcBlock"><text:s/><text:s/><text:s/><text:s/><text:s/><text:s/><text:s/><text:s/><text:s/><text:s/><text:s/><text:span text:style-name="OrgSrcFontLockCommentDelimiterFace">;;<text:s/><text:s/></text:span><text:span text:style-name="OrgSrcFontLockCommentFace">(setq<text:s/>ispell-encoding8-command<text:s/>t)</text:span></text:p>
      <text:p text:style-name="OrgSrcBlock"><text:s/><text:s/><text:s/><text:s/><text:s/><text:s/><text:s/><text:s/><text:s/><text:s/><text:s/>(setq<text:s/>ispell-local-dictionary-alist</text:p>
      <text:p text:style-name="OrgSrcBlock"><text:s/><text:s/><text:s/><text:s/><text:s/><text:s/><text:s/><text:s/><text:s/><text:s/><text:s/><text:s/><text:s/><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text:bookmark-start text:name="OrgXref.sec-4-10-1"/><text:bookmark text:name="sec-4-10-1"/>キーバインド<text:bookmark-end text:name="OrgXref.sec-4-10-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text:bookmark-start text:name="OrgXref.sec-4-11"/><text:bookmark text:name="sec-4-11"/>リアルタイムスペルチェック<text:bookmark-end text:name="OrgXref.sec-4-11"/></text:h>
      <text:p text:style-name="Text_20_body">

Built-in の <text:a xlink:type="simple" xlink:href="http://www.emacswiki.org/emacs/FlySpell">flyspell.el</text:a> を使います．

</text:p>
      <text:p text:style-name="Text_20_body">

重いので現在は使っていません．

</text:p>
      <text:p text:style-name="Text_20_body">

<text:a xlink:type="simple" xlink:href="http://www.morishima.net/~naoto/fragments/archives/2005/12/20/flyspell/">http://www.morishima.net/~naoto/fragments/archives/2005/12/20/flyspell/</text:a>

</text:p>
      <text:p text:style-name="OrgSrcBlock">(<text:span text:style-name="OrgSrcFontLockKeywordFace">dolist</text:span></text:p>
      <text:p text:style-name="OrgSrcBlock"><text:s/><text:s/><text:s/><text:s/><text:s/><text:s/><text:s/><text:s/>(hook</text:p>
      <text:p text:style-name="OrgSrcBlock"><text:s/><text:s/><text:s/><text:s/><text:s/><text:s/><text:s/><text:s/><text:s/>'(text-mode-hook<text:s/>change-log-mode-hook<text:s/>c++-mode-hook</text:p>
      <text:p text:style-name="OrgSrcBlock"><text:s/><text:s/><text:s/><text:s/><text:s/><text:s/><text:s/><text:s/><text:s/><text:s/><text:s/><text:s/><text:s/><text:s/><text:s/><text:s/><text:s/><text:s/><text:s/><text:s/><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text:bookmark-start text:name="OrgXref.sec-4-12"/><text:bookmark text:name="sec-4-12"/>[latex-math-preview.el] TeX数式をプレビュー<text:bookmark-end text:name="OrgXref.sec-4-12"/></text:h>
      <text:p text:style-name="Text_20_body">

<text:a xlink:type="simple" xlink:href="http://www.emacswiki.org/emacs/latex-math-preview.el">http://www.emacswiki.org/emacs/latex-math-preview.el</text:a>
<text:a xlink:type="simple" xlink:href="http://transitive.info/software/latex-math-preview/">http://transitive.info/software/latex-math-preview/</text:a>

</text:p>
      <text:p text:style-name="OrgSrcBlockLastLine">(autoload<text:s/>'latex-math-preview<text:s/><text:span text:style-name="OrgSrcFontLockStringFace">"latex-math-preview"</text:span><text:s/>nil<text:s/>t)</text:p>
      <text:h text:style-name="Heading_20_2" text:outline-level="2"><text:bookmark-start text:name="OrgXref.sec-4-13"/><text:bookmark text:name="sec-4-13"/>[po-mode.el] 翻訳ファイルの編集<text:bookmark-end text:name="OrgXref.sec-4-13"/></text:h>
      <text:p text:style-name="Text_20_body">
<text:a xlink:type="simple" xlink:href="http://www.emacswiki.org/emacs/PoMode">http://www.emacswiki.org/emacs/PoMode</text:a>
<text:a xlink:type="simple" xlink:href="http://www.emacswiki.org/emacs/po-mode+.el">http://www.emacswiki.org/emacs/po-mode+.el</text:a>

</text:p>
      <text:p text:style-name="OrgSrcBlock"><text:span text:style-name="OrgSrcFontLockCommentDelimiterFace">;</text:span><text:span text:style-name="OrgSrcFontLockCommentFace">(autoload<text:s/>'po-mode<text:s/>"po-mode+"<text:s/>nil<text:s/>nil)</text:span></text:p>
      <text:p text:style-name="OrgSrcBlock">(autoload<text:s/>'po-mode<text:s/><text:span text:style-name="OrgSrcFontLockStringFace">"po-mode"</text:span><text:s/>nil<text:s/>t)</text:p>
      <text:p text:style-name="OrgSrcBlock">(setq<text:s/>auto-mode-alist</text:p>
      <text:p text:style-name="OrgSrcBlock"><text:s/><text:s/><text:s/><text:s/><text:s/><text:s/><text:s/><text:s/><text:s/><text:s/>(cons<text:s/>'(<text:span text:style-name="OrgSrcFontLockStringFace">"\\.po[tx]?\\'</text:span><text:span text:style-name="OrgSrcFontLockRegexpGroupingBackslash">\\</text:span><text:span text:style-name="OrgSrcFontLockRegexpGroupingConstruct">|</text:span><text:span text:style-name="OrgSrcFontLockStringFace">\\.po\\."</text:span><text:s/>.<text:s/>po-mode)</text:p>
      <text:p text:style-name="OrgSrcBlockLastLine"><text:s/><text:s/><text:s/><text:s/><text:s/><text:s/><text:s/><text:s/><text:s/><text:s/><text:s/><text:s/><text:s/><text:s/><text:s/><text:s/>auto-mode-alist))</text:p>
      <text:h text:style-name="Heading_20_2" text:outline-level="2"><text:bookmark-start text:name="OrgXref.sec-4-14"/><text:bookmark text:name="sec-4-14"/>[word-count.el] リージョン内の文字をカウントする<text:bookmark-end text:name="OrgXref.sec-4-14"/></text:h>
      <text:p text:style-name="Text_20_body">

有効な頒布元に変更があった．<text:a xlink:type="simple" xlink:href="http://www.emacswiki.org/emacs/WordCount">word-count.el</text:a> から新しい頒布元にたどりつける．

</text:p>
      <text:p text:style-name="OrgSrcBlockLastLine">(autoload<text:s/>'word-count-mode<text:s/><text:span text:style-name="OrgSrcFontLockStringFace">"word-count"</text:span><text:s/><text:span text:style-name="OrgSrcFontLockDocFace">"Minor<text:s/>mode<text:s/>to<text:s/>count<text:s/>words."</text:span><text:s/>t)</text:p>
      <text:h text:style-name="Heading_20_3" text:outline-level="3"><text:bookmark-start text:name="OrgXref.sec-4-14-1"/><text:bookmark text:name="sec-4-14-1"/>キーバインド<text:bookmark-end text:name="OrgXref.sec-4-14-1"/></text:h>
      <text:p text:style-name="OrgSrcBlockLastLine">(global-set-key<text:s/>(kbd<text:s/><text:span text:style-name="OrgSrcFontLockStringFace">"M-+"</text:span>)<text:s/>'word-count-mode)</text:p>
      <text:h text:style-name="Heading_20_2" text:outline-level="2"><text:bookmark-start text:name="OrgXref.sec-4-15"/><text:bookmark text:name="sec-4-15"/>[yatex.el] YaTeXモード<text:bookmark-end text:name="OrgXref.sec-4-15"/></text:h>
      <text:p text:style-name="OrgSrcBlock">(<text:span text:style-name="OrgSrcFontLockKeywordFace">when</text:span><text:s/>(autoload-if-found<text:s/>'yatex-mode<text:s/><text:span text:style-name="OrgSrcFontLockStringFace">"yatex"</text:span><text:s/><text:span text:style-name="OrgSrcFontLockStringFace">"Yet<text:s/>Another<text:s/>LaTeX<text:s/>mode"</text:span><text:s/>t)</text:p>
      <text:p text:style-name="OrgSrcBlock"><text:s/><text:s/>(setq<text:s/>auto-mode-alist</text:p>
      <text:p text:style-name="OrgSrcBlock"><text:s/><text:s/><text:s/><text:s/><text:s/><text:s/><text:s/><text:s/><text:s/><text:s/><text:s/><text:s/><text:s/><text:s/><text:s/><text:s/>(cons<text:s/>(cons<text:s/><text:span text:style-name="OrgSrcFontLockStringFace">"\\.tex$"</text:span><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setq<text:s/>auto-fill-function<text:s/>nil)))</text:p>
      <text:p text:style-name="OrgSrcBlock"><text:s/><text:s/>(<text:span text:style-name="OrgSrcFontLockKeywordFace">eval-after-load</text:span><text:s/><text:span text:style-name="OrgSrcFontLockStringFace">"yatex"</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1=Shift<text:s/>JIS,<text:s/>2=JIS,<text:s/>3=EUC,<text:s/>4=UTF-8</text:span></text:p>
      <text:p text:style-name="OrgSrcBlockLastLine"><text:s/><text:s/><text:s/><text:s/><text:s/><text:s/><text:s/><text:s/><text:s/><text:s/><text:s/>(setq<text:s/>YaTeX-kanji-code<text:s/>4))))</text:p>
      <text:h text:style-name="Heading_20_2" text:outline-level="2"><text:bookmark-start text:name="OrgXref.sec-4-16"/><text:bookmark text:name="sec-4-16"/>[wclock.el] 世界時計<text:bookmark-end text:name="OrgXref.sec-4-16"/></text:h>
      <text:p text:style-name="Text_20_body">
<text:a xlink:type="simple" xlink:href="http://pastelwill.jp/wiki/doku.php?id=emacs">http://pastelwill.jp/wiki/doku.php?id=emacs</text:a>

</text:p>
      <text:p text:style-name="OrgSrcBlockLastLine">(autoload<text:s/>'wclock<text:s/><text:span text:style-name="OrgSrcFontLockStringFace">"wclock"</text:span><text:s/>nil<text:s/>t)</text:p>
      <text:h text:style-name="Heading_20_2" text:outline-level="2"><text:bookmark-start text:name="OrgXref.sec-4-17"/><text:bookmark text:name="sec-4-17"/>[yasnippet.el] Emacs用のテンプレートシステム<text:bookmark-end text:name="OrgXref.sec-4-17"/></text:h>
      <text:list text:continue-numbering="false" text:style-name="OrgBulletedList">
        <text:list-item>
          <text:p text:style-name="Text_20_body">
<text:a xlink:type="simple" xlink:href="http://yasnippet-doc-jp.googlecode.com/svn/trunk/doc-jp/index.html">http://yasnippet-doc-jp.googlecode.com/svn/trunk/doc-jp/index.html</text:a>

</text:p>
        </text:list-item>
        <text:list-item>
          <text:p text:style-name="Text_20_body">
<text:a xlink:type="simple" xlink:href="http://d.hatena.ne.jp/IMAKADO/20080401/1206715770">http://d.hatena.ne.jp/IMAKADO/20080401/1206715770</text:a>

</text:p>
        </text:list-item>
        <text:list-item>
          <text:p text:style-name="Text_20_body">
<text:a xlink:type="simple" xlink:href="http://coderepos.org/share/browser/config/yasnippet">http://coderepos.org/share/browser/config/yasnippet</text:a>

</text:p>
        </text:list-item>
        <text:list-item>
          <text:p text:style-name="Text_20_body">
<text:a xlink:type="simple" xlink:href="https://github.com/RickMoynihan/yasnippet-org-mode">https://github.com/RickMoynihan/yasnippet-org-mode</text:a>

</text:p>
        </text:list-item>
      </text:list>
      <text:p text:style-name="Text_20_body">

<text:a xlink:type="simple" xlink:href="http://orgmode.org/manual/Conflicts.html">Org-modeとの衝突を避ける</text:a>

</text:p>
      <text:p text:style-name="OrgSrcBlock"><text:s/><text:s/>(make-variable-buffer-local<text:s/>'yas/trigger-key)</text:p>
      <text:p text:style-name="OrgSrcBlock"><text:s/><text:s/>(<text:span text:style-name="OrgSrcFontLockKeywordFace">when</text:span><text:s/>(autoload-if-found</text:p>
      <text:p text:style-name="OrgSrcBlock"><text:s/><text:s/><text:s/><text:s/><text:s/><text:s/><text:s/><text:s/><text:s/><text:s/><text:s/><text:s/><text:s/><text:s/><text:s/><text:s/><text:s/>'(yas/minor-mode<text:s/>yas/minor-mode-on<text:s/>yas/new-snippet)<text:s/><text:span text:style-name="OrgSrcFontLockStringFace">"yasnippet"</text:span><text:s/>nil<text:s/>t)</text:p>
      <text:p text:style-name="OrgSrcBlock"><text:s/><text:s/><text:s/><text:s/><text:s/><text:s/><text:s/><text:s/>(<text:span text:style-name="OrgSrcFontLockKeywordFace">dolist</text:span><text:s/>(hook<text:s/>(list<text:s/>'perl-mode-hook<text:s/>'c-mode-common-hook))</text:p>
      <text:p text:style-name="OrgSrcBlock"><text:s/><text:s/><text:s/><text:s/><text:s/><text:s/><text:s/><text:s/><text:s/><text:s/>(add-hook<text:s/>hook<text:s/>'yas/minor-mode-on))</text:p>
      <text:p text:style-name="OrgSrcBlock"><text:s/><text:s/><text:s/><text:s/><text:s/><text:s/><text:s/><text:s/>(add-hook<text:s/>'emacs-lisp-mode-hook</text:p>
      <text:p text:style-name="OrgSrcBlock"><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yas/minor-mode-on))))</text:p>
      <text:p text:style-name="OrgSrcBlock"><text:s/><text:s/><text:s/><text:s/><text:s/><text:s/><text:s/><text:s/>(add-hook<text:s/>'org-mode-hook</text:p>
      <text:p text:style-name="OrgSrcBlock"><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yas/minor-mode-on)</text:p>
      <text:p text:style-name="OrgSrcBlock"><text:s/><text:s/><text:s/><text:s/><text:s/><text:s/><text:s/><text:s/><text:s/><text:s/><text:s/><text:s/><text:s/><text:s/><text:s/><text:s/><text:s/><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text:s/><text:s/><text:s/><text:s/><text:s/><text:s/><text:s/><text:s/><text:s/><text:s/><text:s/><text:s/><text:s/><text:s/><text:s/><text:s/>(setq<text:s/>yas/trigger-key<text:s/>[tab])</text:p>
      <text:p text:style-name="OrgSrcBlock"><text:s/><text:s/><text:s/><text:s/><text:s/><text:s/><text:s/><text:s/><text:s/><text:s/><text:s/><text:s/><text:s/><text:s/><text:s/><text:s/><text:s/><text:s/><text:s/><text:s/><text:s/><text:s/><text:s/><text:s/><text:s/><text:s/><text:s/><text:s/><text:s/><text:s/><text:s/><text:s/>(add-to-list<text:s/>'org-tab-first-hook<text:s/>'yas/org-very-safe-expand)</text:p>
      <text:p text:style-name="OrgSrcBlock"><text:s/><text:s/><text:s/><text:s/><text:s/><text:s/><text:s/><text:s/><text:s/><text:s/><text:s/><text:s/><text:s/><text:s/><text:s/><text:s/><text:s/><text:s/><text:s/><text:s/><text:s/><text:s/><text:s/><text:s/><text:s/><text:s/><text:s/><text:s/><text:s/><text:s/><text:s/><text:s/>(define-key<text:s/>yas/keymap<text:s/>[tab]<text:s/>'yas/next-field)))</text:p>
      <text:p text:style-name="OrgSrcBlock"><text:s/><text:s/><text:s/><text:s/><text:s/><text:s/><text:s/><text:s/>(<text:span text:style-name="OrgSrcFontLockKeywordFace">eval-after-load</text:span><text:s/><text:span text:style-name="OrgSrcFontLockStringFace">"yasnippet"</text:span></text:p>
      <text:p text:style-name="OrgSrcBlock"><text:s/><text:s/><text:s/><text:s/><text:s/><text:s/><text:s/><text:s/><text:s/><text:s/>'(<text:span text:style-name="OrgSrcFontLockKeywordFace">progn</text:span></text:p>
      <text:p text:style-name="OrgSrcBlock"><text:s/><text:s/><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text:s/>(<text:span text:style-name="OrgSrcFontLockKeywordFace">defun</text:span><text:s/><text:span text:style-name="OrgSrcFontLockFunctionNameFace">yas/org-very-safe-expand</text:span><text:s/>()</text:p>
      <text:p text:style-name="OrgSrcBlock"><text:s/><text:s/><text:s/><text:s/><text:s/><text:s/><text:s/><text:s/><text:s/><text:s/><text:s/><text:s/><text:s/><text:s/><text:s/><text:s/><text:s/><text:s/><text:s/>(<text:span text:style-name="OrgSrcFontLockKeywordFace">let</text:span><text:s/>((yas/fallback-behavior<text:s/>'return-nil))<text:s/>(yas/expand)))</text:p>
      <text:p text:style-name="OrgSrcBlock"><text:s/><text:s/><text:s/><text:s/><text:s/><text:s/><text:s/><text:s/><text:s/><text:s/><text:s/><text:s/><text:s/><text:s/><text:s/><text:s/><text:s/>(setq<text:s/>yas/root-directory</text:p>
      <text:p text:style-name="OrgSrcBlock"><text:s/><text:s/><text:s/><text:s/><text:s/><text:s/><text:s/><text:s/><text:s/><text:s/><text:s/><text:s/><text:s/><text:s/><text:s/><text:s/><text:s/><text:s/><text:s/>'(<text:span text:style-name="OrgSrcFontLockStringFace">"~/Dropbox/emacs.d/yas-dict"</text:span></text:p>
      <text:p text:style-name="OrgSrcBlock"><text:s/><text:s/><text:s/><text:s/><text:s/><text:s/><text:s/><text:s/><text:s/><text:s/><text:s/><text:s/><text:s/><text:s/><text:s/><text:s/><text:s/><text:s/><text:s/><text:s/><text:s/><text:s/><text:s/><text:s/><text:s/><text:span text:style-name="OrgSrcFontLockStringFace">"~/Dropbox/emacs.d/yasnippet/snippets"</text:span>))</text:p>
      <text:p text:style-name="OrgSrcBlock"><text:span text:style-name="OrgSrcFontLockCommentDelimiterFace">;<text:s/><text:s/><text:s/><text:s/><text:s/><text:s/><text:s/><text:s/><text:s/></text:span><text:span text:style-name="OrgSrcFontLockCommentFace">(yas/initialize)</text:span></text:p>
      <text:p text:style-name="OrgSrcBlockLastLine"><text:s/><text:s/><text:s/><text:s/><text:s/><text:s/><text:s/><text:s/><text:s/><text:s/><text:s/><text:s/><text:s/><text:s/><text:s/><text:s/><text:s/>(mapc<text:s/>'yas/load-directory<text:s/>yas/root-directory))))</text:p>
      <text:h text:style-name="Heading_20_2" text:outline-level="2"><text:bookmark-start text:name="OrgXref.sec-4-18"/><text:bookmark text:name="sec-4-18"/>[sdic.el] 英辞郎で英単語を調べる<text:bookmark-end text:name="OrgXref.sec-4-18"/></text:h>
      <text:p text:style-name="Text_20_body">

<text:a xlink:type="simple" xlink:href="http://www.namazu.org/~tsuchiya/sdic/index.html">http://www.namazu.org/~tsuchiya/sdic/index.html</text:a>

</text:p>
      <text:p text:style-name="Text_20_body">

Emacs から辞書を使う．lookup を使う方法もあるが，Emacsから使うのは英辞郎に限定．

</text:p>
      <text:p text:style-name="OrgSrcBlock">(<text:span text:style-name="OrgSrcFontLockKeywordFace">when</text:span><text:s/>(autoload-if-found</text:p>
      <text:p text:style-name="OrgSrcBlock"><text:s/><text:s/><text:s/><text:s/><text:s/><text:s/><text:s/><text:s/><text:s/><text:s/><text:s/>'(sdic-describe-word<text:s/>sdic-describe-word-at-point)</text:p>
      <text:p text:style-name="OrgSrcBlock"><text:s/><text:s/><text:s/><text:s/><text:s/><text:s/><text:s/><text:s/><text:s/><text:s/><text:s/><text:span text:style-name="OrgSrcFontLockStringFace">"sdic"</text:span><text:s/>nil<text:s/>t)</text:p>
      <text:p text:style-name="OrgSrcBlock"><text:s/><text:s/>(<text:span text:style-name="OrgSrcFontLockKeywordFace">eval-after-load</text:span><text:s/><text:span text:style-name="OrgSrcFontLockStringFace">"sdic"</text:span></text:p>
      <text:p text:style-name="OrgSrcBlock"><text:s/><text:s/><text:s/><text:s/><text:s/><text:s/><text:s/><text:s/>'(<text:span text:style-name="OrgSrcFontLockKeywordFace">progn</text:span></text:p>
      <text:p text:style-name="OrgSrcBlock"><text:s/><text:s/><text:s/><text:s/><text:s/><text:s/><text:s/><text:s/><text:s/><text:s/><text:s/>(setq<text:s/>sdic-face-color<text:s/><text:span text:style-name="OrgSrcFontLockStringFace">"#3333FF"</text:span>)</text:p>
      <text:p text:style-name="OrgSrcBlock"><text:s/><text:s/><text:s/><text:s/><text:s/><text:s/><text:s/><text:s/><text:s/><text:s/><text:s/>(setq<text:s/>sdic-default-coding-system<text:s/>'utf-8)</text:p>
      <text:p text:style-name="OrgSrcBlock"><text:s/><text:s/><text:s/><text:s/><text:s/><text:s/><text:s/><text:s/><text:s/><text:s/><text:s/><text:span text:style-name="OrgSrcFontLockCommentDelimiterFace">;;<text:s/></text:span><text:span text:style-name="OrgSrcFontLockCommentFace">Dictionary<text:s/>(English<text:s/>=&gt;<text:s/>Japanese)</text:span></text:p>
      <text:p text:style-name="OrgSrcBlock"><text:s/><text:s/><text:s/><text:s/><text:s/><text:s/><text:s/><text:s/><text:s/><text:s/><text:s/>(setq<text:s/>sdic-eiwa-dictionary-list</text:p>
      <text:p text:style-name="OrgSrcBlock"><text:s/><text:s/><text:s/><text:s/><text:s/><text:s/><text:s/><text:s/><text:s/><text:s/><text:s/><text:s/><text:s/><text:s/><text:s/><text:s/><text:s/><text:s/><text:s/><text:s/><text:s/><text:s/><text:s/><text:s/><text:s/>'((sdicf-client<text:s/><text:span text:style-name="OrgSrcFontLockStringFace">"~/Dropbox/Dic/EIJIRO6/EIJI-128.sdic"</text:span>)))</text:p>
      <text:p text:style-name="OrgSrcBlock"><text:s/><text:s/><text:s/><text:s/><text:s/><text:s/><text:s/><text:s/><text:s/><text:s/><text:s/><text:span text:style-name="OrgSrcFontLockCommentDelimiterFace">;;<text:s/></text:span><text:span text:style-name="OrgSrcFontLockCommentFace">Dictionary<text:s/>(Japanese<text:s/>=&gt;<text:s/>English)</text:span></text:p>
      <text:p text:style-name="OrgSrcBlock"><text:s/><text:s/><text:s/><text:s/><text:s/><text:s/><text:s/><text:s/><text:s/><text:s/><text:s/>(setq<text:s/>sdic-waei-dictionary-list</text:p>
      <text:p text:style-name="OrgSrcBlockLastLine"><text:s/><text:s/><text:s/><text:s/><text:s/><text:s/><text:s/><text:s/><text:s/><text:s/><text:s/><text:s/><text:s/><text:s/><text:s/><text:s/><text:s/><text:s/><text:s/><text:s/><text:s/><text:s/><text:s/><text:s/><text:s/>'((sdicf-client<text:s/><text:span text:style-name="OrgSrcFontLockStringFace">"~/Dropbox/Dic/EIJIRO6/WAEI-128.sdic"</text:span>))))))</text:p>
      <text:h text:style-name="Heading_20_3" text:outline-level="3"><text:bookmark-start text:name="OrgXref.sec-4-18-1"/><text:bookmark text:name="sec-4-18-1"/>キーバインド<text:bookmark-end text:name="OrgXref.sec-4-18-1"/></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text:bookmark-start text:name="OrgXref.sec-4-19"/><text:bookmark text:name="sec-4-19"/>[lookup.el] 辞書<text:bookmark-end text:name="OrgXref.sec-4-19"/></text:h>
      <text:p text:style-name="Text_20_body">

最近使っていません．

</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setq<text:s/>lookup-search-modules</text:p>
      <text:p text:style-name="OrgSrcBlock"><text:s/><text:s/><text:s/><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setq<text:s/>lookup-default-dictionary-options</text:p>
      <text:p text:style-name="OrgSrcBlock"><text:s/><text:s/><text:s/><text:s/><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3" text:outline-level="3"><text:bookmark-start text:name="OrgXref.sec-4-19-1"/><text:bookmark text:name="sec-4-19-1"/>キーバインド<text:bookmark-end text:name="OrgXref.sec-4-19-1"/></text:h>
      <text:p text:style-name="OrgSrcBlockLastLine">(global-set-key<text:s/>(kbd<text:s/><text:span text:style-name="OrgSrcFontLockStringFace">"C-M-c"</text:span>)<text:s/>'lookup-word)</text:p>
      <text:h text:style-name="Heading_20_2" text:outline-level="2"><text:bookmark-start text:name="OrgXref.sec-4-20"/><text:bookmark text:name="sec-4-20"/>[cacoo] Cacoo で描く<text:bookmark-end text:name="OrgXref.sec-4-20"/></text:h>
      <text:p text:style-name="Text_20_body">

画像をリサイズしてバッファに表示する用途にも使える．

</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text:span text:style-name="OrgSrcFontLockKeywordFace">eval-after-load</text:span><text:s/><text:span text:style-name="OrgSrcFontLockStringFace">"cacoo"</text:span></text:p>
      <text:p text:style-name="OrgSrcBlock"><text:s/><text:s/><text:s/><text:s/><text:s/><text:s/><text:s/><text:s/>'(<text:span text:style-name="OrgSrcFontLockKeywordFace">progn</text:span></text:p>
      <text:p text:style-name="OrgSrcBlockLastLine"><text:s/><text:s/><text:s/><text:s/><text:s/><text:s/><text:s/><text:s/><text:s/><text:s/><text:s/>(<text:span text:style-name="OrgSrcFontLockKeywordFace">require</text:span><text:s/>'<text:span text:style-name="OrgSrcFontLockConstantFace">cacoo-plugins</text:span>))))</text:p>
      <text:h text:style-name="Heading_20_2" text:outline-level="2"><text:bookmark-start text:name="OrgXref.sec-4-21"/><text:bookmark text:name="sec-4-21"/>[iedit] バッファ内の同じ文字列を一度に編集する<text:bookmark-end text:name="OrgXref.sec-4-21"/></text:h>
      <text:p text:style-name="Text_20_body">

<text:a xlink:type="simple" xlink:href="http://emacswiki.org/emacs/iedit.el">iedit.el</text:a> を使うと，バッファ内の同じ文字列を一度に編集することができる．部分重複のない変数名を置き換えるときに有用な場合がある．

</text:p>
      <text:p text:style-name="OrgSrcBlockLastLine">(<text:span text:style-name="OrgSrcFontLockKeywordFace">require</text:span><text:s/>'<text:span text:style-name="OrgSrcFontLockConstantFace">iedit</text:span><text:s/>nil<text:s/>t)</text:p>
      <text:h text:style-name="Heading_20_1" text:outline-level="1"><text:bookmark-start text:name="OrgXref.sec-5"/><text:bookmark text:name="sec-5"/>表示サポート<text:bookmark-end text:name="OrgXref.sec-5"/></text:h>
      <text:h text:style-name="Heading_20_2" text:outline-level="2"><text:bookmark-start text:name="OrgXref.sec-5-1"/><text:bookmark text:name="sec-5-1"/>モードラインのモード名を短くする<text:bookmark-end text:name="OrgXref.sec-5-1"/></text:h>
      <text:p text:style-name="OrgSrcBlockLastLine">(<text:span text:style-name="OrgSrcFontLockKeywordFace">require</text:span><text:s/>'<text:span text:style-name="OrgSrcFontLockConstantFace">mode-name-abbrev</text:span><text:s/>nil<text:s/>t)</text:p>
      <text:h text:style-name="Heading_20_2" text:outline-level="2"><text:bookmark-start text:name="OrgXref.sec-5-2"/><text:bookmark text:name="sec-5-2"/>モードラインのNarrowを短くする<text:bookmark-end text:name="OrgXref.sec-5-2"/></text:h>
      <text:p text:style-name="Text_20_body">

標準では「Narrow」と表示されますが，「N」に短縮します．

</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text:s/><text:s/><text:s/><text:s/>(mapcar<text:s/>(<text:span text:style-name="OrgSrcFontLockKeywordFace">lambda</text:span><text:s/>(entry)</text:p>
      <text:p text:style-name="OrgSrcBlock"><text:s/><text:s/><text:s/><text:s/><text:s/><text:s/><text:s/><text:s/><text:s/><text:s/><text:s/><text:s/><text:s/><text:s/><text:s/><text:s/>(<text:span text:style-name="OrgSrcFontLockKeywordFace">if</text:span><text:s/>(and<text:s/>(stringp<text:s/>entry)</text:p>
      <text:p text:style-name="OrgSrcBlock"><text:s/><text:s/><text:s/><text:s/><text:s/><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text:s/><text:s/><text:s/><text:s/><text:s/><text:s/><text:s/><text:s/>'(<text:span text:style-name="OrgSrcFontLockBuiltinFace">:eval</text:span><text:s/>(<text:span text:style-name="OrgSrcFontLockKeywordFace">if</text:span><text:s/>(and<text:s/>(=<text:s/>1<text:s/>(point-min))</text:p>
      <text:p text:style-name="OrgSrcBlock"><text:s/><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my-narrow-display))<text:s/>entry))</text:p>
      <text:p text:style-name="OrgSrcBlockLastLine"><text:s/><text:s/><text:s/><text:s/><text:s/><text:s/><text:s/><text:s/><text:s/><text:s/><text:s/><text:s/><text:s/><text:s/><text:s/><text:s/><text:s/><text:s/>mode-line-modes))</text:p>
      <text:h text:style-name="Heading_20_2" text:outline-level="2"><text:bookmark-start text:name="OrgXref.sec-5-3"/><text:bookmark text:name="sec-5-3"/>visible-bell のカスタマイズ<text:bookmark-end text:name="OrgXref.sec-5-3"/></text:h>
      <text:p text:style-name="Text_20_body">

<text:a xlink:type="simple" xlink:href="http://www.emacswiki.org/emacs/MilesBader">http://www.emacswiki.org/emacs/MilesBader</text:a> を参考にカスタマイズしている．

</text:p>
      <text:p text:style-name="Text_20_body">

visibl-bell を使うと，操作ミスで発生するビープ音を，視覚的な表示に入れ替えられる．しかし，デフォルトではバッファ中央に黒い四角が表示されて少々鬱陶しいので，ミニバッファの点滅に変更する

</text:p>
      <text:p text:style-name="OrgSrcBlock">(<text:span text:style-name="OrgSrcFontLockKeywordFace">when</text:span><text:s/>(autoload-if-found<text:s/>'echo-area-bell<text:s/><text:span text:style-name="OrgSrcFontLockStringFace">"echo-area-bell"</text:span><text:s/>nil<text:s/>t)</text:p>
      <text:p text:style-name="OrgSrcBlock"><text:s/><text:s/><text:s/><text:s/><text:s/><text:s/><text:s/><text:s/>(setq<text:s/>visible-bell<text:s/>t)</text:p>
      <text:p text:style-name="OrgSrcBlockLastLine"><text:s/><text:s/><text:s/><text:s/><text:s/><text:s/><text:s/><text:s/>(setq<text:s/>ring-bell-function<text:s/>'echo-area-bell))</text:p>
      <text:h text:style-name="Heading_20_2" text:outline-level="2"><text:bookmark-start text:name="OrgXref.sec-5-4"/><text:bookmark text:name="sec-5-4"/>常に <text:span text:style-name="Bold">scratch</text:span> を表示して起動する<text:bookmark-end text:name="OrgXref.sec-5-4"/></text:h>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h text:style-name="Heading_20_2" text:outline-level="2"><text:bookmark-start text:name="OrgXref.sec-5-5"/><text:bookmark text:name="sec-5-5"/>バッテリー情報をモードラインに表示する<text:bookmark-end text:name="OrgXref.sec-5-5"/></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text:bookmark-start text:name="OrgXref.sec-5-6"/><text:bookmark text:name="sec-5-6"/>スクロールバーを非表示にする<text:bookmark-end text:name="OrgXref.sec-5-6"/></text:h>
      <text:p text:style-name="Text_20_body">
スクロールバーを非表示にするには，nil を指定します．
右側に表示したい場合は，'right とします．

</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text:bookmark-start text:name="OrgXref.sec-5-7"/><text:bookmark text:name="sec-5-7"/>ツールバーを非表示にする<text:bookmark-end text:name="OrgXref.sec-5-7"/></text:h>
      <text:p text:style-name="Text_20_body">
ツールバーは使わないので非表示にします．

</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text:bookmark-start text:name="OrgXref.sec-5-8"/><text:bookmark text:name="sec-5-8"/>起動時のスプラッシュ画面を表示しない<text:bookmark-end text:name="OrgXref.sec-5-8"/></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text:bookmark-start text:name="OrgXref.sec-5-9"/><text:bookmark text:name="sec-5-9"/>カーソル行の行数をモードラインに表示する<text:bookmark-end text:name="OrgXref.sec-5-9"/></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text:bookmark-start text:name="OrgXref.sec-5-10"/><text:bookmark text:name="sec-5-10"/>カーソル行の関数名をモードラインに表示する<text:bookmark-end text:name="OrgXref.sec-5-10"/></text:h>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text:bookmark-start text:name="OrgXref.sec-5-11"/><text:bookmark text:name="sec-5-11"/>時刻をモードラインに表示する<text:bookmark-end text:name="OrgXref.sec-5-11"/></text:h>
      <text:p text:style-name="OrgSrcBlock"><text:span text:style-name="OrgSrcFontLockCommentDelimiterFace">;;<text:s/></text:span><text:span text:style-name="OrgSrcFontLockCommentFace">Show<text:s/>clock<text:s/>in<text:s/>in<text:s/>the<text:s/>mode<text:s/>line</text:span></text:p>
      <text:p text:style-name="OrgSrcBlockLastLine">(display-time-mode<text:s/>t)</text:p>
      <text:h text:style-name="Heading_20_2" text:outline-level="2"><text:bookmark-start text:name="OrgXref.sec-5-12"/><text:bookmark text:name="sec-5-12"/>対応するカッコをハイライトする<text:bookmark-end text:name="OrgXref.sec-5-12"/></text:h>
      <text:p text:style-name="Text_20_body">

Built-in の paren.el が利用できる．拡張版として <text:a xlink:type="simple" xlink:href="http://www.emacswiki.org/emacs/mic-paren.el">mic-paren.el</text:a> があり，現在はこれを利用している．

</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text:s/><text:s/><text:s/><text:s/><text:s/><text:s/><text:s/>(paren-activate)</text:p>
      <text:p text:style-name="OrgSrcBlock"><text:s/><text:s/><text:s/><text:s/><text:s/><text:s/><text:s/><text:s/><text:s/><text:s/>(setq<text:s/>paren-sexp-mode<text:s/>nil)</text:p>
      <text:p text:style-name="OrgSrcBlock"><text:s/><text:s/><text:s/><text:s/><text:s/><text:s/><text:s/><text:s/><text:s/><text:s/>(set-face-foreground<text:s/>'paren-face-match<text:s/><text:span text:style-name="OrgSrcFontLockStringFace">"#FFFFFF"</text:span>)</text:p>
      <text:p text:style-name="OrgSrcBlock"><text:s/><text:s/><text:s/><text:s/><text:s/><text:s/><text:s/><text:s/><text:s/><text:s/><text:span text:style-name="OrgSrcFontLockCommentDelimiterFace">;;<text:s/></text:span><text:span text:style-name="OrgSrcFontLockCommentFace">Deep<text:s/>blue:<text:s/>#6666CC,<text:s/>orange:<text:s/>#FFCC66</text:span></text:p>
      <text:p text:style-name="OrgSrcBlockLastLine"><text:s/><text:s/><text:s/><text:s/><text:s/><text:s/><text:s/><text:s/><text:s/><text:s/>(set-face-background<text:s/>'paren-face-match<text:s/><text:span text:style-name="OrgSrcFontLockStringFace">"66CC66"</text:span>))</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5DA4ff")<text:s/>;<text:s/>カーソルより濃い青</text:span></text:p>
      <text:p text:style-name="OrgSrcBlock">(set-face-background<text:s/>'show-paren-match-face<text:s/><text:span text:style-name="OrgSrcFontLockStringFace">"#a634ff"</text:span>)</text:p>
      <text:p text:style-name="OrgSrcBlock">(set-face-foreground<text:s/>'show-paren-match-face<text:s/><text:span text:style-name="OrgSrcFontLockStringFace">"#FFFFFF"</text:span>)</text:p>
      <text:p text:style-name="OrgSrcBlock">(set-face-underline-p<text:s/>'show-paren-match-face<text:s/>nil)</text:p>
      <text:p text:style-name="OrgSrcBlockLastLine">(setq<text:s/>show-paren-style<text:s/>'parenthesis)</text:p>
      <text:h text:style-name="Heading_20_2" text:outline-level="2"><text:bookmark-start text:name="OrgXref.sec-5-13"/><text:bookmark text:name="sec-5-13"/>[migemo.el] ローマ字入力で日本語を検索する<text:bookmark-end text:name="OrgXref.sec-5-13"/></text:h>
      <text:p text:style-name="Text_20_body">

<text:a xlink:type="simple" xlink:href="http://0xcc.net/migemo/#download">http://0xcc.net/migemo/#download</text:a>

</text:p>
      <text:p text:style-name="Text_20_body">

以下は，<text:a xlink:type="simple" xlink:href="http://www.kaoriya.net/software/cmigemo">cmigemo</text:a> を使う設定です．

</text:p>
      <text:p text:style-name="OrgSrcBlock">(<text:span text:style-name="OrgSrcFontLockKeywordFace">when</text:span><text:s/>(and<text:s/>(autoload-if-found<text:s/>'migemo-init<text:s/><text:span text:style-name="OrgSrcFontLockStringFace">"migemo"</text:span><text:s/>nil<text:s/>t)</text:p>
      <text:p text:style-name="OrgSrcBlock"><text:s/><text:s/><text:s/><text:s/><text:s/><text:s/><text:s/><text:s/><text:s/><text:s/><text:s/><text:s/><text:s/><text:s/><text:s/><text:s/><text:s/><text:s/><text:s/>(executable-find<text:s/><text:span text:style-name="OrgSrcFontLockStringFace">"cmigemo"</text:span>))</text:p>
      <text:p text:style-name="OrgSrcBlock"><text:s/><text:s/>(add-hook<text:s/>'isearch-mode-hook<text:s/>'migemo-init)</text:p>
      <text:p text:style-name="OrgSrcBlock"><text:s/><text:s/>(<text:span text:style-name="OrgSrcFontLockKeywordFace">eval-after-load</text:span><text:s/><text:span text:style-name="OrgSrcFontLockStringFace">"migemo"</text:span></text:p>
      <text:p text:style-name="OrgSrcBlock"><text:s/><text:s/><text:s/><text:s/><text:s/><text:s/><text:s/><text:s/>'(<text:span text:style-name="OrgSrcFontLockKeywordFace">progn</text:span></text:p>
      <text:p text:style-name="OrgSrcBlock"><text:s/><text:s/><text:s/><text:s/><text:s/><text:s/><text:s/><text:s/><text:s/><text:s/><text:s/>(setq<text:s/>completion-ignore-case<text:s/>t)<text:s/><text:span text:style-name="OrgSrcFontLockCommentDelimiterFace">;;<text:s/></text:span><text:span text:style-name="OrgSrcFontLockCommentFace">case-independent</text:span></text:p>
      <text:p text:style-name="OrgSrcBlock"><text:s/><text:s/><text:s/><text:s/><text:s/><text:s/><text:s/><text:s/><text:s/><text:s/><text:s/>(setq<text:s/>migemo-command<text:s/><text:span text:style-name="OrgSrcFontLockStringFace">"cmigemo"</text:span>)</text:p>
      <text:p text:style-name="OrgSrcBlock"><text:s/><text:s/><text:s/><text:s/><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setq<text:s/>migemo-dictionary<text:s/><text:span text:style-name="OrgSrcFontLockStringFace">"/usr/local/share/migemo/utf-8/migemo-dict"</text:span>)</text:p>
      <text:p text:style-name="OrgSrcBlock"><text:s/><text:s/><text:s/><text:s/><text:s/><text:s/><text:s/><text:s/><text:s/><text:s/><text:s/>(setq<text:s/>migemo-user-dictionary<text:s/>nil)</text:p>
      <text:p text:style-name="OrgSrcBlock"><text:s/><text:s/><text:s/><text:s/><text:s/><text:s/><text:s/><text:s/><text:s/><text:s/><text:s/>(setq<text:s/>migemo-regex-dictionary<text:s/>nil)</text:p>
      <text:p text:style-name="OrgSrcBlock"><text:s/><text:s/><text:s/><text:s/><text:s/><text:s/><text:s/><text:s/><text:s/><text:s/><text:s/>(setq<text:s/>migemo-use-pattern-alist<text:s/>t)</text:p>
      <text:p text:style-name="OrgSrcBlock"><text:s/><text:s/><text:s/><text:s/><text:s/><text:s/><text:s/><text:s/><text:s/><text:s/><text:s/>(setq<text:s/>migemo-use-frequent-pattern-alist<text:s/>t)</text:p>
      <text:p text:style-name="OrgSrcBlock"><text:s/><text:s/><text:s/><text:s/><text:s/><text:s/><text:s/><text:s/><text:s/><text:s/><text:s/>(setq<text:s/>migemo-pattern-alist-length<text:s/>1024)</text:p>
      <text:p text:style-name="OrgSrcBlockLastLine"><text:s/><text:s/><text:s/><text:s/><text:s/><text:s/><text:s/><text:s/><text:s/><text:s/><text:s/>(setq<text:s/>migemo-coding-system<text:s/>'utf-8-unix))))</text:p>
      <text:h text:style-name="Heading_20_2" text:outline-level="2"><text:bookmark-start text:name="OrgXref.sec-5-14"/><text:bookmark text:name="sec-5-14"/>[anything.el] 何でも絞り込みインターフェイス<text:bookmark-end text:name="OrgXref.sec-5-14"/></text:h>
      <text:p text:style-name="Text_20_body">

<text:a xlink:type="simple" xlink:href="http://svn.coderepos.org/share/lang/elisp/anything-c-moccur/trunk/anything-c-moccur.el">http://svn.coderepos.org/share/lang/elisp/anything-c-moccur/trunk/anything-c-moccur.el</text:a>
<text:a xlink:type="simple" xlink:href="http://d.hatena.ne.jp/IMAKADO/20080724/1216882563">http://d.hatena.ne.jp/IMAKADO/20080724/1216882563</text:a>

</text:p>
      <text:p text:style-name="OrgSrcBlock">(<text:span text:style-name="OrgSrcFontLockKeywordFace">when</text:span><text:s/>(autoload-if-found</text:p>
      <text:p text:style-name="OrgSrcBlock"><text:s/><text:s/><text:s/><text:s/><text:s/><text:s/><text:s/><text:s/><text:s/><text:s/><text:s/>'(anything-other-buffer<text:s/>anything-complete</text:p>
      <text:p text:style-name="OrgSrcBlock"><text:s/><text:s/><text:s/><text:s/><text:s/><text:s/><text:s/><text:s/><text:s/><text:s/><text:s/><text:s/><text:s/><text:s/><text:s/><text:s/><text:s/>anything-M-x<text:s/>anything-c-moccur-occur-by-moccur)</text:p>
      <text:p text:style-name="OrgSrcBlock"><text:s/><text:s/><text:s/><text:s/><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recentf</text:p>
      <text:p text:style-name="OrgSrcBlock"><text:s/><text:s/><text:s/><text:s/><text:s/><text:s/><text:s/><text:s/><text:s/><text:s/><text:s/>anything-c-source-file-name-history</text:p>
      <text:p text:style-name="OrgSrcBlock"><text:s/><text:s/><text:s/><text:s/><text:s/><text:s/><text:s/><text:s/><text:s/><text:s/><text:s/>anything-c-source-buffers</text:p>
      <text:p text:style-name="OrgSrcBlock"><text:s/><text:s/><text:s/><text:s/><text:s/><text:s/><text:s/><text:s/><text:s/><text:s/><text:s/>anything-c-source-emacs-commands</text:p>
      <text:p text:style-name="OrgSrcBlock"><text:s/><text:s/><text:s/><text:s/><text:s/><text:s/><text:s/><text:s/><text:s/><text:s/><text:s/>anything-c-source-locate)</text:p>
      <text:p text:style-name="OrgSrcBlock"><text:s/><text:s/><text:s/><text:s/><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text:s/><text:s/><text:s/>(interactive)</text:p>
      <text:p text:style-name="OrgSrcBlock"><text:s/><text:s/><text:s/><text:s/><text:s/><text:s/><text:s/><text:s/>(anything-other-buffer</text:p>
      <text:p text:style-name="OrgSrcBlock"><text:s/><text:s/><text:s/><text:s/><text:s/><text:s/><text:s/><text:s/><text:s/>'(anything-c-source-buffers)</text:p>
      <text:p text:style-name="OrgSrcBlock"><text:s/><text:s/><text:s/><text:s/><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pan text:style-name="OrgSrcFontLockDocFace">"Spotlight<text:s/>search<text:s/>with<text:s/>anything.el"</text:span></text:p>
      <text:p text:style-name="OrgSrcBlock"><text:s/><text:s/><text:s/><text:s/><text:s/><text:s/><text:s/><text:s/><text:s/><text:s/>(interactive)</text:p>
      <text:p text:style-name="OrgSrcBlock"><text:s/><text:s/><text:s/><text:s/><text:s/><text:s/><text:s/><text:s/><text:s/><text:s/>(anything-other-buffer</text:p>
      <text:p text:style-name="OrgSrcBlock"><text:s/><text:s/><text:s/><text:s/><text:s/><text:s/><text:s/><text:s/><text:s/><text:s/><text:s/>'(anything-c-source-mac-spotlight)</text:p>
      <text:p text:style-name="OrgSrcBlock"><text:s/><text:s/><text:s/><text:s/><text:s/><text:s/><text:s/><text:s/><text:s/><text:s/><text:s/><text:span text:style-name="OrgSrcFontLockStringFace">"<text:s/>*anything-spotlight*"</text:span>)))</text:p>
      <text:p text:style-name="OrgSrcBlock"/>
      <text:p text:style-name="OrgSrcBlock"><text:s/><text:s/>(<text:span text:style-name="OrgSrcFontLockKeywordFace">eval-after-load</text:span><text:s/><text:span text:style-name="OrgSrcFontLockStringFace">"anything-startup"</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text:s/>(<text:span text:style-name="OrgSrcFontLockKeywordFace">require</text:span><text:s/>'<text:span text:style-name="OrgSrcFontLockConstantFace">recentf-ext</text:span><text:s/>nil<text:s/>t)</text:p>
      <text:p text:style-name="OrgSrcBlock"/>
      <text:p text:style-name="OrgSrcBlock"><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text:s/><text:s/><text:s/>(setq<text:s/>moccur-use-migemo<text:s/>t))</text:p>
      <text:p text:style-name="OrgSrcBlock"/>
      <text:p text:style-name="OrgSrcBlock"><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setq<text:s/>anything-grep-alist</text:p>
      <text:p text:style-name="OrgSrcBlock"><text:s/><text:s/><text:s/><text:s/><text:s/><text:s/><text:s/><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text:bookmark-start text:name="OrgXref.sec-5-14-1"/><text:bookmark text:name="sec-5-14-1"/>キーバインド<text:bookmark-end text:name="OrgXref.sec-5-14-1"/></text:h>
      <text:p text:style-name="Text_20_body">

普通に anything-startup を呼んでいる場合には，anything-M-xを設定する必要はない．

</text:p>
      <text:p text:style-name="OrgSrcBlock"><text:span text:style-name="OrgSrcFontLockCommentDelimiterFace">;;<text:s/></text:span><text:span text:style-name="OrgSrcFontLockCommentFace">Show<text:s/>ibuffer<text:s/>powered<text:s/>by<text:s/>anything</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LastLine">(global-set-key<text:s/>(kbd<text:s/><text:span text:style-name="OrgSrcFontLockStringFace">"C-x<text:s/>C-b"</text:span>)<text:s/>'my-anything-buffer)</text:p>
      <text:h text:style-name="Heading_20_1" text:outline-level="1"><text:bookmark-start text:name="OrgXref.sec-6"/><text:bookmark text:name="sec-6"/>メディアサポート<text:bookmark-end text:name="OrgXref.sec-6"/></text:h>
      <text:h text:style-name="Heading_20_2" text:outline-level="2"><text:bookmark-start text:name="OrgXref.sec-6-1"/><text:bookmark text:name="sec-6-1"/>[bongo.el] Emacsのバッファで音楽ライブラリを管理する<text:bookmark-end text:name="OrgXref.sec-6-1"/></text:h>
      <text:p text:style-name="Text_20_body">

<text:a xlink:type="simple" xlink:href="http://pastelwill.jp/wiki/doku.php?id=emacs">iTunes の代わりに Emacs を使う</text:a>

</text:p>
      <text:p text:style-name="Text_20_body">

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

</text:p>
      <text:p text:style-name="Text_20_body">

以下の設定では，autoload で使いつつ，=M-x init-bongo= でプレイリストを読み込んでいる．これならば，Emacs起動時は軽量で，かつ，プレイリストの訪問で Bongo を開始できる．

</text:p>
      <text:p text:style-name="OrgSrcBlock"><text:s/><text:s/><text:s/><text:s/><text:s/><text:s/><text:s/><text:s/><text:span text:style-name="OrgSrcFontLockCommentDelimiterFace">;;<text:s/><text:s/></text:span><text:span text:style-name="OrgSrcFontLockCommentFace">(require<text:s/>'bongo)</text:span></text:p>
      <text:p text:style-name="OrgSrcBlock"><text:s/><text:s/>(<text:span text:style-name="OrgSrcFontLockKeywordFace">when</text:span><text:s/>(autoload-if-found<text:s/>'bongo<text:s/><text:span text:style-name="OrgSrcFontLockStringFace">"bongo-mplayer"</text:span><text:s/>nil<text:s/>t)</text:p>
      <text:p text:style-name="OrgSrcBlock"><text:s/><text:s/><text:s/><text:s/><text:s/><text:s/><text:s/><text:s/>(<text:span text:style-name="OrgSrcFontLockKeywordFace">defun</text:span><text:s/><text:span text:style-name="OrgSrcFontLockFunctionNameFace">init-bongo</text:span><text:s/>()</text:p>
      <text:p text:style-name="OrgSrcBlock"><text:s/><text:s/><text:s/><text:s/><text:s/><text:s/><text:s/><text:s/><text:s/><text:s/>(interactive)</text:p>
      <text:p text:style-name="OrgSrcBlock"><text:s/><text:s/><text:s/><text:s/><text:s/><text:s/><text:s/><text:s/><text:s/><text:s/>(bongo)</text:p>
      <text:p text:style-name="OrgSrcBlock"><text:s/><text:s/><text:s/><text:s/><text:s/><text:s/><text:s/><text:s/><text:s/><text:s/>(find-file<text:s/><text:span text:style-name="OrgSrcFontLockStringFace">"~/Desktop/next/Tidy/hoge.bongo-playlist"</text:span>))</text:p>
      <text:p text:style-name="OrgSrcBlock"><text:s/><text:s/><text:s/><text:s/><text:s/><text:s/><text:s/><text:s/>(<text:span text:style-name="OrgSrcFontLockKeywordFace">eval-after-load</text:span><text:s/><text:span text:style-name="OrgSrcFontLockStringFace">"bongo-mplayer"</text:span></text:p>
      <text:p text:style-name="OrgSrcBlock"><text:s/><text:s/><text:s/><text:s/><text:s/><text:s/><text:s/><text:s/><text:s/><text:s/>'(<text:span text:style-name="OrgSrcFontLockKeywordFace">progn</text:span></text:p>
      <text:p text:style-name="OrgSrcBlock"><text:s/><text:s/><text:s/><text:s/><text:s/><text:s/><text:s/><text:s/><text:s/><text:s/><text:s/><text:s/><text:s/><text:s/><text:s/><text:s/><text:s/><text:span text:style-name="OrgSrcFontLockCommentDelimiterFace">;;<text:s/></text:span><text:span text:style-name="OrgSrcFontLockCommentFace">Volume<text:s/>control</text:span></text:p>
      <text:p text:style-name="OrgSrcBlock"><text:span text:style-name="OrgSrcFontLockCommentDelimiterFace">;<text:s/><text:s/><text:s/><text:s/><text:s/><text:s/><text:s/><text:s/><text:s/></text:span><text:span text:style-name="OrgSrcFontLockCommentFace">(require<text:s/>volume.el<text:s/>nil<text:s/>t)</text:span></text:p>
      <text:p text:style-name="OrgSrcBlock"><text:s/><text:s/><text:s/><text:s/><text:s/><text:s/><text:s/><text:s/><text:s/><text:s/><text:s/><text:s/><text:s/><text:s/><text:s/><text:s/><text:s/>(setq<text:s/>bongo-mplayer-extra-arguments<text:s/>'(<text:span text:style-name="OrgSrcFontLockStringFace">"-volume"</text:span><text:s/><text:span text:style-name="OrgSrcFontLockStringFace">"1"</text:span>))</text:p>
      <text:p text:style-name="OrgSrcBlock"><text:s/><text:s/><text:s/><text:s/><text:s/><text:s/><text:s/><text:s/><text:s/><text:s/><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text:s/><text:s/><text:s/><text:s/><text:s/><text:s/><text:s/><text:s/><text:s/><text:s/>(setq<text:s/>yank-excluded-properties<text:s/>nil)</text:p>
      <text:p text:style-name="OrgSrcBlock"><text:s/><text:s/><text:s/><text:s/><text:s/><text:s/><text:s/><text:s/><text:s/><text:s/><text:s/><text:s/><text:s/><text:s/><text:s/><text:s/><text:s/><text:span text:style-name="OrgSrcFontLockCommentDelimiterFace">;;<text:s/></text:span><text:span text:style-name="OrgSrcFontLockCommentFace">Use<text:s/>mplayer</text:span></text:p>
      <text:p text:style-name="OrgSrcBlockLastLine"><text:s/><text:s/><text:s/><text:s/><text:s/><text:s/><text:s/><text:s/><text:s/><text:s/><text:s/><text:s/><text:s/><text:s/><text:s/><text:s/><text:s/>(setq<text:s/>bongo-enabled-backends<text:s/>'(mplayer)))))</text:p>
      <text:p text:style-name="Text_20_body">
org-player.el を使えば，org-mode のバッファから Bongo を操作できる．

</text:p>
      <text:p text:style-name="OrgSrcBlockLastLine">(autoload-if-found<text:s/>'org-mode<text:s/><text:span text:style-name="OrgSrcFontLockStringFace">"org-player"</text:span><text:s/>nil<text:s/>t)</text:p>
      <text:p text:style-name="Text_20_body">
音量コントロールには，<text:a xlink:type="simple" xlink:href="https://github.com/dbrock/volume-el">volume.el</text:a>が必要です．設定がうまくいかないので保留中

</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text:bookmark-start text:name="OrgXref.sec-6-2"/><text:bookmark text:name="sec-6-2"/>[GoogleMaps.el] GoogleMaps を Emacs 内で使う<text:bookmark-end text:name="OrgXref.sec-6-2"/></text:h>
      <text:p text:style-name="Text_20_body">

<text:a xlink:type="simple" xlink:href="http://julien.danjou.info/software/google-maps.el">http://julien.danjou.info/software/google-maps.el</text:a>

</text:p>
      <text:p text:style-name="Text_20_body">

<text:span text:style-name="OrgCode">M-x gogole-maps</text:span> で起動します．

</text:p>
      <text:p text:style-name="OrgSrcBlock">(<text:span text:style-name="OrgSrcFontLockKeywordFace">require</text:span><text:s/>'<text:span text:style-name="OrgSrcFontLockConstantFace">google-maps</text:span><text:s/>nil<text:s/>t)</text:p>
      <text:p text:style-name="OrgSrcBlockLastLine">(<text:span text:style-name="OrgSrcFontLockKeywordFace">require</text:span><text:s/>'<text:span text:style-name="OrgSrcFontLockConstantFace">org-location-google-maps</text:span><text:s/>nil<text:s/>t)</text:p>
      <text:p text:style-name="Text_20_body">
<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

</text:p>
      <text:p text:style-name="Text_20_body">

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

</text:p>
      <text:h text:style-name="Heading_20_2" text:outline-level="2"><text:bookmark-start text:name="OrgXref.sec-6-3"/><text:bookmark text:name="sec-6-3"/>[org-google-weather.el] org-agenda に天気を表示する<text:bookmark-end text:name="OrgXref.sec-6-3"/></text:h>
      <text:p text:style-name="Text_20_body">

<text:a xlink:type="simple" xlink:href="http://julien.danjou.info/software/google-weather.el">http://julien.danjou.info/software/google-weather.el</text:a>

</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org-google-weather-use-google-icons<text:s/>t))</text:p>
      <text:h text:style-name="Heading_20_1" text:outline-level="1"><text:bookmark-start text:name="OrgXref.sec-7"/><text:bookmark text:name="sec-7"/>履歴／ファイル管理<text:bookmark-end text:name="OrgXref.sec-7"/></text:h>
      <text:h text:style-name="Heading_20_2" text:outline-level="2"><text:bookmark-start text:name="OrgXref.sec-7-1"/><text:bookmark text:name="sec-7-1"/>Undoバッファを無限に取る<text:bookmark-end text:name="OrgXref.sec-7-1"/></text:h>
      <text:p text:style-name="OrgSrcBlockLastLine">(setq<text:s/>undo-outer-limit<text:s/>nil)</text:p>
      <text:h text:style-name="Heading_20_2" text:outline-level="2"><text:bookmark-start text:name="OrgXref.sec-7-2"/><text:bookmark text:name="sec-7-2"/>バッファ保存時にバックアップファイルを生成する<text:bookmark-end text:name="OrgXref.sec-7-2"/></text:h>
      <text:p text:style-name="Text_20_body">
バッファが保存されるとき，必ずバックアップを生成する．

</text:p>
      <text:p text:style-name="OrgSrcBlock"><text:span text:style-name="OrgSrcFontLockCommentDelimiterFace">;;<text:s/></text:span><text:span text:style-name="OrgSrcFontLockCommentFace">Backup<text:s/>the<text:s/>buffer<text:s/>whenever<text:s/>the<text:s/>buffer<text:s/>is<text:s/>saved</text:span></text:p>
      <text:p text:style-name="OrgSrcBlockLastLine">(global-set-key<text:s/>(kbd<text:s/><text:span text:style-name="OrgSrcFontLockStringFace">"C-x<text:s/>C-s"</text:span>)<text:s/>'(<text:span text:style-name="OrgSrcFontLockKeywordFace">lambda</text:span><text:s/>()<text:s/>(interactive)<text:s/>(save-buffer<text:s/>16)))</text:p>
      <text:h text:style-name="Heading_20_2" text:outline-level="2"><text:bookmark-start text:name="OrgXref.sec-7-3"/><text:bookmark text:name="sec-7-3"/>ミニバッファの履歴を保存しリストアする<text:bookmark-end text:name="OrgXref.sec-7-3"/></text:h>
      <text:p text:style-name="OrgSrcBlockLastLine">(savehist-mode<text:s/>1)</text:p>
      <text:h text:style-name="Heading_20_2" text:outline-level="2"><text:bookmark-start text:name="OrgXref.sec-7-4"/><text:bookmark text:name="sec-7-4"/>履歴サイズを大きくする<text:bookmark-end text:name="OrgXref.sec-7-4"/></text:h>
      <text:p text:style-name="Text_20_body">
tで無限大に指定する．

</text:p>
      <text:p text:style-name="OrgSrcBlockLastLine">(setq<text:s/>history-length<text:s/>1000)</text:p>
      <text:h text:style-name="Heading_20_2" text:outline-level="2"><text:bookmark-start text:name="OrgXref.sec-7-5"/><text:bookmark text:name="sec-7-5"/>Emacs終了時に開いていたバッファを起動時に復元する<text:bookmark-end text:name="OrgXref.sec-7-5"/></text:h>
      <text:p text:style-name="Text_20_body">

Built-in の <text:a xlink:type="simple" xlink:href="http://www.emacswiki.org/emacs/DeskTop">desktop.el</text:a> を使う．

</text:p>
      <text:p text:style-name="Text_20_body">

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

</text:p>
      <text:p text:style-name="OrgSrcBlock">(<text:span text:style-name="OrgSrcFontLockKeywordFace">when</text:span><text:s/>(autoload-if-found</text:p>
      <text:p text:style-name="OrgSrcBlock"><text:s/><text:s/><text:s/><text:s/><text:s/><text:s/><text:s/><text:s/><text:s/><text:s/><text:s/>'(desktop-save<text:s/>desktop-clear<text:s/>desktop-load-default<text:s/>desktop-remove)</text:p>
      <text:p text:style-name="OrgSrcBlock"><text:s/><text:s/><text:s/><text:s/><text:s/><text:s/><text:s/><text:s/><text:s/><text:s/><text:s/><text:span text:style-name="OrgSrcFontLockStringFace">"desktop"</text:span><text:s/>nil<text:s/>t)</text:p>
      <text:p text:style-name="OrgSrcBlock"><text:s/><text:s/>(desktop-save-mode<text:s/>1)</text:p>
      <text:p text:style-name="OrgSrcBlockLastLine"><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text:bookmark-start text:name="OrgXref.sec-7-6"/><text:bookmark text:name="sec-7-6"/>最近開いたファイルリストを保持<text:bookmark-end text:name="OrgXref.sec-7-6"/></text:h>
      <text:p text:style-name="Text_20_body">

Built-in の <text:a xlink:type="simple" xlink:href="http://www.emacswiki.org/emacs/RecentFiles">recentf.el</text:a> を使う．

</text:p>
      <text:p text:style-name="Text_20_body">

<text:a xlink:type="simple" xlink:href="http://d.hatena.ne.jp/tomoya/20110217/1297928222">http://d.hatena.ne.jp/tomoya/20110217/1297928222</text:a>

</text:p>
      <text:p text:style-name="Text_20_body">

session.el でも履歴管理できるが，anything のソースとして使っているので併用している．

</text:p>
      <text:p text:style-name="Text_20_body">

起動直後から有効にするので，autolad-if-load で括る必要はない．

</text:p>
      <text:p text:style-name="Text_20_body">

recentf-auto-cleanup を ='mode= にすると起動時にファイルのクリーニングが行われるてしまうので，='never= で回避し，アイドルタイマーで対応する．これだけで50[ms]ほど起動を高速化できる．

</text:p>
      <text:p text:style-name="OrgSrcBlock">(add-hook<text:s/>'after-init-hook<text:s/>'recentf-mode)</text:p>
      <text:p text:style-name="OrgSrcBlock">(<text:span text:style-name="OrgSrcFontLockKeywordFace">eval-after-load</text:span><text:s/><text:span text:style-name="OrgSrcFontLockStringFace">"recentf"</text:span></text:p>
      <text:p text:style-name="OrgSrcBlock"><text:s/><text:s/>'(<text:span text:style-name="OrgSrcFontLockKeywordFace">progn</text:span></text:p>
      <text:p text:style-name="OrgSrcBlock"><text:s/><text:s/><text:s/><text:s/><text:s/><text:s/><text:s/><text:s/><text:s/>(setq<text:s/>recentf-max-saved-items<text:s/>2000)</text:p>
      <text:p text:style-name="OrgSrcBlock"><text:s/><text:s/><text:s/><text:s/><text:s/><text:s/><text:s/><text:s/><text:s/>(setq<text:s/>recentf-save-file<text:s/>(expand-file-name<text:s/><text:span text:style-name="OrgSrcFontLockStringFace">"~/Dropbox/.recentf"</text:span>))</text:p>
      <text:p text:style-name="OrgSrcBlock"><text:s/><text:s/><text:s/><text:s/><text:s/><text:s/><text:s/><text:s/><text:s/>(setq<text:s/>recentf-auto-cleanup<text:s/>'never)<text:s/><text:span text:style-name="OrgSrcFontLockCommentDelimiterFace">;<text:s/></text:span><text:span text:style-name="OrgSrcFontLockCommentFace">default<text:s/>=<text:s/>'mode</text:span></text:p>
      <text:p text:style-name="OrgSrcBlock"><text:s/><text:s/><text:s/><text:s/><text:s/><text:s/><text:s/><text:s/><text:s/>(run-with-idle-timer<text:s/>300<text:s/>t<text:s/>'recentf-save-list)</text:p>
      <text:p text:style-name="OrgSrcBlock"><text:s/><text:s/><text:s/><text:s/><text:s/><text:s/><text:s/><text:s/><text:s/>(run-with-idle-timer<text:s/>600<text:s/>t<text:s/>'recentf-cleanup)</text:p>
      <text:p text:style-name="OrgSrcBlock"><text:s/><text:s/><text:s/><text:s/><text:s/><text:s/><text:s/><text:s/><text:s/>(setq<text:s/>recentf-exclude</text:p>
      <text:p text:style-name="OrgSrcBlockLastLine"><text:s/><text:s/><text:s/><text:s/><text:s/><text:s/><text:s/><text:s/><text:s/><text:s/><text:s/><text:s/><text:s/><text:s/><text:s/><text:s/><text:s/><text:s/><text:s/>'(<text:span text:style-name="OrgSrcFontLockStringFace">"^/tmp\\.*"</text:span><text:s/><text:span text:style-name="OrgSrcFontLockStringFace">"^/private\\.*"</text:span><text:s/><text:span text:style-name="OrgSrcFontLockStringFace">"^/var/folders\\.*"</text:span><text:s/><text:span text:style-name="OrgSrcFontLockStringFace">"/TAGS$"</text:span>))))</text:p>
      <text:h text:style-name="Heading_20_2" text:outline-level="2"><text:bookmark-start text:name="OrgXref.sec-7-7"/><text:bookmark text:name="sec-7-7"/>深夜にバッファを自動整理する<text:bookmark-end text:name="OrgXref.sec-7-7"/></text:h>
      <text:p text:style-name="Text_20_body">

<text:a xlink:type="simple" xlink:href="http://www.emacswiki.org/emacs-zh/CleanBufferList">http://www.emacswiki.org/emacs-zh/CleanBufferList</text:a>

</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text:s/><text:s/><text:s/><text:s/><text:s/><text:s/><text:s/><text:s/>(append<text:s/>clean-buffer-list-kill-buffer-names</text:p>
      <text:p text:style-name="OrgSrcBlock"><text:s/><text:s/><text:s/><text:s/><text:s/><text:s/><text:s/><text:s/><text:s/><text:s/><text:s/><text:s/><text:s/><text:s/><text:s/><text:s/><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text:bookmark-start text:name="OrgXref.sec-7-8"/><text:bookmark text:name="sec-7-8"/>[auto-save-buffers.el] 一定間隔でバッファを保存する<text:bookmark-end text:name="OrgXref.sec-7-8"/></text:h>
      <text:p text:style-name="Text_20_body">
<text:a xlink:type="simple" xlink:href="http://0xcc.net/misc/auto-save/">http://0xcc.net/misc/auto-save/</text:a>

</text:p>
      <text:p text:style-name="Text_20_body">

起動直後から有効にするので，autolad-if-load で括る必要はない．

</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LastLine"><text:s/><text:s/>(run-with-idle-timer<text:s/>1.0<text:s/>t<text:s/>'auto-save-buffers))</text:p>
      <text:h text:style-name="Heading_20_2" text:outline-level="2"><text:bookmark-start text:name="OrgXref.sec-7-9"/><text:bookmark text:name="sec-7-9"/>[backup-dir.el] バックアップファイルを一箇所に集める<text:bookmark-end text:name="OrgXref.sec-7-9"/></text:h>
      <text:p text:style-name="Text_20_body">

<text:a xlink:type="simple" xlink:href="http://www.emacswiki.org/emacs/BackupDirectory">http://www.emacswiki.org/emacs/BackupDirectory</text:a>
<text:a xlink:type="simple" xlink:href="http://www.northbound-train.com/emacs-hosted/backup-dir.el">http://www.northbound-train.com/emacs-hosted/backup-dir.el</text:a>
<text:a xlink:type="simple" xlink:href="http://www.northbound-train.com/emacs.html">http://www.northbound-train.com/emacs.html</text:a>

</text:p>
      <text:p text:style-name="Text_20_body">

起動直後から有効にするので，autolad-if-load で括る必要はない．

</text:p>
      <text:p text:style-name="OrgSrcBlock">(make-variable-buffer-local<text:s/>'backup-inhibited)</text:p>
      <text:p text:style-name="OrgSrcBlock">(<text:span text:style-name="OrgSrcFontLockKeywordFace">when</text:span><text:s/>(and<text:s/>(<text:span text:style-name="OrgSrcFontLockKeywordFace">require</text:span><text:s/>'<text:span text:style-name="OrgSrcFontLockConstantFace">backup-dir</text:span><text:s/>nil<text:s/>t)</text:p>
      <text:p text:style-name="OrgSrcBlock"><text:s/><text:s/><text:s/><text:s/><text:s/><text:s/><text:s/><text:s/><text:s/><text:s/><text:s/><text:s/><text:s/><text:s/><text:s/><text:s/><text:s/><text:s/><text:s/>(file-directory-p<text:s/><text:span text:style-name="OrgSrcFontLockStringFace">"~/env/emacs_backup"</text:span>))</text:p>
      <text:p text:style-name="OrgSrcBlock"><text:s/><text:s/><text:span text:style-name="OrgSrcFontLockCommentDelimiterFace">;;<text:s/></text:span><text:span text:style-name="OrgSrcFontLockCommentFace">backup<text:s/>path</text:span></text:p>
      <text:p text:style-name="OrgSrcBlock"><text:s/><text:s/>(setq<text:s/>bkup-backup-directory-info<text:s/>'((t<text:s/><text:span text:style-name="OrgSrcFontLockStringFace">"~/env/emacs_backup"</text:span><text:s/>ok-create)))</text:p>
      <text:p text:style-name="OrgSrcBlock"><text:s/><text:s/><text:span text:style-name="OrgSrcFontLockCommentDelimiterFace">;;<text:s/></text:span><text:span text:style-name="OrgSrcFontLockCommentFace">generation<text:s/>properties</text:span></text:p>
      <text:p text:style-name="OrgSrcBlock"><text:s/><text:s/>(setq<text:s/>delete-old-versions<text:s/>t</text:p>
      <text:p text:style-name="OrgSrcBlock"><text:s/><text:s/><text:s/><text:s/><text:s/><text:s/><text:s/><text:s/><text:s/><text:s/><text:s/><text:s/><text:s/><text:s/><text:s/><text:s/>kept-old-versions<text:s/>0</text:p>
      <text:p text:style-name="OrgSrcBlock"><text:s/><text:s/><text:s/><text:s/><text:s/><text:s/><text:s/><text:s/><text:s/><text:s/><text:s/><text:s/><text:s/><text:s/><text:s/><text:s/>kept-new-versions<text:s/>5</text:p>
      <text:p text:style-name="OrgSrcBlockLastLine"><text:s/><text:s/><text:s/><text:s/><text:s/><text:s/><text:s/><text:s/><text:s/><text:s/><text:s/><text:s/><text:s/><text:s/><text:s/><text:s/>version-control<text:s/>t))</text:p>
      <text:h text:style-name="Heading_20_2" text:outline-level="2"><text:bookmark-start text:name="OrgXref.sec-7-10"/><text:bookmark text:name="sec-7-10"/>[session.el] 様々な履歴を保存し復元に利用する<text:bookmark-end text:name="OrgXref.sec-7-10"/></text:h>
      <text:p text:style-name="Text_20_body">
<text:a xlink:type="simple" xlink:href="http://emacs-session.sourceforge.net/">http://emacs-session.sourceforge.net/</text:a>

</text:p>
      <text:list text:continue-numbering="false" text:style-name="OrgBulletedList">
        <text:list-item>
          <text:p text:style-name="Text_20_body">
入力履歴の保持（検索語，表示したバッファ履歴）

</text:p>
        </text:list-item>
        <text:list-item>
          <text:p text:style-name="Text_20_body">
保存時のカーソル位置の保持

</text:p>
        </text:list-item>
        <text:list-item>
          <text:p text:style-name="Text_20_body">
キルリングの保持

</text:p>
        </text:list-item>
        <text:list-item>
          <text:p text:style-name="Text_20_body">
変更が加えられたファイル履歴の保持

</text:p>
        </text:list-item>
      </text:list>
      <text:p text:style-name="Text_20_body">

M-x session-save-session

</text:p>
      <text:p text:style-name="Text_20_body">

session-undo-check を指定していると，保存時ではなくバッファを閉じるときの状態を保持する．

</text:p>
      <text:p text:style-name="Text_20_body">

Org-mode と併用する場合は，my-org-reveal-session-jump の設定が必須．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text:s/><text:s/><text:s/>'(<text:span text:style-name="OrgSrcFontLockKeywordFace">progn</text:span></text:p>
      <text:p text:style-name="OrgSrcBlock"><text:s/><text:s/><text:s/><text:s/><text:s/><text:s/><text:s/><text:s/><text:s/><text:s/><text:s/>(add-to-list<text:s/>'session-globals-exclude<text:s/>'org-mark-ring)</text:p>
      <text:p text:style-name="OrgSrcBlock"><text:s/><text:s/><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text:s/>(setq<text:s/>session-save-file<text:s/>(expand-file-name<text:s/><text:span text:style-name="OrgSrcFontLockStringFace">"~/Dropbox/.session"</text:span>))</text:p>
      <text:p text:style-name="OrgSrcBlock"><text:s/><text:s/><text:s/><text:s/><text:s/><text:s/><text:s/><text:s/><text:s/><text:s/><text:s/>(setq<text:s/>session-initialize<text:s/>'(de-saveplace<text:s/>session<text:s/>keys<text:s/>menus<text:s/>places)</text:p>
      <text:p text:style-name="OrgSrcBlock"><text:s/><text:s/><text:s/><text:s/><text:s/><text:s/><text:s/><text:s/><text:s/><text:s/><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text:s/>(setq<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
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

</text:p>
      <text:p text:style-name="Text_20_body">

<text:a xlink:type="simple" xlink:href="http://www.emacswiki.org/emacs/EmacsSession">http://www.emacswiki.org/emacs/EmacsSession</text:a>

</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text:span text:style-name="OrgSrcFontLockKeywordFace">eval-after-load</text:span><text:s/><text:span text:style-name="OrgSrcFontLockStringFace">"session"</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For<text:s/>Org-mode</text:span></text:p>
      <text:p text:style-name="OrgSrcBlock"><text:s/><text:s/><text:s/><text:s/><text:s/><text:s/><text:s/><text:s/><text:s/><text:s/><text:s/>(<text:span text:style-name="OrgSrcFontLockKeywordFace">defun</text:span><text:s/><text:span text:style-name="OrgSrcFontLockFunctionNameFace">my-maybe-reveal</text:span><text:s/>()</text:p>
      <text:p text:style-name="OrgSrcBlock"><text:s/><text:s/><text:s/><text:s/><text:s/><text:s/><text:s/><text:s/><text:s/><text:s/><text:s/><text:s/><text:s/><text:s/><text:s/><text:s/><text:s/>(interactive)</text:p>
      <text:p text:style-name="OrgSrcBlock"><text:s/><text:s/><text:s/><text:s/><text:s/><text:s/><text:s/><text:s/><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text:span text:style-name="OrgSrcFontLockKeywordFace">if</text:span><text:s/>(eq<text:s/>major-mode<text:s/>'org-mode)</text:p>
      <text:p text:style-name="OrgSrcBlock"><text:s/><text:s/><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show-subtree))))</text:p>
      <text:p text:style-name="OrgSrcBlock"/>
      <text:p text:style-name="OrgSrcBlock"><text:s/><text:s/><text:s/><text:s/><text:s/><text:s/><text:s/><text:s/><text:s/><text:s/><text:s/>(<text:span text:style-name="OrgSrcFontLockKeywordFace">defun</text:span><text:s/><text:span text:style-name="OrgSrcFontLockFunctionNameFace">my-org-reveal-session-jump</text:span><text:s/>()</text:p>
      <text:p text:style-name="OrgSrcBlock"><text:s/><text:s/><text:s/><text:s/><text:s/><text:s/><text:s/><text:s/><text:s/><text:s/><text:s/><text:s/><text:s/><text:s/><text:s/><text:s/><text:s/>(message<text:s/><text:span text:style-name="OrgSrcFontLockStringFace">"call!"</text:span>)</text:p>
      <text:p text:style-name="OrgSrcBlock"><text:s/><text:s/><text:s/><text:s/><text:s/><text:s/><text:s/><text:s/><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text:s/><text:s/><text:s/><text:s/><text:s/><text:s/><text:s/><text:s/><text:s/><text:s/><text:s/><text:s/><text:s/><text:s/><text:s/><text:s/><text:s/><text:s/><text:s/><text:s/>(outline-invisible-p))</text:p>
      <text:p text:style-name="OrgSrcBlock"><text:s/><text:s/><text:s/><text:s/><text:s/><text:s/><text:s/><text:s/><text:s/><text:s/><text:s/><text:s/><text:s/><text:s/><text:s/><text:s/><text:s/><text:s/><text:s/>(org-reveal)))</text:p>
      <text:p text:style-name="OrgSrcBlock"/>
      <text:p text:style-name="OrgSrcBlock"><text:s/><text:s/><text:s/><text:s/><text:s/><text:s/><text:s/><text:s/><text:s/><text:s/><text:s/><text:span text:style-name="OrgSrcFontLockCommentDelimiterFace">;;<text:s/></text:span><text:span text:style-name="OrgSrcFontLockCommentFace">C-x<text:s/>C-/</text:span></text:p>
      <text:p text:style-name="OrgSrcBlock"><text:s/><text:s/><text:s/><text:s/><text:s/><text:s/><text:s/><text:s/><text:s/><text:s/><text:s/>(add-hook<text:s/>'session-after-jump-to-last-change-hook</text:p>
      <text:p text:style-name="OrgSrcBlockLastLine"><text:s/><text:s/><text:s/><text:s/><text:s/><text:s/><text:s/><text:s/><text:s/><text:s/><text:s/><text:s/><text:s/><text:s/><text:s/><text:s/><text:s/><text:s/><text:s/><text:s/><text:s/><text:s/><text:s/><text:s/><text:s/><text:s/><text:s/><text:s/><text:s/><text:s/><text:s/><text:s/><text:s/>'my-maybe-reveal))))</text:p>
      <text:h text:style-name="Heading_20_1" text:outline-level="1"><text:bookmark-start text:name="OrgXref.sec-8"/><text:bookmark text:name="sec-8"/>開発サポート<text:bookmark-end text:name="OrgXref.sec-8"/></text:h>
      <text:h text:style-name="Heading_20_2" text:outline-level="2"><text:bookmark-start text:name="OrgXref.sec-8-1"/><text:bookmark text:name="sec-8-1"/>便利キーバインド<text:bookmark-end text:name="OrgXref.sec-8-1"/></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text:bookmark-start text:name="OrgXref.sec-8-2"/><text:bookmark text:name="sec-8-2"/>[gist.el] Gist インターフェイス<text:bookmark-end text:name="OrgXref.sec-8-2"/></text:h>
      <text:p text:style-name="OrgSrcBlock">(<text:span text:style-name="OrgSrcFontLockKeywordFace">when</text:span><text:s/>(autoload-if-found<text:s/>'gist<text:s/><text:span text:style-name="OrgSrcFontLockStringFace">"gist"</text:span><text:s/>nil<text:s/>t)</text:p>
      <text:p text:style-name="OrgSrcBlock"><text:span text:style-name="OrgSrcFontLockCommentDelimiterFace">;;<text:s/><text:s/></text:span><text:span text:style-name="OrgSrcFontLockCommentFace">(setq<text:s/>github-user<text:s/>"hoge")</text:span></text:p>
      <text:p text:style-name="OrgSrcBlockLastLine"><text:s/><text:s/>)</text:p>
      <text:h text:style-name="Heading_20_2" text:outline-level="2"><text:bookmark-start text:name="OrgXref.sec-8-3"/><text:bookmark text:name="sec-8-3"/>[doxymacs.el] Doxygen のコメントを簡単に入力する<text:bookmark-end text:name="OrgXref.sec-8-3"/></text:h>
      <text:p text:style-name="Text_20_body">

<text:a xlink:type="simple" xlink:href="http://doxymacs.sourceforge.net/">http://doxymacs.sourceforge.net/</text:a>

</text:p>
      <text:p text:style-name="OrgSrcBlock">(<text:span text:style-name="OrgSrcFontLockKeywordFace">when</text:span><text:s/>(autoload-if-found<text:s/>'doxymacs-mode<text:s/><text:span text:style-name="OrgSrcFontLockStringFace">"doxymacs"</text:span><text:s/>nil<text:s/>t)</text:p>
      <text:p text:style-name="OrgSrcBlock"><text:s/><text:s/>(add-hook<text:s/>'c-mode-common-hook<text:s/>'doxymacs-mode)</text:p>
      <text:p text:style-name="OrgSrcBlock"><text:s/><text:s/>(<text:span text:style-name="OrgSrcFontLockKeywordFace">eval-after-load</text:span><text:s/><text:span text:style-name="OrgSrcFontLockStringFace">"doxymacs"</text:span></text:p>
      <text:p text:style-name="OrgSrcBlock"><text:s/><text:s/><text:s/><text:s/><text:s/><text:s/><text:s/><text:s/>'(<text:span text:style-name="OrgSrcFontLockKeywordFace">progn</text:span></text:p>
      <text:p text:style-name="OrgSrcBlock"><text:s/><text:s/><text:s/><text:s/><text:s/><text:s/><text:s/><text:s/><text:s/><text:s/><text:s/>(setq<text:s/>doxymacs-doxygen-style<text:s/><text:span text:style-name="OrgSrcFontLockStringFace">"JavaDoc"</text:span>)</text:p>
      <text:p text:style-name="OrgSrcBlock"><text:s/><text:s/><text:s/><text:s/><text:s/><text:s/><text:s/><text:s/><text:s/><text:s/><text:s/>(add-hook<text:s/>'font-lock-mode-hook</text:p>
      <text:p text:style-name="OrgSrcBlock"><text:s/><text:s/><text:s/><text:s/><text:s/><text:s/><text:s/><text:s/><text:s/><text:s/><text:s/><text:s/><text:s/><text:s/><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pan text:style-name="OrgSrcFontLockKeywordFace">when</text:span><text:s/>(or<text:s/>(eq<text:s/>major-mode<text:s/>'c-mode)<text:s/>(eq<text:s/>major-mode<text:s/>'c++-mode))</text:p>
      <text:p text:style-name="OrgSrcBlock"><text:s/><text:s/><text:s/><text:s/><text:s/><text:s/><text:s/><text:s/><text:s/><text:s/><text:s/><text:s/><text:s/><text:s/><text:s/><text:s/><text:s/><text:s/><text:s/><text:s/><text:s/><text:s/><text:s/><text:s/><text:s/><text:s/><text:s/><text:s/><text:s/><text:s/><text:s/><text:s/><text:s/><text:s/><text:s/><text:s/><text:s/><text:s/><text:s/><text:s/><text:s/><text:s/>(doxymacs-font-lock))))</text:p>
      <text:p text:style-name="OrgSrcBlockLastLine"><text:s/><text:s/><text:s/><text:s/><text:s/><text:s/><text:s/><text:s/><text:s/><text:s/><text:s/>(define-key<text:s/>doxymacs-mode-map<text:s/>(kbd<text:s/><text:span text:style-name="OrgSrcFontLockStringFace">"C-c<text:s/>C-s"</text:span>)<text:s/>'ff-find-other-file))))</text:p>
      <text:h text:style-name="Heading_20_2" text:outline-level="2"><text:bookmark-start text:name="OrgXref.sec-8-4"/><text:bookmark text:name="sec-8-4"/>[matlab.el] Matlab用の設定<text:bookmark-end text:name="OrgXref.sec-8-4"/></text:h>
      <text:p text:style-name="OrgSrcBlock">(<text:span text:style-name="OrgSrcFontLockKeywordFace">when</text:span><text:s/>(and<text:s/>(eq<text:s/>window-system<text:s/>'ns)<text:s/>(=<text:s/>emacs-major-version<text:s/>23))</text:p>
      <text:p text:style-name="OrgSrcBlock"><text:s/><text:s/>(autoload<text:s/>'matlab-mode<text:s/><text:span text:style-name="OrgSrcFontLockStringFace">"matlab"</text:span><text:s/><text:span text:style-name="OrgSrcFontLockDocFace">"Enter<text:s/>Matlab<text:s/>mode."</text:span><text:s/>t)</text:p>
      <text:p text:style-name="OrgSrcBlock"><text:s/><text:s/>(setq<text:s/>auto-mode-alist<text:s/>(cons<text:s/>'(<text:span text:style-name="OrgSrcFontLockStringFace">"\\.m\\'"</text:span><text:s/>.<text:s/>matlab-mode)<text:s/>auto-mode-alist))</text:p>
      <text:p text:style-name="OrgSrcBlockLastLine"><text:s/><text:s/>(autoload<text:s/>'matlab-shell<text:s/><text:span text:style-name="OrgSrcFontLockStringFace">"matlab"</text:span><text:s/><text:span text:style-name="OrgSrcFontLockDocFace">"Interactive<text:s/>Matlab<text:s/>mode."</text:span><text:s/>t))</text:p>
      <text:h text:style-name="Heading_20_2" text:outline-level="2"><text:bookmark-start text:name="OrgXref.sec-8-5"/><text:bookmark text:name="sec-8-5"/>[auto-complete.el] 自動補完機能<text:bookmark-end text:name="OrgXref.sec-8-5"/></text:h>
      <text:p text:style-name="Text_20_body">
<text:a xlink:type="simple" xlink:href="http://cx4a.org/software/auto-complete/manual.ja.html">http://cx4a.org/software/auto-complete/manual.ja.html</text:a>

</text:p>
      <text:list text:continue-numbering="false" text:style-name="OrgBulletedList">
        <text:list-item>
          <text:p text:style-name="Text_20_body">
辞書データを使う（ <text:span text:style-name="OrgCode">ac-dictionary-directories</text:span> ）

</text:p>
        </text:list-item>
        <text:list-item>
          <text:p text:style-name="Text_20_body">
auto-complete.el, auto-complete-config.el, fuzzy.el, popup.el を使う．

</text:p>
        </text:list-item>
        <text:list-item>
          <text:p text:style-name="Text_20_body">
<text:a xlink:type="simple" xlink:href="http://cx4a.org/software/auto-complete/manual.ja.html">日本語マニュアル</text:a>

</text:p>
        </text:list-item>
        <text:list-item>
          <text:p text:style-name="Text_20_body">
ac-auto-start を 4 にしておけば，3文字までは TAB を yasnippet に渡せる．

</text:p>
        </text:list-item>
      </text:list>
      <text:p text:style-name="Text_20_body">

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

</text:p>
      <text:p text:style-name="Text_20_body">

情報源については，<text:a xlink:type="simple" xlink:href="http://cx4a.org/software/auto-complete/manual.ja.html#.E6.A8.99.E6.BA.96.E6.83.85.E5.A0.B1.E6.BA.90">オンラインマニュアル</text:a>を参照のこと．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onfig</text:span><text:s/>nil<text:s/>t)</text:p>
      <text:p text:style-name="OrgSrcBlock"><text:s/><text:s/><text:s/><text:s/><text:s/><text:s/><text:s/><text:s/><text:s/><text:s/><text:s/><text:s/><text:s/><text:s/><text:s/><text:s/><text:s/><text:s/>(ac-config-default)</text:p>
      <text:p text:style-name="OrgSrcBlock"><text:s/><text:s/><text:s/><text:s/><text:s/><text:s/><text:s/><text:s/><text:s/><text:s/><text:s/><text:s/><text:s/><text:s/><text:s/><text:s/><text:s/><text:s/>(<text:span text:style-name="OrgSrcFontLockKeywordFace">defun</text:span><text:s/><text:span text:style-name="OrgSrcFontLockFunctionNameFace">ac-org-mode-setup</text:span><text:s/>()</text:p>
      <text:p text:style-name="OrgSrcBlock"><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text:s/><text:s/><text:s/><text:s/><text:s/><text:s/><text:s/><text:s/><text:s/><text:s/><text:s/><text:s/>(setq<text:s/>ac-sources<text: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abbrev<text:s/>;<text:s/>Emacs<text:s/>の略語</text:span></text:p>
      <text:p text:style-name="OrgSrcBlock"><text:s/><text:s/><text:s/><text:s/><text:s/><text:s/><text:s/><text:s/><text:s/><text:s/><text:s/><text:s/><text:s/><text:s/><text:s/><text:s/><text:span text:style-name="OrgSrcFontLockCommentDelimiterFace">;;;<text:s/><text:s/><text:s/><text:s/><text:s/><text:s/><text:s/><text:s/><text:s/><text:s/><text:s/><text:s/><text:s/><text:s/><text:s/><text:s/><text:s/><text:s/><text:s/><text:s/><text:s/><text:s/><text:s/><text:s/><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functions</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gtag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imenu<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emantic</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symbols<text: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variables</text:span></text:p>
      <text:p text:style-name="OrgSrcBlock"><text:s/><text:s/><text:span text:style-name="OrgSrcFontLockCommentDelimiterFace">;;<text:s/><text:s/><text:s/><text:s/><text:s/><text:s/><text:s/><text:s/><text:s/><text:s/><text:s/><text:s/><text:s/><text:s/><text:s/><text:s/><text:s/><text:s/><text:s/><text:s/><text:s/><text:s/><text:s/><text:s/><text:s/><text:s/><text:s/><text:s/><text:s/></text:span><text:span text:style-name="OrgSrcFontLockCommentFace">ac-source-yasnippet</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OrgSrcBlock"><text:s/><text:s/><text:s/><text:s/><text:s/><text:s/><text:s/><text:s/><text:s/><text:s/><text:s/><text:s/><text:s/><text:s/><text:s/><text:s/><text:s/><text:s/>(add-hook<text:s/>'org-mode-hook<text:s/>'ac-org-mode-setup)</text:p>
      <text:p text:style-name="OrgSrcBlock"><text:s/><text:s/><text:s/><text:s/><text:s/><text:s/><text:s/><text:s/><text:s/><text:s/><text:s/><text:s/><text:s/><text:s/><text:s/><text:s/><text:s/><text:s/>(<text:span text:style-name="OrgSrcFontLockKeywordFace">defun</text:span><text:s/><text:span text:style-name="OrgSrcFontLockFunctionNameFace">ac-default-setup</text:span><text:s/>()</text:p>
      <text:p text:style-name="OrgSrcBlock"><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text:s/><text:s/><text:s/><text:s/><text:s/><text:s/><text:s/><text:s/><text:s/><text:s/><text:s/><text:s/>(setq<text:s/>ac-sources<text:s/>'(ac-source-abbrev</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words-in-same-mode-buffers)))</text:p>
      <text:p text:style-name="OrgSrcBlock"><text:s/><text:s/><text:s/><text:s/><text:s/><text:s/><text:s/><text:s/><text:s/><text:s/><text:span text:style-name="OrgSrcFontLockCommentDelimiterFace">;<text:s/><text:s/><text:s/><text:s/><text:s/><text:s/></text:span><text:span text:style-name="OrgSrcFontLockCommentFace">(setq<text:s/>ac-sources<text:s/>(append<text:s/>'(ac-source-abbrev</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dictionary</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text:s/></text:span><text:span text:style-name="OrgSrcFontLockCommentFace">ac-source-words-in-same-mode-buffers)</text:span></text:p>
      <text:p text:style-name="OrgSrcBlock"><text:s/><text:s/><text:s/><text:s/><text:s/><text:s/><text:s/><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ac-sources)))</text:span></text:p>
      <text:p text:style-name="OrgSrcBlock"><text:s/><text:s/><text:s/><text:s/><text:s/><text:s/><text:s/><text:s/><text:s/><text:s/><text:s/><text:s/><text:s/><text:s/><text:s/><text:s/><text:s/><text:s/>(<text:span text:style-name="OrgSrcFontLockKeywordFace">dolist</text:span><text:s/>(hook<text:s/>(list<text:s/>'perl-mode-hook<text:s/>'objc-mode-hook))</text:p>
      <text:p text:style-name="OrgSrcBlock"><text:s/><text:s/><text:s/><text:s/><text:s/><text:s/><text:s/><text:s/><text:s/><text:s/><text:s/><text:s/><text:s/><text:s/><text:s/><text:s/><text:s/><text:s/><text:s/><text:s/><text:s/><text:s/><text:s/><text:s/>(add-hook<text:s/>hook<text:s/>'ac-default-setup))</text:p>
      <text:p text:style-name="OrgSrcBlock"><text:s/><text:s/><text:s/><text:s/><text:s/><text:s/><text:s/><text:s/><text:s/><text:s/><text:s/><text:s/><text:s/><text:s/><text:s/><text:s/><text:s/><text:s/><text:span text:style-name="OrgSrcFontLockCommentDelimiterFace">;;<text:s/></text:span><text:span text:style-name="OrgSrcFontLockCommentFace">*scratch*<text:s/>バッファでは無効化</text:span></text:p>
      <text:p text:style-name="OrgSrcBlock"><text:s/><text:s/><text:s/><text:s/><text:s/><text:s/><text:s/><text:s/><text:s/><text:s/><text:s/><text:s/><text:s/><text:s/><text:s/><text:s/><text:s/><text:s/>(add-hook<text:s/>'lisp-mode-hook</text:p>
      <text:p text:style-name="OrgSrcBlock"><text:s/><text:s/><text:s/><text:s/><text:s/><text:s/><text:s/><text:s/><text:s/><text:s/><text:s/><text:s/><text:s/><text:s/><text:s/><text:s/><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default-setup))))</text:p>
      <text:p text:style-name="OrgSrcBlock"><text:s/><text:s/><text:s/><text:s/><text:s/><text:s/><text:s/><text:s/><text:s/><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text:s/><text:s/><text:s/><text:s/><text:s/><text:s/><text:s/><text:s/><text:span text:style-name="OrgSrcFontLockCommentDelimiterFace">;;<text:s/></text:span><text:span text:style-name="OrgSrcFontLockCommentFace">lisp,<text:s/>c,<text:s/>c++,<text:s/>java,<text:s/>perl,<text:s/>cperl,<text:s/>python,<text:s/>makefile,<text:s/>sh,<text:s/>fortran,<text:s/>f90</text:span></text:p>
      <text:p text:style-name="OrgSrcBlock"><text:s/><text:s/><text:s/><text:s/><text:s/><text:s/><text:s/><text:s/><text:s/><text:s/><text:s/><text:s/><text:s/><text:s/><text:s/><text:s/><text:s/><text:s/>(global-auto-complete-mode<text:s/>t)</text:p>
      <text:p text:style-name="OrgSrcBlock"><text:s/><text:s/><text:s/><text:s/><text:s/><text:s/><text:s/><text:s/><text:s/><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text:s/><text:s/><text:s/><text:s/><text:s/><text:s/><text:s/><text:s/><text:s/>(add-to-list<text:s/>'ac-modes<text:s/>'objc-mode)</text:p>
      <text:p text:style-name="OrgSrcBlock"><text:s/><text:s/><text:s/><text:s/><text:s/><text:s/><text:s/><text:s/><text:s/><text:s/><text:s/><text:s/><text:s/><text:s/><text:s/><text:s/><text:s/><text:s/>(add-to-list<text:s/>'ac-modes<text:s/>'org-mode)</text:p>
      <text:p text:style-name="OrgSrcBlock"><text:s/><text:s/><text:s/><text:s/><text:s/><text:s/><text:s/><text:s/><text:s/><text:s/><text:s/><text:s/><text:s/><text:s/><text:s/><text:s/><text:s/><text:s/><text:span text:style-name="OrgSrcFontLockCommentDelimiterFace">;;<text:s/></text:span><text:span text:style-name="OrgSrcFontLockCommentFace">辞書</text:span></text:p>
      <text:p text:style-name="OrgSrcBlock"><text:s/><text:s/><text:s/><text:s/><text:s/><text:s/><text:s/><text:s/><text:s/><text:s/><text:s/><text:s/><text:s/><text:s/><text:s/><text:s/><text:s/><text:s/>(add-to-list<text:s/>'ac-dictionary-directories<text:s/>(concat<text:s/>default-path<text:s/><text:span text:style-name="OrgSrcFontLockStringFace">"ac-dict"</text:span>))</text:p>
      <text:p text:style-name="OrgSrcBlock"><text:s/><text:s/><text:s/><text:s/><text:s/><text:s/><text:s/><text:s/><text:s/><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text:s/><text:s/><text:s/><text:s/><text:s/><text:s/><text:s/><text:s/>(setq<text:s/>ac-auto-start<text:s/>4)</text:p>
      <text:p text:style-name="OrgSrcBlock"><text:s/><text:s/><text:s/><text:s/><text:s/><text:s/><text:s/><text:s/><text:s/><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text:s/><text:s/><text:s/><text:s/><text:s/><text:s/><text:s/><text:s/>(setq<text:s/>ac-auto-show-menu<text:s/>1.0)</text:p>
      <text:p text:style-name="OrgSrcBlock"><text:s/><text:s/><text:s/><text:s/><text:s/><text:s/><text:s/><text:s/><text:s/><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text:s/><text:s/><text:s/><text:s/><text:s/><text:s/><text:s/><text:s/>(setq<text:s/>ac-use-quick-help<text:s/>t)</text:p>
      <text:p text:style-name="OrgSrcBlock"><text:s/><text:s/><text:s/><text:s/><text:s/><text:s/><text:s/><text:s/><text:s/><text:s/><text:s/><text:s/><text:s/><text:s/><text:s/><text:s/><text:s/><text:s/>(setq<text:s/>ac-quick-help-delay<text:s/>2.0)</text:p>
      <text:p text:style-name="OrgSrcBlock"><text:s/><text:s/><text:s/><text:s/><text:s/><text:s/><text:s/><text:s/><text:s/><text:s/><text:s/><text:s/><text:s/><text:s/><text:s/><text:s/><text:s/><text:s/>(setq<text:s/>ac-quick-help-height<text:s/>10)</text:p>
      <text:p text:style-name="OrgSrcBlock"><text:s/><text:s/><text:s/><text:s/><text:s/><text:s/><text:s/><text:s/><text:s/><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text:s/><text:s/><text:s/><text:s/><text:s/><text:s/><text:s/><text:s/>(setq<text:s/>ac-use-menu-map<text:s/>t)</text:p>
      <text:p text:style-name="OrgSrcBlock"><text:s/><text:s/><text:s/><text:s/><text:s/><text:s/><text:s/><text:s/><text:s/><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text:s/><text:s/><text:s/><text:s/><text:s/><text:s/><text:s/><text:s/><text:s/>(define-key<text:s/>ac-completing-map<text:s/>[tab]<text:s/>'ac-complete)</text:p>
      <text:p text:style-name="OrgSrcBlock"><text:s/><text:s/><text:s/><text:s/><text:s/><text:s/><text:s/><text:s/><text:s/><text:s/><text:s/><text:s/><text:s/><text:s/><text:s/><text:s/><text:s/><text:s/><text:span text:style-name="OrgSrcFontLockCommentDelimiterFace">;;<text:s/></text:span><text:span text:style-name="OrgSrcFontLockCommentFace">RET<text:s/>での補完を禁止</text:span></text:p>
      <text:p text:style-name="OrgSrcBlock"><text:s/><text:s/><text:s/><text:s/><text:s/><text:s/><text:s/><text:s/><text:s/><text:s/><text:s/><text:s/><text:s/><text:s/><text:s/><text:s/><text:s/><text:s/>(define-key<text:s/>ac-completing-map<text:s/><text:span text:style-name="OrgSrcFontLockStringFace">"\r"</text:span><text:s/>nil)</text:p>
      <text:p text:style-name="OrgSrcBlock"><text:s/><text:s/><text:s/><text:s/><text:s/><text:s/><text:s/><text:s/><text:s/><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text:s/><text:s/><text:s/><text:s/><text:s/><text:s/><text:s/><text:s/>(setq<text:s/>popup-use-optimized-column-computation<text:s/>nil))</text:p>
      <text:p text:style-name="OrgSrcBlockLastLine"><text:s/><text:s/><text:s/><text:s/><text:s/><text:s/><text:s/><text:s/><text:s/><text:s/><text:s/><text:s/><text:s/><text:s/><text:s/><text:s/><text:s/><text:s/><text:span text:style-name="OrgSrcFontLockCommentDelimiterFace">;;</text:span><text:span text:style-name="OrgSrcFontLockCommentFace">(setq<text:s/>ac-candidate-max<text:s/>10)</text:span></text:p>
      <text:h text:style-name="Heading_20_2" text:outline-level="2"><text:bookmark-start text:name="OrgXref.sec-8-6"/><text:bookmark text:name="sec-8-6"/>[auto-complete-clang.el] オムニ補完<text:bookmark-end text:name="OrgXref.sec-8-6"/></text:h>
      <text:p text:style-name="Text_20_body">

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emacs.d/</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

</text:p>
      <text:p text:style-name="Text_20_body">

現状では，補完直後にデフォルトの引数がすべて書き込まれてしまう．なんかうまいことしたいものだ．

</text:p>
      <text:p text:style-name="OrgSrcBlockLastLine">clang<text:s/>-cc1<text:s/>-x<text:s/>c++-header<text:s/>-fcxx-exceptions<text:s/>./stdafx.h<text:s/>-emit-pch<text:s/>-o<text:s/>./stdafx.pch<text:s/>-I/opt/local/include<text:s/>-I/opt/local/include/netpbm</text:p>
      <text:p text:style-name="Text_20_body">
以下の設定は，先に <text:span text:style-name="OrgCode">auto-complete.el</text:span> に関する設定を読み込んでいることを前提としている．

</text:p>
      <text:p text:style-name="OrgSrcBlock"><text:s/><text:s/><text:s/><text:s/><text:s/><text:s/><text:s/><text:s/><text:s/><text:s/><text:s/><text:s/><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text:s/><text:s/><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text:s/><text:s/><text:s/><text:s/><text:s/><text:s/><text:s/><text:s/>(<text:span text:style-name="OrgSrcFontLockKeywordFace">defun</text:span><text:s/><text:span text:style-name="OrgSrcFontLockFunctionNameFace">ac-cc-mode-setup</text:span><text:s/>()</text:p>
      <text:p text:style-name="OrgSrcBlock"><text:span text:style-name="OrgSrcFontLockCommentDelimiterFace">;;<text:s/><text:s/><text:s/><text:s/><text:s/><text:s/><text:s/><text:s/><text:s/><text:s/><text:s/><text:s/></text:span><text:span text:style-name="OrgSrcFontLockCommentFace">(message<text:s/>"<text:s/>&gt;&gt;<text:s/>Auto-complete-clang")</text:span></text:p>
      <text:p text:style-name="OrgSrcBlock"><text:s/><text:s/><text:s/><text:s/><text:s/><text:s/><text:s/><text:s/><text:s/><text:s/><text:s/><text:s/><text:s/><text:s/><text:s/><text:s/><text:s/><text:s/><text:s/><text:s/><text:s/><text:s/><text:s/><text:s/><text:span text:style-name="OrgSrcFontLockCommentDelimiterFace">;;<text:s/><text:s/><text:s/><text:s/><text:s/><text:s/></text:span><text:span text:style-name="OrgSrcFontLockCommentFace">(setq<text:s/>ac-clang-prefix-header<text:s/>"stdafx.pch")</text:span></text:p>
      <text:p text:style-name="OrgSrcBlock"><text:span text:style-name="OrgSrcFontLockCommentDelimiterFace">;;<text:s/><text:s/><text:s/><text:s/><text:s/><text:s/><text:s/><text:s/><text:s/><text:s/><text:s/><text:s/></text:span><text:span text:style-name="OrgSrcFontLockCommentFace">(setq<text:s/>ac-auto-start<text:s/>0)</text:span></text:p>
      <text:p text:style-name="OrgSrcBlock"><text:s/><text:s/><text:s/><text:s/><text:s/><text:s/><text:s/><text:s/><text:s/><text:s/><text:s/><text:s/><text:s/><text:s/><text:s/><text:s/><text:s/><text:s/><text:s/><text:s/><text:s/><text:s/><text:s/><text:s/>(setq<text:s/>ac-clang-prefix-header<text:s/><text:span text:style-name="OrgSrcFontLockStringFace">"~/.emacs.d/stdafx.pch"</text:span>)</text:p>
      <text:p text:style-name="OrgSrcBlock"><text:s/><text:s/><text:s/><text:s/><text:s/><text:s/><text:s/><text:s/><text:s/><text:s/><text:s/><text:s/><text:s/><text:s/><text:s/><text:s/><text:s/><text:s/><text:s/><text:s/><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text:s/><text:s/><text:s/><text:s/><text:s/><text:s/><text:s/><text:s/><text:s/><text:s/><text:s/><text:s/>(setq<text:s/>ac-sources<text:s/>'(ac-source-clang</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ac-source-gtags))</text:p>
      <text:p text:style-name="OrgSrcBlock"><text:s/><text:s/><text:s/><text:s/><text:s/><text:s/><text:s/><text:s/><text:s/><text:s/><text:s/><text:s/><text:s/><text:s/><text:s/><text:s/><text:s/><text:s/><text:s/><text:s/><text:s/><text:s/><text:s/><text:s/>)</text:p>
      <text:p text:style-name="OrgSrcBlockLastLine"><text:s/><text:s/><text:s/><text:s/><text:s/><text:s/><text:s/><text:s/><text:s/><text:s/><text:s/><text:s/><text:s/><text:s/><text:s/><text:s/><text:s/><text:s/>(add-hook<text:s/>'c-mode-common-hook<text:s/>'ac-cc-mode-setup))</text:p>
      <text:p text:style-name="Text_20_body">
次のコードを hoge.cpp として保存し，=v= と <text:span text:style-name="OrgCode">t</text:span> について補完できれば， <text:span text:style-name="OrgCode">STL</text:span> と <text:span text:style-name="OrgCode">Boost</text:span> のプリコンパイルヘッダが有効になっていることを確認できる．

</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text:bookmark-start text:name="OrgXref.sec-8-6-1"/><text:bookmark text:name="sec-8-6-1"/>参考サイト<text:bookmark-end text:name="OrgXref.sec-8-6-1"/></text:h>
      <text:list text:continue-numbering="false" text:style-name="OrgBulletedList">
        <text:list-item>
          <text:p text:style-name="Text_20_body">
<text:a xlink:type="simple" xlink:href="http://d.hatena.ne.jp/kenbell1988/20120428/1335609313">http://d.hatena.ne.jp/kenbell1988/20120428/1335609313</text:a>

</text:p>
        </text:list-item>
        <text:list-item>
          <text:p text:style-name="Text_20_body">
<text:a xlink:type="simple" xlink:href="http://d.hatena.ne.jp/whitypig/20110306/1299416655">http://d.hatena.ne.jp/whitypig/20110306/1299416655</text:a>

</text:p>
        </text:list-item>
        <text:list-item>
          <text:p text:style-name="Text_20_body">
<text:a xlink:type="simple" xlink:href="http://d.hatena.ne.jp/yano-htn/?of=30">http://d.hatena.ne.jp/yano-htn/?of=30</text:a>

</text:p>
        </text:list-item>
        <text:list-item>
          <text:p text:style-name="Text_20_body">
<text:a xlink:type="simple" xlink:href="http://www.nomtats.com/2010/11/auto-completeelemacs.html">http://www.nomtats.com/2010/11/auto-completeelemacs.html</text:a>

</text:p>
        </text:list-item>
        <text:list-item>
          <text:p text:style-name="Text_20_body">
<text:a xlink:type="simple" xlink:href="http://www.plugmasters.com.br/plugfeed/post/73768/awesome-cc-autocompletion-in-emacs">http://www.plugmasters.com.br/plugfeed/post/73768/awesome-cc-autocompletion-in-emacs</text:a>

</text:p>
        </text:list-item>
      </text:list>
      <text:h text:style-name="Heading_20_2" text:outline-level="2"><text:bookmark-start text:name="OrgXref.sec-8-7"/><text:bookmark text:name="sec-8-7"/>[hideshowvis.el] 関数の表示／非表示<text:bookmark-end text:name="OrgXref.sec-8-7"/></text:h>
      <text:p text:style-name="Text_20_body">
<text:a xlink:type="simple" xlink:href="http://www.emacswiki.org/emacs/hideshowvis.el">http://www.emacswiki.org/emacs/hideshowvis.el</text:a>

</text:p>
      <text:p text:style-name="OrgSrcBlock">(<text:span text:style-name="OrgSrcFontLockKeywordFace">when</text:span><text:s/>(and<text:s/>(eq<text:s/>window-system<text:s/>'ns)<text:s/>(=<text:s/>emacs-major-version<text:s/>23))</text:p>
      <text:p text:style-name="OrgSrcBlock"><text:s/><text:s/>(autoload<text:s/>'hideshowvis-enable<text:s/><text:span text:style-name="OrgSrcFontLockStringFace">"hideshowvis"</text:span><text:s/><text:span text:style-name="OrgSrcFontLockDocFace">"Highlight<text:s/>foldable<text:s/>regions"</text:span>)</text:p>
      <text:p text:style-name="OrgSrcBlock"><text:s/><text:s/>(autoload<text:s/>'hideshowvis-minor-mode<text:s/><text:span text:style-name="OrgSrcFontLockStringFace">"hideshowvis"</text:span></text:p>
      <text:p text:style-name="OrgSrcBlock"><text:s/><text:s/><text:s/><text:s/><text:s/><text:s/><text:s/><text:s/><text:span text:style-name="OrgSrcFontLockDocFace">"Will<text:s/>indicate<text:s/>regions<text:s/>foldable<text:s/>with<text:s/>hideshow<text:s/>in<text:s/>the<text:s/>fringe."</text:span><text:s/>'interactive)</text:p>
      <text:p text:style-name="OrgSrcBlock"><text:s/><text:s/>(add-hook<text:s/>'emacs-lisp-mode-hook</text:p>
      <text:p text:style-name="OrgSrcBlock"><text:s/><text:s/><text:s/><text:s/><text:s/><text:s/><text:s/><text:s/><text:s/><text:s/><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hideshowvis-enable))))</text:p>
      <text:p text:style-name="OrgSrcBlock"><text:s/><text:s/>(<text:span text:style-name="OrgSrcFontLockKeywordFace">dolist</text:span><text:s/>(hook<text:s/>(list<text:s/>'perl-mode-hook<text:s/>'c-mode-common-hook))</text:p>
      <text:p text:style-name="OrgSrcBlockLastLine"><text:s/><text:s/><text:s/><text:s/><text:s/><text:s/><text:s/><text:s/>(add-hook<text:s/>hook<text:s/>'hideshowvis-enable)))</text:p>
      <text:h text:style-name="Heading_20_3" text:outline-level="3"><text:bookmark-start text:name="OrgXref.sec-8-7-1"/><text:bookmark text:name="sec-8-7-1"/>キーバインド<text:bookmark-end text:name="OrgXref.sec-8-7-1"/></text:h>
      <text:p text:style-name="Text_20_body">
Hide or show current block of souces

</text:p>
      <text:p text:style-name="OrgSrcBlock">(global-set-key<text:s/>(kbd<text:s/><text:span text:style-name="OrgSrcFontLockStringFace">"C-("</text:span>)<text:s/>'hs-hide-block)</text:p>
      <text:p text:style-name="OrgSrcBlockLastLine">(global-set-key<text:s/>(kbd<text:s/><text:span text:style-name="OrgSrcFontLockStringFace">"C-)"</text:span>)<text:s/>'hs-show-block)</text:p>
      <text:h text:style-name="Heading_20_1" text:outline-level="1"><text:bookmark-start text:name="OrgXref.sec-9"/><text:bookmark text:name="sec-9"/>Org Mode  <text:s text:c="2"/><text:span text:style-name="OrgTag"><text:span text:style-name="Thinking">Thinking</text:span></text:span><text:bookmark-end text:name="OrgXref.sec-9"/></text:h>
      <text:h text:style-name="Heading_20_2" text:outline-level="2"><text:bookmark-start text:name="OrgXref.sec-9-1"/><text:bookmark text:name="sec-9-1"/>基本設定<text:bookmark-end text:name="OrgXref.sec-9-1"/></text:h>
      <text:p text:style-name="OrgSrcBlock"><text:s/><text:s/>(<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text:s/><text:s/><text:s/><text:s/><text:s/>(<text:span text:style-name="OrgSrcFontLockKeywordFace">eval-after-load</text:span><text:s/><text:span text:style-name="OrgSrcFontLockStringFace">"org"</text:span></text:p>
      <text:p text:style-name="OrgSrcBlock"><text:s/><text:s/><text:s/><text:s/><text:s/><text:s/><text:s/><text:s/><text:s/><text:s/>'(<text:span text:style-name="OrgSrcFontLockKeywordFace">progn</text:span></text:p>
      <text:p text:style-name="OrgSrcBlock"/>
      <text:p text:style-name="OrgSrcBlock"><text:span text:style-name="OrgSrcFontLockCommentDelimiterFace">;<text:s/><text:s/><text:s/><text:s/><text:s/><text:s/><text:s/><text:s/><text:s/></text:span><text:span text:style-name="OrgSrcFontLockCommentFace">(require<text:s/>'org-install)</text:span></text:p>
      <text:p text:style-name="OrgSrcBlock"><text:s/><text:s/><text:s/><text:s/><text:s/><text:s/><text:s/><text:s/><text:s/><text:s/><text:s/><text:s/><text:s/><text:s/><text:s/><text:s/><text:s/>(<text:span text:style-name="OrgSrcFontLockKeywordFace">require</text:span><text:s/>'<text:span text:style-name="OrgSrcFontLockConstantFace">org-extension</text:span><text:s/>nil<text:s/>t)</text:p>
      <text:p text:style-name="OrgSrcBlock"><text:s/><text:s/><text:s/><text:s/><text:s/><text:s/><text:s/><text:s/><text:s/><text:s/><text:s/><text:s/><text:s/><text:s/><text:s/><text:s/><text:s/>(<text:span text:style-name="OrgSrcFontLockKeywordFace">require</text:span><text:s/>'<text:span text:style-name="OrgSrcFontLockConstantFace">org-habit</text:span>)</text:p>
      <text:p text:style-name="OrgSrcBlock"><text:s/><text:s/><text:s/><text:s/><text:s/><text:s/><text:s/><text:s/><text:s/><text:s/><text:s/><text:s/><text:s/><text:s/><text:s/><text:s/><text:s/>(<text:span text:style-name="OrgSrcFontLockKeywordFace">require</text:span><text:s/>'<text:span text:style-name="OrgSrcFontLockConstantFace">org-mobile</text:span>)</text:p>
      <text:p text:style-name="OrgSrcBlock"/>
      <text:p text:style-name="OrgSrcBlock"><text:s/><text:s/><text:s/><text:s/><text:s/><text:s/><text:s/><text:s/><text:s/><text:s/><text:s/><text:s/><text:s/><text:s/><text:s/><text:s/><text:s/>(setq<text:s/>auto-mode-alist</text:p>
      <text:p text:style-name="OrgSrcBlock"><text:s/><text:s/><text:s/><text:s/><text:s/><text:s/><text:s/><text:s/><text:s/><text:s/><text:s/><text:s/><text:s/><text:s/><text:s/><text:s/><text:s/><text:s/><text:s/><text:s/><text:s/><text:s/><text:s/><text:s/><text:s/><text:s/><text:s/>(cons<text:s/>(cons<text:s/><text:span text:style-name="OrgSrcFontLockStringFace">"\\.org$"</text:span><text:s/>'org-mode)<text:s/>auto-mode-alist))</text:p>
      <text:p text:style-name="OrgSrcBlock"><text:s/><text:s/><text:s/><text:s/><text:s/><text:s/><text:s/><text:s/><text:s/><text:s/><text:s/><text:s/><text:s/><text:s/><text:s/><text:s/><text:s/>(push<text:s/>'(<text:span text:style-name="OrgSrcFontLockStringFace">"\\.txt\\'"</text:span><text:s/>.<text:s/>org-mode)<text:s/>auto-mode-alist)</text:p>
      <text:p text:style-name="OrgSrcBlock"/>
      <text:p text:style-name="OrgSrcBlock"><text:s/><text:s/><text:s/><text:s/><text:s/><text:s/><text:s/><text:s/><text:s/><text:s/><text:s/><text:s/><text:s/><text:s/><text:s/><text:s/><text:s/><text:span text:style-name="OrgSrcFontLockCommentDelimiterFace">;;<text:s/></text:span><text:span text:style-name="OrgSrcFontLockCommentFace">Set<text:s/>checksum<text:s/>program<text:s/>path<text:s/>for<text:s/>windows</text:span></text:p>
      <text:p text:style-name="OrgSrcBlock"><text:s/><text:s/><text:s/><text:s/><text:s/><text:s/><text:s/><text:s/><text:s/><text:s/><text:s/><text:s/><text:s/><text:s/><text:s/><text:s/><text:s/>(<text:span text:style-name="OrgSrcFontLockKeywordFace">when</text:span><text:s/>(eq<text:s/>window-system<text:s/>'w32)</text:p>
      <text:p text:style-name="OrgSrcBlock"><text:s/><text:s/><text:s/><text:s/><text:s/><text:s/><text:s/><text:s/><text:s/><text:s/><text:s/><text:s/><text:s/><text:s/><text:s/><text:s/><text:s/><text:s/><text:s/>(setq<text:s/>org-mobile-checksum-binary<text:s/><text:span text:style-name="OrgSrcFontLockStringFace">"~/Dropbox/do/cksum.exe"</text:span>))</text:p>
      <text:p text:style-name="OrgSrcBlock"/>
      <text:p text:style-name="OrgSrcBlock"><text:s/><text:s/><text:s/><text:s/><text:s/><text:s/><text:s/><text:s/><text:s/><text:s/><text:s/><text:s/><text:s/><text:s/><text:s/><text:s/><text:s/><text:span text:style-name="OrgSrcFontLockCommentDelimiterFace">;;<text:s/></text:span><text:span text:style-name="OrgSrcFontLockCommentFace">org<text:s/>ファイルの集中管理</text:span></text:p>
      <text:p text:style-name="OrgSrcBlock"><text:s/><text:s/><text:s/><text:s/><text:s/><text:s/><text:s/><text:s/><text:s/><text:s/><text:s/><text:s/><text:s/><text:s/><text:s/><text:s/><text:s/>(setq<text:s/>org-directory<text:s/><text:span text:style-name="OrgSrcFontLockStringFace">"~/Dropbox/org/"</text:span>)</text:p>
      <text:p text:style-name="OrgSrcBlock"/>
      <text:p text:style-name="OrgSrcBlock"><text:s/><text:s/><text:s/><text:s/><text:s/><text:s/><text:s/><text:s/><text:s/><text:s/><text:s/><text:s/><text:s/><text:s/><text:s/><text:s/><text:s/><text:span text:style-name="OrgSrcFontLockCommentDelimiterFace">;;<text:s/></text:span><text:span text:style-name="OrgSrcFontLockCommentFace">Set<text:s/>default<text:s/>table<text:s/>export<text:s/>format</text:span></text:p>
      <text:p text:style-name="OrgSrcBlock"><text:s/><text:s/><text:s/><text:s/><text:s/><text:s/><text:s/><text:s/><text:s/><text:s/><text:s/><text:s/><text:s/><text:s/><text:s/><text:s/><text:s/>(setq<text:s/>org-table-export-default-format<text:s/><text:span text:style-name="OrgSrcFontLockStringFace">"orgtbl-to-csv"</text:span>)</text:p>
      <text:p text:style-name="OrgSrcBlock"/>
      <text:p text:style-name="OrgSrcBlock"><text:s/><text:s/><text:s/><text:s/><text:s/><text:s/><text:s/><text:s/><text:s/><text:s/><text:s/><text:s/><text:s/><text:s/><text:s/><text:s/><text:s/><text:span text:style-name="OrgSrcFontLockCommentDelimiterFace">;;<text:s/></text:span><text:span text:style-name="OrgSrcFontLockCommentFace">Toggle<text:s/>inline<text:s/>images<text:s/>display<text:s/>at<text:s/>startup</text:span></text:p>
      <text:p text:style-name="OrgSrcBlock"><text:s/><text:s/><text:s/><text:s/><text:s/><text:s/><text:s/><text:s/><text:s/><text:s/><text:s/><text:s/><text:s/><text:s/><text:s/><text:s/><text:s/>(setq<text:s/>org-startup-with-inline-images<text:s/>t)</text:p>
      <text:p text:style-name="OrgSrcBlock"/>
      <text:p text:style-name="OrgSrcBlock"><text:s/><text:s/><text:s/><text:s/><text:s/><text:s/><text:s/><text:s/><text:s/><text:s/><text:s/><text:s/><text:s/><text:s/><text:s/><text:s/><text:s/><text:span text:style-name="OrgSrcFontLockCommentDelimiterFace">;;<text:s/></text:span><text:span text:style-name="OrgSrcFontLockCommentFace">dvipng</text:span></text:p>
      <text:p text:style-name="OrgSrcBlock"><text:s/><text:s/><text:s/><text:s/><text:s/><text:s/><text:s/><text:s/><text:s/><text:s/><text:s/><text:s/><text:s/><text:s/><text:s/><text:s/><text:s/>(setq<text:s/>org-export-with-LaTeX-fragments<text:s/>t)</text:p>
      <text:p text:style-name="OrgSrcBlock"/>
      <text:p text:style-name="OrgSrcBlock"><text:s/><text:s/><text:s/><text:s/><text:s/><text:s/><text:s/><text:s/><text:s/><text:s/><text:s/><text:s/><text:s/><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text:s/><text:s/><text:s/><text:s/><text:s/><text:s/><text:s/><text:s/><text:s/><text:s/><text:s/><text:s/>(add-hook<text:s/>'before-save-hook<text:s/>'org-update-all-dblocks)</text:p>
      <text:p text:style-name="OrgSrcBlock"/>
      <text:p text:style-name="OrgSrcBlock"><text:s/><text:s/><text:s/><text:s/><text:s/><text:s/><text:s/><text:s/><text:s/><text:s/><text:s/><text:s/><text:s/><text:s/><text:s/><text:s/><text:s/><text:span text:style-name="OrgSrcFontLockCommentDelimiterFace">;;<text:s/></text:span><text:span text:style-name="OrgSrcFontLockCommentFace">アーカイブファイルの名称を指定</text:span></text:p>
      <text:p text:style-name="OrgSrcBlock"><text:s/><text:s/><text:s/><text:s/><text:s/><text:s/><text:s/><text:s/><text:s/><text:s/><text:s/><text:s/><text:s/><text:s/><text:s/><text:s/><text:s/>(setq<text:s/>org-archive-location<text:s/><text:span text:style-name="OrgSrcFontLockStringFace">"%s_archive::"</text:span>)</text:p>
      <text:p text:style-name="OrgSrcBlock"/>
      <text:p text:style-name="OrgSrcBlock"><text:s/><text:s/><text:s/><text:s/><text:s/><text:s/><text:s/><text:s/><text:s/><text:s/><text:s/><text:s/><text:s/><text:s/><text:s/><text:s/><text:s/><text:span text:style-name="OrgSrcFontLockCommentDelimiterFace">;;<text:s/></text:span><text:span text:style-name="OrgSrcFontLockCommentFace">タイムスタンプによるログ収集設定</text:span></text:p>
      <text:p text:style-name="OrgSrcBlock"><text:s/><text:s/><text:s/><text:s/><text:s/><text:s/><text:s/><text:s/><text:s/><text:s/><text:s/><text:s/><text:s/><text:s/><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text:s/><text:s/><text:s/><text:s/><text:s/><text:s/><text:s/><text:s/><text:s/><text:s/><text:s/><text:s/><text:span text:style-name="OrgSrcFontLockCommentDelimiterFace">;;<text:s/></text:span><text:span text:style-name="OrgSrcFontLockCommentFace">ログをドロアーに入れる</text:span></text:p>
      <text:p text:style-name="OrgSrcBlock"><text:s/><text:s/><text:s/><text:s/><text:s/><text:s/><text:s/><text:s/><text:s/><text:s/><text:s/><text:s/><text:s/><text:s/><text:s/><text:s/><text:s/>(setq<text:s/>org-log-into-drawer<text:s/>t)</text:p>
      <text:p text:style-name="OrgSrcBlock"/>
      <text:p text:style-name="OrgSrcBlock"><text:s/><text:s/><text:s/><text:s/><text:s/><text:s/><text:s/><text:s/><text:s/><text:s/><text:s/><text:s/><text:s/><text:s/><text:s/><text:s/><text:s/><text:span text:style-name="OrgSrcFontLockCommentDelimiterFace">;;<text:s/></text:span><text:span text:style-name="OrgSrcFontLockCommentFace">タイマーの音</text:span></text:p>
      <text:p text:style-name="OrgSrcBlock"><text:s/><text:s/><text:s/><text:s/><text:s/><text:s/><text:s/><text:s/><text:s/><text:s/><text:s/><text:s/><text:s/><text:s/><text:s/><text:s/><text:s/><text:span text:style-name="OrgSrcFontLockCommentDelimiterFace">;;<text:s/></text:span><text:span text:style-name="OrgSrcFontLockCommentFace">(lsetq<text:s/>org-clock-sound<text:s/>"");</text:span></text:p>
      <text:p text:style-name="OrgSrcBlockLastLine"><text:s/><text:s/>)))</text:p>
      <text:h text:style-name="Heading_20_2" text:outline-level="2"><text:bookmark-start text:name="OrgXref.sec-9-2"/><text:bookmark text:name="sec-9-2"/>contribution を使う<text:bookmark-end text:name="OrgXref.sec-9-2"/></text:h>
      <text:p text:style-name="OrgSrcBlockLastLine">(setq<text:s/>load-path<text:s/>(append<text:s/>'(<text:span text:style-name="OrgSrcFontLockStringFace">"~/devel/taka/org-mode/contrib/lisp"</text:span>)<text:s/>load-path))</text:p>
      <text:h text:style-name="Heading_20_2" text:outline-level="2"><text:bookmark-start text:name="OrgXref.sec-9-3"/><text:bookmark text:name="sec-9-3"/>iCal との連携<text:bookmark-end text:name="OrgXref.sec-9-3"/></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text:span text:style-name="OrgSrcFontLockCommentDelimiterFace">;;<text:s/></text:span><text:span text:style-name="OrgSrcFontLockCommentFace">~/Dropbox/Public<text:s/>は第三者に探索される可能性があるので要注意</text:span></text:p>
      <text:p text:style-name="OrgSrcBlock"><text:s/><text:s/><text:s/><text:s/><text:s/><text:s/><text:s/><text:s/><text:s/><text:s/><text:s/><text:span text:style-name="OrgSrcFontLockCommentDelimiterFace">;;<text:s/></text:span><text:span text:style-name="OrgSrcFontLockCommentFace">default<text:s/>=<text:s/>~/org.ics</text:span></text:p>
      <text:p text:style-name="OrgSrcBlock"><text:s/><text:s/><text:s/><text:s/><text:s/><text:s/><text:s/><text:s/><text:s/><text:s/><text:s/><text:span text:style-name="OrgSrcFontLockCommentDelimiterFace">;;<text:s/></text:span><text:span text:style-name="OrgSrcFontLockCommentFace">C-c<text:s/>C-e<text:s/>i<text:s/>org-export-icalendar-this-file</text:span></text:p>
      <text:p text:style-name="OrgSrcBlock"><text:s/><text:s/><text:s/><text:s/><text:s/><text:s/><text:s/><text:s/><text:s/><text:s/><text:s/><text:span text:style-name="OrgSrcFontLockCommentDelimiterFace">;;<text:s/></text:span><text:span text:style-name="OrgSrcFontLockCommentFace">C-c<text:s/>C-e<text:s/>I<text:s/>org-export-icalendar-all-agenda-files</text:span></text:p>
      <text:p text:style-name="OrgSrcBlock"><text:s/><text:s/><text:s/><text:s/><text:s/><text:s/><text:s/><text:s/><text:s/><text:s/><text:s/><text:span text:style-name="OrgSrcFontLockCommentDelimiterFace">;;<text:s/></text:span><text:span text:style-name="OrgSrcFontLockCommentFace">C-c<text:s/>C-e<text:s/>c<text:s/>org-export-icalendar-all-combine-agenda-files</text:span></text:p>
      <text:p text:style-name="OrgSrcBlock"><text:s/><text:s/><text:s/><text:s/><text:s/><text:s/><text:s/><text:s/><text:s/><text:s/><text:s/><text:span text:style-name="OrgSrcFontLockCommentDelimiterFace">;;<text:s/><text:s/><text:s/><text:s/><text:s/><text:s/><text:s/></text:span><text:span text:style-name="OrgSrcFontLockCommentFace">(setq<text:s/>org-combined-agenda-icalendar-file<text:s/>"~/Dropbox/Public/orgAgenda.ics")</text:span></text:p>
      <text:p text:style-name="OrgSrcBlock"/>
      <text:p text:style-name="OrgSrcBlock"><text:s/><text:s/><text:s/><text:s/><text:s/><text:s/><text:s/><text:s/><text:s/><text:s/><text:s/><text:span text:style-name="OrgSrcFontLockCommentDelimiterFace">;;<text:s/></text:span><text:span text:style-name="OrgSrcFontLockCommentFace">iCal<text:s/>の説明文</text:span></text:p>
      <text:p text:style-name="OrgSrcBlock"><text:s/><text:s/><text:s/><text:s/><text:s/><text:s/><text:s/><text:s/><text:s/><text:s/><text:s/>(setq<text:s/>org-icalendar-combined-description<text:s/><text:span text:style-name="OrgSrcFontLockStringFace">"OrgModeのスケジュール出力"</text:span>)</text:p>
      <text:p text:style-name="OrgSrcBlock"><text:s/><text:s/><text:s/><text:s/><text:s/><text:s/><text:s/><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text:s/><text:s/><text:s/><text:s/><text:s/><text:s/>(setq<text:s/>org-icalendar-timezone<text:s/><text:span text:style-name="OrgSrcFontLockStringFace">"Asia/Tokyo"</text:span>)</text:p>
      <text:p text:style-name="OrgSrcBlock"><text:s/><text:s/><text:span text:style-name="OrgSrcFontLockCommentDelimiterFace">;;;<text:s/></text:span><text:span text:style-name="OrgSrcFontLockCommentFace">エクスポート後に，AppleScript<text:s/>で新しいカレンダーをリロードさせる</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dd-hook<text:s/>'org-after-save-iCalendar-file-hook</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pan><text:span text:style-name="OrgSrcFontLockCommentFace">(lambda<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pan><text:span text:style-name="OrgSrcFontLockCommentFace">"osascript<text:s/>-e<text:s/>'tell<text:s/>application<text:s/>\"iCal\"<text:s/>to<text:s/>reload<text:s/>calendars'")))</text:span></text:p>
      <text:p text:style-name="OrgSrcBlock"><text:s/><text:s/><text:s/><text:s/><text:s/><text:s/><text:s/><text:s/><text:s/><text:s/><text:s/>(add-hook<text:s/>'org-after-save-iCalendar-file-hook</text:p>
      <text:p text:style-name="OrgSrcBlock"><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text:span text:style-name="OrgSrcFontLockKeywordFace">let</text:span><text:s/>((resul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shell-command</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scp<text:s/>-o<text:s/>ConnectTimeout=5<text:s/>~/Dropbox/org/org-ical.ics<text:s/>orz:~/public_html/ical"</text:span>)))</text:p>
      <text:p text:style-name="OrgSrcBlock"><text:s/><text:s/><text:s/><text:s/><text:s/><text:s/><text:s/><text:s/><text:s/><text:s/><text:s/><text:s/><text:s/><text:s/><text:s/><text:s/><text:s/><text:s/><text:s/><text:s/><text:s/><text:s/><text:s/><text:s/><text:s/><text:s/><text:s/><text:s/><text:s/><text:s/><text:s/><text:s/><text:s/><text:s/><text:s/><text:s/><text:s/><text:s/><text:s/><text:s/><text:s/>(<text:span text:style-name="OrgSrcFontLockKeywordFace">if</text:span><text:s/>(eq<text:s/>result<text:s/>0)<text:s/>(message<text:s/><text:span text:style-name="OrgSrcFontLockStringFace">"Uploading<text:s/>...<text:s/>[DONE]"</text:span>)</text:p>
      <text:p text:style-name="OrgSrcBlock"><text:s/><text:s/><text:s/><text:s/><text:s/><text:s/><text:s/><text:s/><text:s/><text:s/><text:s/><text:s/><text:s/><text:s/><text:s/><text:s/><text:s/><text:s/><text:s/><text:s/><text:s/><text:s/><text:s/><text:s/><text:s/><text:s/><text:s/><text:s/><text:s/><text:s/><text:s/><text:s/><text:s/><text:s/><text:s/><text:s/><text:s/><text:s/><text:s/><text:s/><text:s/><text:s/><text:s/>(message<text:s/><text:span text:style-name="OrgSrcFontLockStringFace">"Uploading<text:s/>...<text:s/>[MISS]"</text:span>)))))</text:p>
      <text:p text:style-name="OrgSrcBlock"/>
      <text:p text:style-name="OrgSrcBlock"><text:s/><text:s/><text:s/><text:s/><text:s/><text:s/><text:s/><text:s/><text:s/><text:s/><text:s/><text:span text:style-name="OrgSrcFontLockCommentDelimiterFace">;;<text:s/></text:span><text:span text:style-name="OrgSrcFontLockCommentFace">DONE<text:s/>になった<text:s/>TODO<text:s/>はアジェンダから除外する</text:span></text:p>
      <text:p text:style-name="OrgSrcBlock"><text:s/><text:s/><text:s/><text:s/><text:s/><text:s/><text:s/><text:s/><text:s/><text:s/><text:s/>(setq<text:s/>org-icalendar-include-todo<text:s/>t)</text:p>
      <text:p text:style-name="OrgSrcBlock"><text:s/><text:s/><text:s/><text:s/><text:s/><text:s/><text:s/><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text:s/><text:s/><text:s/><text:s/><text:s/><text:s/>(setq<text:s/>org-icalendar-use-scheduled<text:s/>'(event-if-todo))</text:p>
      <text:p text:style-name="OrgSrcBlock"><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text:s/><text:s/><text:s/><text:s/><text:s/><text:s/><text:span text:style-name="OrgSrcFontLockCommentDelimiterFace">;;<text:s/><text:s/><text:s/><text:s/><text:s/><text:s/><text:s/><text:s/><text:s/></text:span><text:span text:style-name="OrgSrcFontLockCommentFace">(setq<text:s/>org-icalendar-use-deadline<text:s/>'(event-if-todo<text:s/>event-if-not-todo))</text:span></text:p>
      <text:p text:style-name="OrgSrcBlock"><text:s/><text:s/><text:s/><text:s/><text:s/><text:s/><text:s/><text:s/><text:s/><text:s/><text:s/>(setq<text:s/>org-icalendar-use-deadline<text:s/>'(event-if-todo))</text:p>
      <text:p text:style-name="OrgSrcBlockLastLine"><text:s/><text:s/><text:s/><text:s/><text:s/><text:s/><text:s/><text:s/><text:s/><text:s/><text:s/>)))</text:p>
      <text:h text:style-name="Heading_20_2" text:outline-level="2"><text:bookmark-start text:name="OrgXref.sec-9-4"/><text:bookmark text:name="sec-9-4"/>スピードコマンド<text:bookmark-end text:name="OrgXref.sec-9-4"/></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setq<text:s/>org-use-speed-commands<text:s/>t)</text:p>
      <text:p text:style-name="OrgSrcBlock"><text:s/><text:s/><text:s/><text:s/><text:s/><text:s/><text:s/><text:s/><text:s/><text:s/><text:s/>(setq<text:s/>org-speed-commands-user</text:p>
      <text:p text:style-name="OrgSrcBlock"><text:s/><text:s/><text:s/><text:s/><text:s/><text:s/><text:s/><text:s/><text:s/><text:s/><text:s/><text:s/><text:s/><text:s/><text:s/><text:s/><text:s/><text:s/><text:s/><text:s/><text:s/><text:s/><text:s/><text:s/><text:s/>(quote<text:s/>((<text:span text:style-name="OrgSrcFontLockStringFace">"n"</text:span><text:s/>.<text:s/>show-next-org)</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t"</text:span><text:s/>.<text:s/>show-today-org))))</text:p>
      <text:p text:style-name="OrgSrcBlock"><text:s/><text:s/><text:s/><text:s/><text:s/><text:s/><text:s/><text:s/><text:s/><text:s/><text:s/>(<text:span text:style-name="OrgSrcFontLockKeywordFace">defun</text:span><text:s/><text:span text:style-name="OrgSrcFontLockFunctionNameFace">show-next-org</text:span><text:s/>()<text:s/>(show-org-buffer<text:s/><text:span text:style-name="OrgSrcFontLockStringFace">"next.org"</text:span>))</text:p>
      <text:p text:style-name="OrgSrcBlock"><text:s/><text:s/><text:s/><text:s/><text:s/><text:s/><text:s/><text:s/><text:s/><text:s/><text:s/>(<text:span text:style-name="OrgSrcFontLockKeywordFace">defun</text:span><text:s/><text:span text:style-name="OrgSrcFontLockFunctionNameFace">show-today-org</text:span><text:s/>()<text:s/>(show-org-buffer<text:s/><text:span text:style-name="OrgSrcFontLockStringFace">"today.org"</text:span>))</text:p>
      <text:p text:style-name="OrgSrcBlockLastLine">)))</text:p>
      <text:h text:style-name="Heading_20_2" text:outline-level="2"><text:bookmark-start text:name="OrgXref.sec-9-5"/><text:bookmark text:name="sec-9-5"/>ソースブロックの入力キーをカスタマイズ<text:bookmark-end text:name="OrgXref.sec-9-5"/></text:h>
      <text:p text:style-name="OrgSrcBlock">(<text:span text:style-name="OrgSrcFontLockKeywordFace">when</text:span><text:s/>(autoload-if-found<text:s/>'org-mode<text:s/><text:span text:style-name="OrgSrcFontLockStringFace">"org"</text:span><text:s/><text:span text:style-name="OrgSrcFontLockStringFace">"Org<text:s/>Mode"</text:span><text:s/>t)<text:s/></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add-to-list<text:s/>'org-structure-template-alist</text:p>
      <text:p text:style-name="OrgSrcBlock"><text:s/><text:s/><text:s/><text:s/><text:s/><text:s/><text:s/><text:s/><text:s/><text:s/><text:s/><text:s/><text:s/><text:s/><text:s/><text:s/><text:s/><text:s/><text:s/><text:s/><text:s/><text:s/><text:s/><text:s/><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text:s/><text:s/><text:s/><text:s/><text:s/><text:s/><text:s/><text:s/>(add-to-list<text:s/>'org-structure-template-alist</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text:bookmark-start text:name="OrgXref.sec-9-6"/><text:bookmark text:name="sec-9-6"/>Pomodoro<text:bookmark-end text:name="OrgXref.sec-9-6"/></text:h>
      <text:p text:style-name="Text_20_body">
<text:a xlink:type="simple" xlink:href="http://orgmode.org/worg/org-gtd-etc.html">http://orgmode.org/worg/org-gtd-etc.html</text:a>

</text:p>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add-to-list<text:s/>'org-modules<text:s/>'org-timer)</text:p>
      <text:p text:style-name="OrgSrcBlock"><text:s/><text:s/><text:s/><text:s/><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text:s/><text:s/><text:s/><text:s/>(setq<text:s/>growl-pomodoro-default-task-name<text:s/><text:span text:style-name="OrgSrcFontLockStringFace">"doing<text:s/>the<text:s/>task"</text:span>)</text:p>
      <text:p text:style-name="OrgSrcBlock"><text:s/><text:s/><text:s/><text:s/><text:s/><text:s/><text:s/><text:s/><text:s/><text:s/><text:s/>(setq<text:s/>growl-pomodoro-task-name<text:s/>'growl-pomodoro-default-task-name)</text:p>
      <text:p text:style-name="OrgSrcBlock"/>
      <text:p text:style-name="OrgSrcBlock"><text:s/><text:s/><text:s/><text:s/><text:s/><text:s/><text:s/><text:s/><text:s/><text:s/><text:s/>(<text:span text:style-name="OrgSrcFontLockKeywordFace">defun</text:span><text:s/><text:span text:style-name="OrgSrcFontLockFunctionNameFace">set-growl-pomodoro-task-name</text:span><text:s/>()</text:p>
      <text:p text:style-name="OrgSrcBlock"><text:s/><text:s/><text:s/><text:s/><text:s/><text:s/><text:s/><text:s/><text:s/><text:s/><text:s/><text:s/><text:s/><text:s/><text:s/><text:s/><text:s/>(interactive<text:s/><text:span text:style-name="OrgSrcFontLockStringFace">"P"</text:span>)</text:p>
      <text:p text:style-name="OrgSrcBlock"><text:s/><text:s/><text:s/><text:s/><text:s/><text:s/><text:s/><text:s/><text:s/><text:s/><text:s/><text:s/><text:s/><text:s/><text:s/><text:s/><text:s/>(setq<text:s/>growl-pomodoro-task-name</text:p>
      <text:p text:style-name="OrgSrcBlock"><text:s/><text:s/><text:s/><text:s/><text:s/><text:s/><text:s/><text:s/><text:s/><text:s/><text:s/><text:s/><text:s/><text:s/><text:s/><text:s/><text:s/><text:s/><text:s/><text:s/><text:s/><text:s/><text:s/><text:s/><text:s/><text:s/><text:s/>(read-from-minibuffer<text:s/><text:span text:style-name="OrgSrcFontLockStringFace">"Task<text:s/>Name:<text:s/>"</text:span><text:s/>growl-pomodoro-default-task-name)))</text:p>
      <text:p text:style-name="OrgSrcBlock"><text:s/><text:s/><text:s/><text:s/><text:s/><text:s/><text:s/><text:s/><text:s/><text:s/><text:s/>(add-hook<text:s/>'org-timer-set-hook<text:s/>'set-growl-pomodoro-task-name)</text:p>
      <text:p text:style-name="OrgSrcBlock"/>
      <text:p text:style-name="OrgSrcBlock"><text:s/><text:s/><text:s/><text:s/><text:s/><text:s/><text:s/><text:s/><text:s/><text:s/><text:s/>(<text:span text:style-name="OrgSrcFontLockKeywordFace">defun</text:span><text:s/><text:span text:style-name="OrgSrcFontLockFunctionNameFace">growl-pomodoro-timer</text:span><text:s/>()</text:p>
      <text:p text:style-name="OrgSrcBlock"><text:s/><text:s/><text:s/><text:s/><text:s/><text:s/><text:s/><text:s/><text:s/><text:s/><text:s/><text:s/><text:s/><text:s/><text:s/><text:s/><text:s/>(interactive)</text:p>
      <text:p text:style-name="OrgSrcBlock"><text:s/><text:s/><text:s/><text:s/><text:s/><text:s/><text:s/><text:s/><text:s/><text:s/><text:s/><text:s/><text:s/><text:s/><text:s/><text:s/><text:s/>(shell-command-to-string</text:p>
      <text:p text:style-name="OrgSrcBlock"><text:s/><text:s/><text:s/><text:s/><text:s/><text:s/><text:s/><text:s/><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text:s/><text:s/><text:s/><text:s/><text:s/><text:s/><text:s/><text:s/>(shell-command-to-string</text:p>
      <text:p text:style-name="OrgSrcBlock"><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text:s/><text:s/><text:s/><text:s/><text:s/><text:s/><text:s/><text:s/>(concat<text:s/><text:span text:style-name="OrgSrcFontLockStringFace">"say<text:s/>-v<text:s/>Kyoko<text:s/>"</text:span><text:s/>growl-pomodoro-task-name)</text:p>
      <text:p text:style-name="OrgSrcBlock"><text:s/><text:s/><text:s/><text:s/><text:s/><text:s/><text:s/><text:s/><text:s/><text:s/><text:s/><text:s/><text:s/><text:s/><text:s/><text:s/><text:s/><text:s/>))</text:p>
      <text:p text:style-name="OrgSrcBlock"><text:s/><text:s/><text:s/><text:s/><text:s/><text:s/><text:s/><text:s/><text:s/><text:s/><text:s/>(add-hook<text:s/>'org-timer-done-hook<text:s/>'growl-pomodoro-timer)</text:p>
      <text:p text:style-name="OrgSrcBlockLastLine">)))</text:p>
      <text:h text:style-name="Heading_20_2" text:outline-level="2"><text:bookmark-start text:name="OrgXref.sec-9-7"/><text:bookmark text:name="sec-9-7"/>face 関連<text:bookmark-end text:name="OrgXref.sec-9-7"/></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CommentDelimiterFace">;;<text:s/></text:span><text:span text:style-name="OrgSrcFontLockCommentFace">Font<text:s/>lock<text:s/>を使う</text:span></text:p>
      <text:p text:style-name="OrgSrcBlock"><text:s/><text:s/><text:s/><text:s/><text:s/><text:s/><text:s/><text:s/><text:s/><text:s/><text:s/>(global-font-lock-mode<text:s/>1)</text:p>
      <text:p text:style-name="OrgSrcBlock"><text:s/><text:s/><text:s/><text:s/><text:s/><text:s/><text:s/><text:s/><text:s/><text:s/><text:s/>(add-hook<text:s/>'org-mode-hook<text:s/>'turn-on-font-lock)</text:p>
      <text:p text:style-name="OrgSrcBlock"><text:s/><text:s/><text:s/><text:s/><text:s/><text:s/><text:s/><text:s/><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text:s/><text:s/><text:s/><text:s/><text:s/><text:s/><text:s/><text:s/>(setq<text:s/>org-startup-truncated<text:s/>nil)</text:p>
      <text:p text:style-name="OrgSrcBlock"><text:s/><text:s/><text:s/><text:s/><text:s/><text:s/><text:s/><text:s/><text:s/><text:s/><text:s/><text:span text:style-name="OrgSrcFontLockCommentDelimiterFace">;;<text:s/></text:span><text:span text:style-name="OrgSrcFontLockCommentFace">サブツリー以下の<text:s/>*<text:s/>を略式表示する</text:span></text:p>
      <text:p text:style-name="OrgSrcBlock"><text:s/><text:s/><text:s/><text:s/><text:s/><text:s/><text:s/><text:s/><text:s/><text:s/><text:s/>(setq<text:s/>org-hide-leading-stars<text:s/>t)</text:p>
      <text:p text:style-name="OrgSrcBlock"><text:s/><text:s/><text:s/><text:s/><text:s/><text:s/><text:s/><text:s/><text:s/><text:s/><text:s/><text:span text:style-name="OrgSrcFontLockCommentDelimiterFace">;;<text:s/></text:span><text:span text:style-name="OrgSrcFontLockCommentFace">Color<text:s/>setting<text:s/>for<text:s/>TODO<text:s/>keywords</text:span></text:p>
      <text:p text:style-name="OrgSrcBlock"><text:s/><text:s/><text:s/><text:s/><text:s/><text:s/><text:s/><text:s/><text:s/><text:s/><text:s/><text:span text:style-name="OrgSrcFontLockCommentDelimiterFace">;;<text:s/></text:span><text:span text:style-name="OrgSrcFontLockCommentFace">Color<text:s/>for<text:s/>priorities</text:span></text:p>
      <text:p text:style-name="OrgSrcBlock"><text:s/><text:s/><text:s/><text:s/><text:s/><text:s/><text:s/><text:s/><text:s/><text:s/><text:s/><text:span text:style-name="OrgSrcFontLockCommentDelimiterFace">;;<text:s/></text:span><text:span text:style-name="OrgSrcFontLockCommentFace">(setq<text:s/>org-priority-faces</text:span></text:p>
      <text:p text:style-name="OrgSrcBlock"><text:s/><text:s/><text:s/><text:s/><text:s/><text:s/><text:s/><text:s/><text:s/><text:s/><text:s/><text:span text:style-name="OrgSrcFontLockCommentDelimiterFace">;;<text:s/><text:s/><text:s/><text:s/><text:s/><text:s/><text:s/></text:span><text:span text:style-name="OrgSrcFontLockCommentFace">'(("?A"<text:s/>:foreground<text:s/>"#E01B4C"<text:s/>:background<text:s/>"#FFFFFF"<text:s/>:weight<text:s/>bold)</text:span></text:p>
      <text:p text:style-name="OrgSrcBlock"><text:s/><text:s/><text:s/><text:s/><text:s/><text:s/><text:s/><text:s/><text:s/><text:s/><text:s/><text:span text:style-name="OrgSrcFontLockCommentDelimiterFace">;;<text:s/><text:s/><text:s/><text:s/><text:s/><text:s/></text:span><text:span text:style-name="OrgSrcFontLockCommentFace">("?B"<text:s/>:foreground<text:s/>"#1739BF"<text:s/>:background<text:s/>"#FFFFFF"<text:s/>:weight<text:s/>bold)</text:span></text:p>
      <text:p text:style-name="OrgSrcBlock"><text:s/><text:s/><text:s/><text:s/><text:s/><text:s/><text:s/><text:s/><text:s/><text:s/><text:s/><text:span text:style-name="OrgSrcFontLockCommentDelimiterFace">;;<text:s/><text:s/><text:s/><text:s/><text:s/><text:s/></text:span><text:span text:style-name="OrgSrcFontLockCommentFace">("?C"<text:s/>:foreground<text:s/>"#575757"<text:s/>:background<text:s/>"#FFFFFF"<text:s/>:weight<text:s/>bold)))</text:span></text:p>
      <text:p text:style-name="OrgSrcBlock"><text:s/><text:s/><text:s/><text:s/><text:s/><text:s/><text:s/><text:s/><text:s/><text:s/><text:s/><text:span text:style-name="OrgSrcFontLockCommentDelimiterFace">;;<text:s/></text:span><text:span text:style-name="OrgSrcFontLockCommentFace">Color<text:s/>setting<text:s/>for<text:s/>Tags</text:span></text:p>
      <text:p text:style-name="OrgSrcBlock"/>
      <text:p text:style-name="OrgSrcBlock"><text:s/><text:s/><text:s/><text:s/><text:s/><text:s/><text:s/><text:s/><text:s/><text:s/><text:s/>(setq<text:s/>org-todo-keyword-faces</text:p>
      <text:p text:style-name="OrgSrcBlock"><text:s/><text:s/><text:s/><text:s/><text:s/><text:s/><text:s/><text:s/><text:s/><text:s/><text:s/><text:s/><text:s/><text:s/><text:s/><text:s/><text:s/><text:s/><text:s/><text:s/><text:s/><text:s/><text:s/><text:s/><text:s/>'((<text:span text:style-name="OrgSrcFontLockStringFace">"CHECK"</text:span><text:s/><text:s/><text:s/><text:span text:style-name="OrgSrcFontLockBuiltinFace">:foreground</text:span><text:s/><text:span text:style-name="OrgSrcFontLockStringFace">"#CC00FF"</text:span>)</text:p>
      <text:p text:style-name="OrgSrcBlock"><text:s/><text:s/><text:s/><text:s/><text:s/><text:s/><text:s/><text:s/><text:s/><text:s/><text:s/><text:s/><text:s/><text:s/><text:s/><text:s/><text:s/><text:s/><text:s/><text:s/><text:s/><text:s/><text:s/><text:s/><text:s/><text:s/><text:s/>(<text:span text:style-name="OrgSrcFontLockStringFace">"SLEEP"</text:span><text:s/><text:s/><text:s/><text:span text:style-name="OrgSrcFontLockBuiltinFace">:foreground</text:span><text:s/><text:span text:style-name="OrgSrcFontLockStringFace">"#3366CC"</text:span>)</text:p>
      <text:p text:style-name="OrgSrcBlock"><text:s/><text:s/><text:s/><text:s/><text:s/><text:s/><text:s/><text:s/><text:s/><text:s/><text:s/><text:s/><text:s/><text:s/><text:s/><text:s/><text:s/><text:s/><text:s/><text:s/><text:s/><text:s/><text:s/><text:s/><text:s/><text:s/><text:s/>(<text:span text:style-name="OrgSrcFontLockStringFace">"WAIT"</text:span><text:s/><text:s/><text:s/><text:s/><text:span text:style-name="OrgSrcFontLockBuiltinFace">:foreground</text:span><text:s/><text:span text:style-name="OrgSrcFontLockStringFace">"#CC00FF"</text:span>)</text:p>
      <text:p text:style-name="OrgSrcBlock"><text:s/><text:s/><text:s/><text:s/><text:s/><text:s/><text:s/><text:s/><text:s/><text:s/><text:s/><text:s/><text:s/><text:s/><text:s/><text:s/><text:s/><text:s/><text:s/><text:s/><text:s/><text:s/><text:s/><text:s/><text:s/><text:s/><text:s/>(<text:span text:style-name="OrgSrcFontLockStringFace">"DRAFT"</text:span><text:s/><text:s/><text:s/><text:span text:style-name="OrgSrcFontLockBuiltinFace">:foreground</text:span><text:s/><text:span text:style-name="OrgSrcFontLockStringFace">"#CC3333"</text:span>)</text:p>
      <text:p text:style-name="OrgSrcBlock"><text:s/><text:s/><text:s/><text:s/><text:s/><text:s/><text:s/><text:s/><text:s/><text:s/><text:s/><text:s/><text:s/><text:s/><text:s/><text:s/><text:s/><text:s/><text:s/><text:s/><text:s/><text:s/><text:s/><text:s/><text:s/><text:s/><text:s/>(<text:span text:style-name="OrgSrcFontLockStringFace">"REV1"</text:span><text:s/><text:s/><text:s/><text:s/><text:span text:style-name="OrgSrcFontLockBuiltinFace">:foreground</text:span><text:s/><text:span text:style-name="OrgSrcFontLockStringFace">"#3366CC"</text:span>)</text:p>
      <text:p text:style-name="OrgSrcBlock"><text:s/><text:s/><text:s/><text:s/><text:s/><text:s/><text:s/><text:s/><text:s/><text:s/><text:s/><text:s/><text:s/><text:s/><text:s/><text:s/><text:s/><text:s/><text:s/><text:s/><text:s/><text:s/><text:s/><text:s/><text:s/><text:s/><text:s/>(<text:span text:style-name="OrgSrcFontLockStringFace">"REV2"</text:span><text:s/><text:s/><text:s/><text:s/><text:span text:style-name="OrgSrcFontLockBuiltinFace">:foreground</text:span><text:s/><text:span text:style-name="OrgSrcFontLockStringFace">"#FFFFFF"</text:span><text:s/><text:span text:style-name="OrgSrcFontLockBuiltinFace">:background</text:span><text:s/><text:span text:style-name="OrgSrcFontLockStringFace">"#3366CC"</text:span>)</text:p>
      <text:p text:style-name="OrgSrcBlock"><text:s/><text:s/><text:s/><text:s/><text:s/><text:s/><text:s/><text:s/><text:s/><text:s/><text:s/><text:s/><text:s/><text:s/><text:s/><text:s/><text:s/><text:s/><text:s/><text:s/><text:s/><text:s/><text:s/><text:s/><text:s/><text:s/><text:s/>(<text:span text:style-name="OrgSrcFontLockStringFace">"NOTICE"</text:span><text:s/><text:s/><text:span text:style-name="OrgSrcFontLockBuiltinFace">:foreground</text:span><text:s/><text:span text:style-name="OrgSrcFontLockStringFace">"#FFFFFF"</text:span><text:s/><text:span text:style-name="OrgSrcFontLockBuiltinFace">:background</text:span><text:s/><text:span text:style-name="OrgSrcFontLockStringFace">"#FF0000"</text:span>)</text:p>
      <text:p text:style-name="OrgSrcBlock"><text:s/><text:s/><text:s/><text:s/><text:s/><text:s/><text:s/><text:s/><text:s/><text:s/><text:s/><text:s/><text:s/><text:s/><text:s/><text:s/><text:s/><text:s/><text:s/><text:s/><text:s/><text:s/><text:s/><text:s/><text:s/><text:s/><text:s/>(<text:span text:style-name="OrgSrcFontLockStringFace">"FOCUS"</text:span><text:s/><text:s/><text:s/><text:span text:style-name="OrgSrcFontLockBuiltinFace">:foreground</text:span><text:s/><text:span text:style-name="OrgSrcFontLockStringFace">"#FF0000"</text:span><text:s/><text:span text:style-name="OrgSrcFontLockBuiltinFace">:background</text:span><text:s/><text:span text:style-name="OrgSrcFontLockStringFace">"#FFCC66"</text:span>)</text:p>
      <text:p text:style-name="OrgSrcBlock"><text:s/><text:s/><text:s/><text:s/><text:s/><text:s/><text:s/><text:s/><text:s/><text:s/><text:s/><text:s/><text:s/><text:s/><text:s/><text:s/><text:s/><text:s/><text:s/><text:s/><text:s/><text:s/><text:s/><text:s/><text:s/><text:s/><text:s/>(<text:span text:style-name="OrgSrcFontLockStringFace">"TIME"</text:span><text:s/><text:s/><text:s/><text:s/><text:span text:style-name="OrgSrcFontLockBuiltinFace">:foreground</text:span><text:s/><text:span text:style-name="OrgSrcFontLockStringFace">"#FF9900"</text:span>)))</text:p>
      <text:p text:style-name="OrgSrcBlock"/>
      <text:p text:style-name="OrgSrcBlock"><text:s/><text:s/><text:s/><text:s/><text:s/><text:s/><text:s/><text:s/><text:s/><text:s/><text:s/>(setq<text:s/>org-tag-faces</text:p>
      <text:p text:style-name="OrgSrcBlock"><text:s/><text:s/><text:s/><text:s/><text:s/><text:s/><text:s/><text:s/><text:s/><text:s/><text:s/><text:s/><text:s/><text:s/><text:s/><text:s/><text:s/><text:s/><text:s/><text:s/><text:s/><text:s/><text:s/><text:s/><text:s/>'(</text:p>
      <text:p text:style-name="OrgSrcBlock"><text:span text:style-name="OrgSrcFontLockCommentDelimiterFace">;;;<text:s/></text:span><text:span text:style-name="OrgSrcFontLockCommentFace">(:foreground<text:s/>"#0000FF"<text:s/>:bold<text:s/>t)<text:s/><text:s/><text:s/><text:s/><text:s/>;<text:s/>default.<text:s/>do<text:s/>NOT<text:s/>put<text:s/>this<text:s/>bottom</text:span></text:p>
      <text:p text:style-name="OrgSrcBlock"><text:s/><text:s/><text:s/><text:s/><text:s/><text:s/><text:s/><text:s/><text:s/><text:s/><text:s/><text:s/><text:s/><text:s/><text:s/><text:s/><text:s/><text:s/><text:s/><text:s/><text:s/><text:s/><text:s/><text:s/><text:s/><text:s/><text:s/>(<text:span text:style-name="OrgSrcFontLockStringFace">"Achievement"</text:span><text:s/><text:span text:style-name="OrgSrcFontLockBuiltinFace">:foreground</text:span><text:s/><text:span text:style-name="OrgSrcFontLockStringFace">"#66CC66"</text:span>)</text:p>
      <text:p text:style-name="OrgSrcBlock"><text:s/><text:s/><text:s/><text:s/><text:s/><text:s/><text:s/><text:s/><text:s/><text:s/><text:s/><text:s/><text:s/><text:s/><text:s/><text:s/><text:s/><text:s/><text:s/><text:s/><text:s/><text:s/><text:s/><text:s/><text:s/><text:s/><text:s/>(<text:span text:style-name="OrgSrcFontLockStringFace">"Report"</text:span><text:s/><text:s/><text:s/><text:s/><text:s/><text:s/><text:span text:style-name="OrgSrcFontLockBuiltinFace">:foreground</text:span><text:s/><text:span text:style-name="OrgSrcFontLockStringFace">"#66CC66"</text:span>)</text:p>
      <text:p text:style-name="OrgSrcBlock"><text:s/><text:s/><text:s/><text:s/><text:s/><text:s/><text:s/><text:s/><text:s/><text:s/><text:s/><text:s/><text:s/><text:s/><text:s/><text:s/><text:s/><text:s/><text:s/><text:s/><text:s/><text:s/><text:s/><text:s/><text:s/><text:s/><text:s/>(<text:span text:style-name="OrgSrcFontLockStringFace">"Background"</text:span><text:s/><text:s/><text:span text:style-name="OrgSrcFontLockBuiltinFace">:foreground</text:span><text:s/><text:span text:style-name="OrgSrcFontLockStringFace">"#66CC99"</text:span>)</text:p>
      <text:p text:style-name="OrgSrcBlock"><text:s/><text:s/><text:s/><text:s/><text:s/><text:s/><text:s/><text:s/><text:s/><text:s/><text:s/><text:s/><text:s/><text:s/><text:s/><text:s/><text:s/><text:s/><text:s/><text:s/><text:s/><text:s/><text:s/><text:s/><text:s/><text:s/><text:s/>(<text:span text:style-name="OrgSrcFontLockStringFace">"Chore"</text:span><text:s/><text:s/><text:s/><text:s/><text:s/><text:s/><text:s/><text:span text:style-name="OrgSrcFontLockBuiltinFace">:foreground</text:span><text:s/><text:span text:style-name="OrgSrcFontLockStringFace">"#6699CC"</text:span>)</text:p>
      <text:p text:style-name="OrgSrcBlock"><text:s/><text:s/><text:s/><text:s/><text:s/><text:s/><text:s/><text:s/><text:s/><text:s/><text:s/><text:s/><text:s/><text:s/><text:s/><text:s/><text:s/><text:s/><text:s/><text:s/><text:s/><text:s/><text:s/><text:s/><text:s/><text:s/><text:s/>(<text:span text:style-name="OrgSrcFontLockStringFace">"Domestic"</text:span><text:s/><text:s/><text:s/><text:s/><text:span text:style-name="OrgSrcFontLockBuiltinFace">:foreground</text:span><text:s/><text:span text:style-name="OrgSrcFontLockStringFace">"#6666CC"</text:span>)</text:p>
      <text:p text:style-name="OrgSrcBlock"><text:s/><text:s/><text:s/><text:s/><text:s/><text:s/><text:s/><text:s/><text:s/><text:s/><text:s/><text:s/><text:s/><text:s/><text:s/><text:s/><text:s/><text:s/><text:s/><text:s/><text:s/><text:s/><text:s/><text:s/><text:s/><text:s/><text:s/>(<text:span text:style-name="OrgSrcFontLockStringFace">"Ongoing"</text:span><text:s/><text:s/><text:s/><text:s/><text:s/><text:span text:style-name="OrgSrcFontLockBuiltinFace">:foreground</text:span><text:s/><text:span text:style-name="OrgSrcFontLockStringFace">"#CC6666"</text:span>)<text:s/><text:span text:style-name="OrgSrcFontLockCommentDelimiterFace">;<text:s/></text:span><text:span text:style-name="OrgSrcFontLockCommentFace">for<text:s/>non<text:s/>scheduled<text:s/>/<text:s/>reminder</text:span></text:p>
      <text:p text:style-name="OrgSrcBlock"><text:s/><text:s/><text:s/><text:s/><text:s/><text:s/><text:s/><text:s/><text:s/><text:s/><text:s/><text:s/><text:s/><text:s/><text:s/><text:s/><text:s/><text:s/><text:s/><text:s/><text:s/><text:s/><text:s/><text:s/><text:s/><text:s/><text:s/>(<text:span text:style-name="OrgSrcFontLockStringFace">"Repeat"</text:span><text:s/><text:s/><text:s/><text:s/><text:s/><text:s/><text:span text:style-name="OrgSrcFontLockBuiltinFace">:foreground</text:span><text:s/><text:span text:style-name="OrgSrcFontLockStringFace">"#CC9999"</text:span>)<text:s/><text:span text:style-name="OrgSrcFontLockCommentDelimiterFace">;<text:s/></text:span><text:span text:style-name="OrgSrcFontLockCommentFace">for<text:s/>interval<text:s/>tasks</text:span></text:p>
      <text:p text:style-name="OrgSrcBlock"><text:s/><text:s/><text:s/><text:s/><text:s/><text:s/><text:s/><text:s/><text:s/><text:s/><text:s/><text:s/><text:s/><text:s/><text:s/><text:s/><text:s/><text:s/><text:s/><text:s/><text:s/><text:s/><text:s/><text:s/><text:s/><text:s/><text:s/>(<text:span text:style-name="OrgSrcFontLockStringFace">"Mag"</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text:s/><text:s/><text:s/><text:s/><text:s/><text:s/><text:s/>(<text:span text:style-name="OrgSrcFontLockStringFace">"buy"</text:span><text:s/><text:s/><text:s/><text:s/><text:s/><text:s/><text:s/><text:s/><text:s/><text:span text:style-name="OrgSrcFontLockBuiltinFace">:foreground</text:span><text:s/><text:span text:style-name="OrgSrcFontLockStringFace">"#9966CC"</text:span>)</text:p>
      <text:p text:style-name="OrgSrcBlock"><text:s/><text:s/><text:s/><text:s/><text:s/><text:s/><text:s/><text:s/><text:s/><text:s/><text:s/><text:s/><text:s/><text:s/><text:s/><text:s/><text:s/><text:s/><text:s/><text:s/><text:s/><text:s/><text:s/><text:s/><text:s/><text:s/><text:s/>(<text:span text:style-name="OrgSrcFontLockStringFace">"note"</text:span><text:s/><text:s/><text:s/><text:s/><text:s/><text:s/><text:s/><text:s/><text:span text:style-name="OrgSrcFontLockBuiltinFace">:foreground</text:span><text:s/><text:span text:style-name="OrgSrcFontLockStringFace">"#6633CC"</text:span>)</text:p>
      <text:p text:style-name="OrgSrcBlock"><text:s/><text:s/><text:s/><text:s/><text:s/><text:s/><text:s/><text:s/><text:s/><text:s/><text:s/><text:s/><text:s/><text:s/><text:s/><text:s/><text:s/><text:s/><text:s/><text:s/><text:s/><text:s/><text:s/><text:s/><text:s/><text:s/><text:s/>(<text:span text:style-name="OrgSrcFontLockStringFace">"Implements"</text:span><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Coding"</text:span><text:s/><text:s/><text:s/><text:s/><text:s/><text:s/><text:span text:style-name="OrgSrcFontLockBuiltinFace">:foreground</text:span><text:s/><text:span text:style-name="OrgSrcFontLockStringFace">"#CC9999"</text:span>)</text:p>
      <text:p text:style-name="OrgSrcBlock"><text:s/><text:s/><text:s/><text:s/><text:s/><text:s/><text:s/><text:s/><text:s/><text:s/><text:s/><text:s/><text:s/><text:s/><text:s/><text:s/><text:s/><text:s/><text:s/><text:s/><text:s/><text:s/><text:s/><text:s/><text:s/><text:s/><text:s/>(<text:span text:style-name="OrgSrcFontLockStringFace">"Editing"</text:span><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Duty"</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Survey"</text:span><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Home"</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Open"</text:span><text:s/><text:s/><text:s/><text:s/><text:s/><text:s/><text:s/><text:s/><text:span text:style-name="OrgSrcFontLockBuiltinFace">:foreground</text:span><text:s/><text:span text:style-name="OrgSrcFontLockStringFace">"#CC9999"</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Test"</text:span><text:s/><text:s/><text:s/><text:s/><text:s/><text:s/><text:s/><text:s/><text:span text:style-name="OrgSrcFontLockBuiltinFace">:foreground</text:span><text:s/><text:span text:style-name="OrgSrcFontLockStringFace">"#FF0000"</text:span><text:s/><text:span text:style-name="OrgSrcFontLockBuiltinFace">:weight</text:span><text:s/>bold)</text:p>
      <text:p text:style-name="OrgSrcBlock"><text:s/><text:s/><text:s/><text:s/><text:s/><text:s/><text:s/><text:s/><text:s/><text:s/><text:s/><text:s/><text:s/><text:s/><text:s/><text:s/><text:s/><text:s/><text:s/><text:s/><text:s/><text:s/><text:s/><text:s/><text:s/><text:s/><text:s/>(<text:span text:style-name="OrgSrcFontLockStringFace">"DEBUG"</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text:s/><text:s/><text:s/><text:s/><text:s/><text:s/><text:s/>(<text:span text:style-name="OrgSrcFontLockStringFace">"EVENT"</text:span><text:s/><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9966CC"</text:span>)</text:p>
      <text:p text:style-name="OrgSrcBlock"><text:s/><text:s/><text:s/><text:s/><text:s/><text:s/><text:s/><text:s/><text:s/><text:s/><text:s/><text:s/><text:s/><text:s/><text:s/><text:s/><text:s/><text:s/><text:s/><text:s/><text:s/><text:s/><text:s/><text:s/><text:s/><text:s/><text:s/>(<text:span text:style-name="OrgSrcFontLockStringFace">"Thinking"</text:span><text:s/><text:s/><text:s/><text:s/><text:span text:style-name="OrgSrcFontLockBuiltinFace">:foreground</text:span><text:s/><text:span text:style-name="OrgSrcFontLockStringFace">"#FFFFFF"</text:span><text:s/><text:span text:style-name="OrgSrcFontLockBuiltinFace">:background</text:span><text:s/><text:span text:style-name="OrgSrcFontLockStringFace">"#96A9FF"</text:span>)</text:p>
      <text:p text:style-name="OrgSrcBlock"><text:s/><text:s/><text:s/><text:s/><text:s/><text:s/><text:s/><text:s/><text:s/><text:s/><text:s/><text:s/><text:s/><text:s/><text:s/><text:s/><text:s/><text:s/><text:s/><text:s/><text:s/><text:s/><text:s/><text:s/><text:s/><text:s/><text:s/>(<text:span text:style-name="OrgSrcFontLockStringFace">"Schedule"</text:span><text:s/><text:s/><text:s/><text:s/><text:span text:style-name="OrgSrcFontLockBuiltinFace">:foreground</text:span><text:s/><text:span text:style-name="OrgSrcFontLockStringFace">"#FFFFFF"</text:span><text:s/><text:span text:style-name="OrgSrcFontLockBuiltinFace">:background</text:span><text:s/><text:span text:style-name="OrgSrcFontLockStringFace">"#FF7D7D"</text:span>)</text:p>
      <text:p text:style-name="OrgSrcBlock"><text:s/><text:s/><text:s/><text:s/><text:s/><text:s/><text:s/><text:s/><text:s/><text:s/><text:s/><text:s/><text:s/><text:s/><text:s/><text:s/><text:s/><text:s/><text:s/><text:s/><text:s/><text:s/><text:s/><text:s/><text:s/><text:s/><text:s/>(<text:span text:style-name="OrgSrcFontLockStringFace">"OUTPUT"</text:span><text:s/><text:s/><text:s/><text:s/><text:s/><text:s/><text:span text:style-name="OrgSrcFontLockBuiltinFace">:foreground</text:span><text:s/><text:span text:style-name="OrgSrcFontLockStringFace">"#FFFFFF"</text:span><text:s/><text:span text:style-name="OrgSrcFontLockBuiltinFace">:background</text:span><text:s/><text:span text:style-name="OrgSrcFontLockStringFace">"#66CC99"</text:span>)<text:span text:style-name="OrgSrcFontLockCommentDelimiterFace">;;</text:span><text:span text:style-name="OrgSrcFontLockCommentFace">#5BDF8D</text:span></text:p>
      <text:p text:style-name="OrgSrcBlock"><text:s/><text:s/><text:s/><text:s/><text:s/><text:s/><text:s/><text:s/><text:s/><text:s/><text:s/><text:s/><text:s/><text:s/><text:s/><text:s/><text:s/><text:s/><text:s/><text:s/><text:s/><text:s/><text:s/><text:s/><text:s/><text:s/><text:s/>(<text:span text:style-name="OrgSrcFontLockStringFace">"Log"</text:span><text:s/><text:s/><text:s/><text:s/><text:s/><text:s/><text:s/><text:s/><text:s/><text:span text:style-name="OrgSrcFontLockBuiltinFace">:foreground</text:span><text:s/><text:span text:style-name="OrgSrcFontLockStringFace">"#008500"</text:span>)))</text:p>
      <text:p text:style-name="OrgSrcBlockLastLine"><text:s/><text:s/><text:s/><text:s/><text:s/><text:s/><text:s/><text:s/><text:s/><text:s/><text:s/>)))</text:p>
      <text:h text:style-name="Heading_20_2" text:outline-level="2"><text:bookmark-start text:name="OrgXref.sec-9-8"/><text:bookmark text:name="sec-9-8"/>TODOキーワードのカスタマイズ<text:bookmark-end text:name="OrgXref.sec-9-8"/></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setq<text:s/>org-todo-keywords</text:p>
      <text:p text:style-name="OrgSrcBlock"><text:s/><text:s/><text:s/><text:s/><text:s/><text:s/><text:s/><text:s/><text:s/><text:s/><text:s/><text:s/><text:s/><text:s/><text:s/><text:s/><text:s/><text:s/><text:s/><text:s/><text:s/><text:s/><text:s/><text:s/><text:s/>'((sequence<text:s/><text:span text:style-name="OrgSrcFontLockStringFace">"TODO(t)"</text:span><text:s/><text:span text:style-name="OrgSrcFontLockStringFace">"FOCUS(f)"</text:span><text:s/><text:span text:style-name="OrgSrcFontLockStringFace">"WAIT(w)"</text:span><text:s/><text:span text:style-name="OrgSrcFontLockStringFace">"|"</text:span><text:s/><text:span text:style-name="OrgSrcFontLockStringFace">"DONE(d)"</text:span>)</text:p>
      <text:p text:style-name="OrgSrcBlock"><text:s/><text:s/><text:s/><text:s/><text:s/><text:s/><text:s/><text:s/><text:s/><text:s/><text:s/><text:s/><text:s/><text:s/><text:s/><text:s/><text:s/><text:s/><text:s/><text:s/><text:s/><text:s/><text:s/><text:s/><text:s/><text:s/><text:s/>(sequence<text:s/><text:span text:style-name="OrgSrcFontLockStringFace">"DRAFT(D)"</text:span><text:s/><text:span text:style-name="OrgSrcFontLockStringFace">"REV1(r)"</text:span><text:s/><text:span text:style-name="OrgSrcFontLockStringFace">"REV2(R)"</text:span><text:s/><text:span text:style-name="OrgSrcFontLockStringFace">"|"</text:span><text:s/><text:span text:style-name="OrgSrcFontLockStringFace">"PUBLISH(p)"</text:span>)</text:p>
      <text:p text:style-name="OrgSrcBlock"><text:s/><text:s/><text:s/><text:s/><text:s/><text:s/><text:s/><text:s/><text:s/><text:s/><text:s/><text:s/><text:s/><text:s/><text:s/><text:s/><text:s/><text:s/><text:s/><text:s/><text:s/><text:s/><text:s/><text:s/><text:s/><text:s/><text:s/>(sequence<text:s/><text:span text:style-name="OrgSrcFontLockStringFace">"NOTICE(N)"</text:span><text:s/><text:span text:style-name="OrgSrcFontLockStringFace">"SLEEP(s)"</text:span><text:s/><text:span text:style-name="OrgSrcFontLockStringFace">"|"</text:span><text:s/><text:span text:style-name="OrgSrcFontLockStringFace">"note(n)"</text:span>)</text:p>
      <text:p text:style-name="OrgSrcBlock"><text:s/><text:s/><text:s/><text:s/><text:s/><text:s/><text:s/><text:s/><text:s/><text:s/><text:s/><text:s/><text:s/><text:s/><text:s/><text:s/><text:s/><text:s/><text:s/><text:s/><text:s/><text:s/><text:s/><text:s/><text:s/><text:s/><text:s/>(sequence<text:s/><text:span text:style-name="OrgSrcFontLockStringFace">"TIME(T)"</text:span><text:s/><text:span text:style-name="OrgSrcFontLockStringFace">"CHECK(C)"</text:span><text:s/><text:span text:style-name="OrgSrcFontLockStringFace">"|"</text:span><text:s/><text:span text:style-name="OrgSrcFontLockStringFace">"PASS(P)"</text:span>)</text:p>
      <text:p text:style-name="OrgSrcBlock"><text:s/><text:s/><text:s/><text:s/><text:s/><text:s/><text:s/><text:s/><text:s/><text:s/><text:s/><text:s/><text:s/><text:s/><text:s/><text:s/><text:s/><text:s/><text:s/><text:s/><text:s/><text:s/><text:s/><text:s/><text:s/><text:s/><text:s/>))</text:p>
      <text:p text:style-name="OrgSrcBlock"/>
      <text:p text:style-name="OrgSrcBlock"><text:s/><text:s/><text:s/><text:s/><text:s/><text:s/><text:s/><text:s/><text:s/><text:s/><text:s/><text:span text:style-name="OrgSrcFontLockCommentDelimiterFace">;;<text:s/></text:span><text:span text:style-name="OrgSrcFontLockCommentFace">Global<text:s/>counting<text:s/>of<text:s/>TODO<text:s/>items</text:span></text:p>
      <text:p text:style-name="OrgSrcBlock"><text:s/><text:s/><text:s/><text:s/><text:s/><text:s/><text:s/><text:s/><text:s/><text:s/><text:s/>(setq<text:s/>org-hierarchical-todo-statistics<text:s/>nil)</text:p>
      <text:p text:style-name="OrgSrcBlock"><text:s/><text:s/><text:s/><text:s/><text:s/><text:s/><text:s/><text:s/><text:s/><text:s/><text:s/><text:span text:style-name="OrgSrcFontLockCommentDelimiterFace">;;<text:s/></text:span><text:span text:style-name="OrgSrcFontLockCommentFace">Global<text:s/>counting<text:s/>of<text:s/>checked<text:s/>TODO<text:s/>items</text:span></text:p>
      <text:p text:style-name="OrgSrcBlock"><text:s/><text:s/><text:s/><text:s/><text:s/><text:s/><text:s/><text:s/><text:s/><text:s/><text:s/>(setq<text:s/>org-hierarchical-checkbox-statistics<text:s/>nil)</text:p>
      <text:p text:style-name="OrgSrcBlock"/>
      <text:p text:style-name="OrgSrcBlock"><text:span text:style-name="OrgSrcFontLockCommentDelimiterFace">;;;<text:s/></text:span><text:span text:style-name="OrgSrcFontLockCommentFace">block-update-time</text:span></text:p>
      <text:p text:style-name="OrgSrcBlock"><text:s/><text:s/><text:s/><text:s/><text:s/><text:s/><text:s/><text:s/><text:s/><text:s/><text:s/>(<text:span text:style-name="OrgSrcFontLockKeywordFace">defun</text:span><text:s/><text:span text:style-name="OrgSrcFontLockFunctionNameFace">org-dblock-write:block-update-time</text:span><text:s/>(params)</text:p>
      <text:p text:style-name="OrgSrcBlock"><text:s/><text:s/><text:s/><text:s/><text:s/><text:s/><text:s/><text:s/><text:s/><text:s/><text:s/><text:s/><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text:s/><text:s/><text:s/><text:s/><text:s/><text:s/><text:s/><text:s/><text:s/><text:s/><text:s/><text:s/>(insert<text:s/><text:span text:style-name="OrgSrcFontLockStringFace">""</text:span><text:s/>(format-time-string<text:s/>fmt<text:s/>(current-time)))))</text:p>
      <text:p text:style-name="OrgSrcBlock"/>
      <text:p text:style-name="OrgSrcBlock"><text:span text:style-name="OrgSrcFontLockCommentDelimiterFace">;;;<text:s/></text:span><text:span text:style-name="OrgSrcFontLockCommentFace">すべてのチェックボックスの<text:s/>cookies<text:s/>を更新する</text:span></text:p>
      <text:p text:style-name="OrgSrcBlock"><text:s/><text:s/><text:s/><text:s/><text:s/><text:s/><text:s/><text:s/><text:s/><text:s/><text:s/>(<text:span text:style-name="OrgSrcFontLockKeywordFace">defun</text:span><text:s/><text:span text:style-name="OrgSrcFontLockFunctionNameFace">do-org-update-statistics-cookies</text:span><text:s/>()</text:p>
      <text:p text:style-name="OrgSrcBlock"><text:s/><text:s/><text:s/><text:s/><text:s/><text:s/><text:s/><text:s/><text:s/><text:s/><text:s/><text:s/><text:s/><text:s/><text:s/><text:s/><text:s/>(interactive)</text:p>
      <text:p text:style-name="OrgSrcBlock"><text:s/><text:s/><text:s/><text:s/><text:s/><text:s/><text:s/><text:s/><text:s/><text:s/><text:s/><text:s/><text:s/><text:s/><text:s/><text:s/><text:s/>(org-update-statistics-cookies<text:s/>'all))</text:p>
      <text:p text:style-name="OrgSrcBlock"/>
      <text:p text:style-name="OrgSrcBlockLastLine"><text:s/><text:s/><text:s/><text:s/><text:s/><text:s/><text:s/><text:s/><text:s/><text:s/><text:s/>)))</text:p>
      <text:h text:style-name="Heading_20_2" text:outline-level="2"><text:bookmark-start text:name="OrgXref.sec-9-9"/><text:bookmark text:name="sec-9-9"/>[org-agenda]<text:bookmark-end text:name="OrgXref.sec-9-9"/></text:h>
      <text:p text:style-name="OrgSrcBlock">(<text:span text:style-name="OrgSrcFontLockKeywordFace">when</text:span><text:s/>(autoload-if-found<text:s/>'org-agenda<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text:s/><text:s/><text:s/><text:s/><text:s/><text:s/><text:s/><text:s/>(setq<text:s/>org-agenda-span<text:s/>'day)</text:p>
      <text:p text:style-name="OrgSrcBlock"><text:s/><text:s/><text:s/><text:s/><text:s/><text:s/><text:s/><text:s/><text:s/><text:s/><text:s/><text:span text:style-name="OrgSrcFontLockCommentDelimiterFace">;;<text:s/></text:span><text:span text:style-name="OrgSrcFontLockCommentFace">アジェンダに警告を表示する期間</text:span></text:p>
      <text:p text:style-name="OrgSrcBlock"><text:s/><text:s/><text:s/><text:s/><text:s/><text:s/><text:s/><text:s/><text:s/><text:s/><text:s/>(setq<text:s/>org-deadline-warning-days<text:s/>7)</text:p>
      <text:p text:style-name="OrgSrcBlock"><text:s/><text:s/><text:s/><text:s/><text:s/><text:s/><text:s/><text:s/><text:s/><text:s/><text:s/><text:span text:style-name="OrgSrcFontLockCommentDelimiterFace">;;<text:s/></text:span><text:span text:style-name="OrgSrcFontLockCommentFace">アジェンダビューでFOLLOWを設定</text:span></text:p>
      <text:p text:style-name="OrgSrcBlock"><text:s/><text:s/><text:s/><text:s/><text:s/><text:s/><text:s/><text:s/><text:s/><text:s/><text:s/><text:span text:style-name="OrgSrcFontLockCommentDelimiterFace">;;<text:s/></text:span><text:span text:style-name="OrgSrcFontLockCommentFace">(setq<text:s/>org-agenda-start-with-follow-mode<text:s/>t)</text:span></text:p>
      <text:p text:style-name="OrgSrcBlock"><text:s/><text:s/><text:s/><text:s/><text:s/><text:s/><text:s/><text:s/><text:s/><text:s/><text:s/><text:span text:style-name="OrgSrcFontLockCommentDelimiterFace">;;<text:s/></text:span><text:span text:style-name="OrgSrcFontLockCommentFace">Customized<text:s/>Time<text:s/>Grid</text:span></text:p>
      <text:p text:style-name="OrgSrcBlock"><text:s/><text:s/><text:s/><text:s/><text:s/><text:s/><text:s/><text:s/><text:s/><text:s/><text:s/>(setq<text:s/>org-agenda-time-grid</text:p>
      <text:p text:style-name="OrgSrcBlock"><text:s/><text:s/><text:s/><text:s/><text:s/><text:s/><text:s/><text:s/><text:s/><text:s/><text:s/><text:s/><text:s/><text:s/><text:s/><text:s/><text:s/><text:s/><text:s/><text:s/><text:s/><text:s/><text:s/><text:s/><text:s/>'((daily<text:s/>today<text:s/>require-timed)</text:p>
      <text:p text:style-name="OrgSrcBlock"><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800<text:s/>1000<text:s/>1200<text:s/>1400<text:s/>1600<text:s/>1800<text:s/>2000<text:s/>2200<text:s/>2400<text:s/>2600)))</text:p>
      <text:p text:style-name="OrgSrcBlock"><text:s/><text:s/><text:s/><text:s/><text:s/><text:s/><text:s/><text:s/><text:s/><text:s/><text:s/><text:span text:style-name="OrgSrcFontLockCommentDelimiterFace">;;<text:s/></text:span><text:span text:style-name="OrgSrcFontLockCommentFace">アジェンダ作成対象（指定しないとagendaが生成されない）</text:span></text:p>
      <text:p text:style-name="OrgSrcBlock"><text:s/><text:s/><text:s/><text:s/><text:s/><text:s/><text:s/><text:s/><text:s/><text:s/><text:s/><text:span text:style-name="OrgSrcFontLockCommentDelimiterFace">;;<text:s/></text:span><text:span text:style-name="OrgSrcFontLockCommentFace">ここを間違うと，MobileOrg,<text:s/>iCal<text:s/>export<text:s/>もうまくいかない</text:span></text:p>
      <text:p text:style-name="OrgSrcBlock"><text:s/><text:s/><text:s/><text:s/><text:s/><text:s/><text:s/><text:s/><text:s/><text:s/><text:s/>(setq<text:s/>org-agenda-files</text:p>
      <text:p text:style-name="OrgSrcBlock"><text:s/><text:s/><text:s/><text:s/><text:s/><text:s/><text:s/><text:s/><text:s/><text:s/><text:s/><text:s/><text:s/><text:s/><text:s/><text:s/><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text:s/><text:s/><text:s/><text:s/><text:s/><text:s/><text:s/><text:s/><text:s/><text:s/><text:s/><text:s/><text:s/><text:s/><text:s/><text:span text:style-name="OrgSrcFontLockStringFace">"~/Dropbox/org/today.org"</text:span></text:p>
      <text:p text:style-name="OrgSrcBlockLastLine"><text:s/><text:s/><text:s/><text:s/><text:s/><text:s/><text:s/><text:s/><text:s/><text:s/><text:s/><text:s/><text:s/><text:s/><text:s/><text:s/><text:s/><text:s/><text:s/><text:s/><text:s/><text:s/><text:s/><text:s/><text:s/><text:s/><text:s/><text:span text:style-name="OrgSrcFontLockStringFace">"~/Dropbox/org/work.org"</text:span><text:s/><text:span text:style-name="OrgSrcFontLockStringFace">"~/Dropbox/org/research.org"</text:span>)))))</text:p>
      <text:h text:style-name="Heading_20_2" text:outline-level="2"><text:bookmark-start text:name="OrgXref.sec-9-10"/><text:bookmark text:name="sec-9-10"/>[org-capture] 高速にメモを取る<text:bookmark-end text:name="OrgXref.sec-9-10"/></text:h>
      <text:p text:style-name="OrgSrcBlock">(<text:span text:style-name="OrgSrcFontLockKeywordFace">when</text:span><text:s/>(autoload-if-found<text:s/>'org-capture<text:s/><text:span text:style-name="OrgSrcFontLockStringFace">"org-capture"</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CommentDelimiterFace">;;<text:s/></text:span><text:span text:style-name="OrgSrcFontLockCommentFace">2010-06-13<text:s/>の形式では，タグとして認識されない</text:span></text:p>
      <text:p text:style-name="OrgSrcBlock"><text:s/><text:s/><text:s/><text:s/><text:s/><text:s/><text:s/><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text:s/><text:s/><text:s/><text:s/><text:s/><text:s/>(setq<text:s/>org-default-notes-file<text:s/>(concat<text:s/>org-directory<text:s/><text:span text:style-name="OrgSrcFontLockStringFace">"next.org"</text:span>))</text:p>
      <text:p text:style-name="OrgSrcBlock"><text:s/><text:s/><text:s/><text:s/><text:s/><text:s/><text:s/><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text:s/><text:s/><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text:s/><text:s/><text:s/><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text:s/><text:s/><text:s/><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text:s/><text:s/><text:s/><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text:s/><text:s/><text:s/><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text:s/><text:s/><text:s/><text:s/><text:s/><text:s/><text:s/><text:span text:style-name="OrgSrcFontLockCommentDelimiterFace">;;<text:s/></text:span><text:span text:style-name="OrgSrcFontLockCommentFace">see<text:s/>org.pdf:p73</text:span></text:p>
      <text:p text:style-name="OrgSrcBlock"><text:s/><text:s/><text:s/><text:s/><text:s/><text:s/><text:s/><text:s/><text:s/><text:s/><text:s/>(setq<text:s/>org-capture-templates</text:p>
      <text:p text:style-name="OrgSrcBlock"><text:s/><text:s/><text:s/><text:s/><text:s/><text:s/><text:s/><text:s/><text:s/><text:s/><text:s/><text:s/><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text:s/><text:s/><text:s/><text:s/><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text:s/><text:s/><text:s/><text:s/><text:s/><text:s/><text:s/><text:s/><text:s/><text:s/><text:s/><text:s/><text:s/><text:s/><text:s/><text:s/>(file+headline<text:s/>,org-capture-ical-file<text:s/><text:span text:style-name="OrgSrcFontLockStringFace">"Schedule"</text:span>)</text:p>
      <text:p text:style-name="OrgSrcBlock"><text:s/><text:s/><text:s/><text:s/><text:s/><text:s/><text:s/><text:s/><text:s/><text:s/><text:s/><text:s/><text:s/><text:s/><text:s/><text:s/><text:s/><text:s/><text:s/><text:s/><text:s/><text:s/><text:s/><text:s/><text:s/><text:s/><text:s/><text:s/><text:s/><text:s/><text:s/><text:s/><text:span text:style-name="OrgSrcFontLockStringFace">"**<text:s/>TODO<text:s/>%?\n\t"</text:span>)<text:s/></text:p>
      <text:p text:style-name="OrgSrcBlock"><text:s/><text:s/><text:s/><text:s/><text:s/><text:s/><text:s/><text:s/><text:s/><text:s/><text:s/><text:s/><text:s/><text:s/><text:s/><text:s/><text:s/><text:s/><text:s/><text:s/><text:s/><text:s/><text:s/><text:s/><text:s/><text:s/><text:s/>(<text:span text:style-name="OrgSrcFontLockStringFace">"d"</text:span><text:s/><text:span text:style-name="OrgSrcFontLockStringFace">"DRAFT<text:s/>項目を<text:s/>INBOX<text:s/>に貼り付ける"</text:span><text:s/>entry</text:p>
      <text:p text:style-name="OrgSrcBlock"><text:s/><text:s/><text:s/><text:s/><text:s/><text:s/><text:s/><text:s/><text:s/><text:s/><text:s/><text:s/><text:s/><text:s/><text:s/><text:s/><text:s/><text:s/><text:s/><text:s/><text:s/><text:s/><text:s/><text:s/><text:s/><text:s/><text:s/><text:s/><text:s/><text:s/><text:s/><text:s/>(file+headline<text:s/>nil<text:s/><text:span text:style-name="OrgSrcFontLockStringFace">"INBOX"</text:span>)<text:s/><text:span text:style-name="OrgSrcFontLockStringFace">"**<text:s/>DRAFT<text:s/>%?\n\t"</text:span>)</text:p>
      <text:p text:style-name="OrgSrcBlock"><text:s/><text:s/><text:s/><text:s/><text:s/><text:s/><text:s/><text:s/><text:s/><text:s/><text:s/><text:s/><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text:s/><text:s/><text:s/><text:s/><text:s/><text:s/><text:s/><text:s/><text:s/><text:s/><text:s/><text:s/><text:s/><text:s/><text:s/><text:s/><text:s/><text:s/><text:s/><text:span text:style-name="OrgSrcFontLockStringFace">"**<text:s/>%?\n<text:s/><text:s/>-<text:s/>\n\t%U"</text:span>)</text:p>
      <text:p text:style-name="OrgSrcBlock"><text:s/><text:s/><text:s/><text:s/><text:s/><text:s/><text:s/><text:s/><text:s/><text:s/><text:s/><text:s/><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text:s/><text:s/><text:s/><text:s/><text:s/><text:s/><text:s/><text:s/><text:s/><text:s/><text:s/><text:s/><text:s/><text:s/><text:s/><text:s/><text:s/><text:s/><text:s/><text:span text:style-name="OrgSrcFontLockStringFace">"**<text:s/>%?<text:s/>%T--\n"</text:span>)</text:p>
      <text:p text:style-name="OrgSrcBlock"><text:s/><text:s/><text:s/><text:s/><text:s/><text:s/><text:s/><text:s/><text:s/><text:s/><text:s/><text:s/><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text:s/><text:s/><text:s/><text:s/><text:s/><text:s/><text:s/><text:s/><text:s/><text:s/><text:s/><text:s/><text:s/><text:s/><text:s/><text:span text:style-name="OrgSrcFontLockStringFace">"**<text:s/>%?<text:s/>:note:\n\t%U"</text:span>)</text:p>
      <text:p text:style-name="OrgSrcBlock"><text:s/><text:s/><text:s/><text:s/><text:s/><text:s/><text:s/><text:s/><text:s/><text:s/><text:s/><text:s/><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text:s/><text:s/><text:s/><text:s/><text:s/><text:s/><text:s/><text:s/>entry<text:s/>(file+headline<text:s/>,org-capture-research-file<text:s/><text:span text:style-name="OrgSrcFontLockStringFace">"Survey"</text:span>)</text:p>
      <text:p text:style-name="OrgSrcBlock"><text:s/><text:s/><text:s/><text:s/><text:s/><text:s/><text:s/><text:s/><text:s/><text:s/><text:s/><text:s/><text:s/><text:s/><text:s/><text:s/><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text:s/><text:s/><text:s/><text:s/><text:s/><text:s/><text:s/><text:s/><text:s/><text:s/><text:s/><text:s/><text:s/><text:s/><text:s/><text:s/>entry<text:s/>(file+headline<text:s/>,org-capture-buffer-file<text:s/><text:span text:style-name="OrgSrcFontLockStringFace">"Buffer"</text:span>)</text:p>
      <text:p text:style-name="OrgSrcBlock"><text:s/><text:s/><text:s/><text:s/><text:s/><text:s/><text:s/><text:s/><text:s/><text:s/><text:s/><text:s/><text:s/><text:s/><text:s/><text:s/><text:s/><text:s/><text:s/><text:s/><text:s/><text:s/><text:s/><text:s/><text:s/><text:s/><text:s/><text:s/><text:s/><text:s/><text:s/><text:s/><text:span text:style-name="OrgSrcFontLockStringFace">"**<text:s/>%(get-random-string<text:s/>16)<text:s/>%U\n\n%?\n\n----"</text:span>)))</text:p>
      <text:p text:style-name="OrgSrcBlockLastLine"><text:s/><text:s/><text:s/><text:s/><text:s/><text:s/><text:s/><text:s/><text:s/><text:s/><text:s/>)))</text:p>
      <text:h text:style-name="Heading_20_2" text:outline-level="2"><text:bookmark-start text:name="OrgXref.sec-9-11"/><text:bookmark text:name="sec-9-11"/>[appt.el] アラーム設定<text:bookmark-end text:name="OrgXref.sec-9-11"/></text:h>
      <text:p text:style-name="OrgSrcBlock"><text:s/><text:s/>(<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text:s/><text:s/><text:s/><text:s/><text:s/>(<text:span text:style-name="OrgSrcFontLockKeywordFace">eval-after-load</text:span><text:s/><text:span text:style-name="OrgSrcFontLockStringFace">"org"</text:span></text:p>
      <text:p text:style-name="OrgSrcBlock"><text:s/><text:s/><text:s/><text:s/><text:s/><text:s/><text:s/><text:s/><text:s/><text:s/>'(<text:span text:style-name="OrgSrcFontLockKeywordFace">progn</text:span></text:p>
      <text:p text:style-name="OrgSrcBlock"><text:span text:style-name="OrgSrcFontLockCommentDelimiterFace">;;<text:s/></text:span><text:span text:style-name="OrgSrcFontLockCommentFace">アラーム表示を有効にする</text:span></text:p>
      <text:p text:style-name="OrgSrcBlock">(appt-activate<text:s/>1)</text:p>
      <text:p text:style-name="OrgSrcBlock"><text:span text:style-name="OrgSrcFontLockCommentDelimiterFace">;;<text:s/></text:span><text:span text:style-name="OrgSrcFontLockCommentFace">window<text:s/>を<text:s/>フレーム内に表示する</text:span></text:p>
      <text:p text:style-name="OrgSrcBlock">(setq<text:s/>appt-display-format<text:s/>'window)</text:p>
      <text:p text:style-name="OrgSrcBlock"><text:span text:style-name="OrgSrcFontLockCommentDelimiterFace">;;<text:s/></text:span><text:span text:style-name="OrgSrcFontLockCommentFace">window<text:s/>を継続表示する時間[s]</text:span></text:p>
      <text:p text:style-name="OrgSrcBlock">(setq<text:s/>appt-display-duration<text:s/>3)</text:p>
      <text:p text:style-name="OrgSrcBlock"><text:span text:style-name="OrgSrcFontLockCommentDelimiterFace">;;<text:s/></text:span><text:span text:style-name="OrgSrcFontLockCommentFace">ビープ音の有無</text:span></text:p>
      <text:p text:style-name="OrgSrcBlock">(setq<text:s/>appt-audible<text:s/>t)</text:p>
      <text:p text:style-name="OrgSrcBlock"><text:span text:style-name="OrgSrcFontLockCommentDelimiterFace">;;<text:s/></text:span><text:span text:style-name="OrgSrcFontLockCommentFace">何分前から警告表示を開始するか[m]</text:span></text:p>
      <text:p text:style-name="OrgSrcBlock">(setq<text:s/>appt-message-warning-time<text:s/>3)</text:p>
      <text:p text:style-name="OrgSrcBlock"><text:span text:style-name="OrgSrcFontLockCommentDelimiterFace">;;<text:s/></text:span><text:span text:style-name="OrgSrcFontLockCommentFace">モードラインにアラームを表示する</text:span></text:p>
      <text:p text:style-name="OrgSrcBlock">(setq<text:s/>appt-display-mode-line<text:s/>t)</text:p>
      <text:p text:style-name="OrgSrcBlock"><text:span text:style-name="OrgSrcFontLockCommentDelimiterFace">;;<text:s/></text:span><text:span text:style-name="OrgSrcFontLockCommentFace">org-agenda<text:s/>の内容をアラームに登録する</text:span></text:p>
      <text:p text:style-name="OrgSrcBlock"><text:span text:style-name="OrgSrcFontLockCommentDelimiterFace">;;<text:s/></text:span><text:span text:style-name="OrgSrcFontLockCommentFace">(org-agenda-to-appt<text:s/>t<text:s/>'((headline<text:s/>"TODO")))</text:span></text:p>
      <text:p text:style-name="OrgSrcBlock"><text:span text:style-name="OrgSrcFontLockCommentDelimiterFace">;;<text:s/></text:span><text:span text:style-name="OrgSrcFontLockCommentFace">保存時にアラームを登録</text:span></text:p>
      <text:p text:style-name="OrgSrcBlock"><text:span text:style-name="OrgSrcFontLockCommentDelimiterFace">;;</text:span><text:span text:style-name="OrgSrcFontLockCommentFace">(add-hook<text:s/>'org-mode-hook</text:span></text:p>
      <text:p text:style-name="OrgSrcBlock"><text:span text:style-name="OrgSrcFontLockCommentDelimiterFace">;;<text:s/><text:s/><text:s/><text:s/></text:span><text:span text:style-name="OrgSrcFontLockCommentFace">(lambda()<text:s/>(add-hook<text:s/>'before-save-hook</text:span></text:p>
      <text:p text:style-name="OrgSrcBlock"><text:span text:style-name="OrgSrcFontLockCommentDelimiterFace">;;<text:s/><text:s/><text:s/><text:s/><text:s/><text:s/><text:s/><text:s/><text:s/><text:s/><text:s/><text:s/><text:s/><text:s/><text:s/><text:s/></text:span><text:span text:style-name="OrgSrcFontLockCommentFace">'org-agenda-to-appt<text:s/>t<text:s/>'((headline<text:s/>"TODO")))))</text:span></text:p>
      <text:p text:style-name="OrgSrcBlockLastLine">)))</text:p>
      <text:h text:style-name="Heading_20_2" text:outline-level="2"><text:bookmark-start text:name="OrgXref.sec-9-12"/><text:bookmark text:name="sec-9-12"/>[org-refile]<text:bookmark-end text:name="OrgXref.sec-9-12"/></text:h>
      <text:p text:style-name="OrgSrcBlock">(<text:span text:style-name="OrgSrcFontLockKeywordFace">when</text:span><text:s/>(autoload-if-found<text:s/>'org-refil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setq<text:s/>org-refile-targets</text:p>
      <text:p text:style-name="OrgSrcBlock"><text:s/><text:s/><text:s/><text:s/><text:s/><text:s/><text:s/><text:s/><text:s/><text:s/><text:s/><text:s/><text:s/><text:s/><text:s/><text:s/><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text:s/><text:s/><text:s/><text:s/><text:s/><text:s/><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s/><text:s/><text:s/><text:s/>)))</text:p>
      <text:h text:style-name="Heading_20_2" text:outline-level="2"><text:bookmark-start text:name="OrgXref.sec-9-13"/><text:bookmark text:name="sec-9-13"/>[org-babel]<text:bookmark-end text:name="OrgXref.sec-9-13"/></text:h>
      <text:p text:style-name="OrgSrcBlock">(<text:span text:style-name="OrgSrcFontLockKeywordFace">when</text:span><text:s/>(autoload-if-found<text:s/>'org-refil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setq<text:s/>org-confirm-babel-evaluate<text:s/>nil)</text:p>
      <text:p text:style-name="OrgSrcBlock"><text:s/><text:s/><text:s/><text:s/><text:s/><text:s/><text:s/><text:s/><text:s/><text:s/><text:s/>(setq<text:s/>org-src-fontify-natively<text:s/>t)</text:p>
      <text:p text:style-name="OrgSrcBlockLastLine"><text:s/><text:s/><text:s/><text:s/><text:s/><text:s/><text:s/><text:s/><text:s/><text:s/><text:s/>(setq<text:s/>org-src-tab-acts-natively<text:s/>t))))</text:p>
      <text:h text:style-name="Heading_20_2" text:outline-level="2"><text:bookmark-start text:name="OrgXref.sec-9-14"/><text:bookmark text:name="sec-9-14"/>[MobileOrg] iOS との連携<text:bookmark-end text:name="OrgXref.sec-9-14"/></text:h>
      <text:p text:style-name="Text_20_body">
<text:a xlink:type="simple" xlink:href="http://orgmode.org/manual/Setting-up-the-staging-area.html">http://orgmode.org/manual/Setting-up-the-staging-area.html</text:a>

</text:p>
      <text:p text:style-name="OrgSrcBlock"><text:s/><text:s/>(<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text:s/><text:s/><text:s/><text:s/><text:s/>(<text:span text:style-name="OrgSrcFontLockKeywordFace">eval-after-load</text:span><text:s/><text:span text:style-name="OrgSrcFontLockStringFace">"org"</text:span></text:p>
      <text:p text:style-name="OrgSrcBlock"><text:s/><text:s/><text:s/><text:s/><text:s/><text:s/><text:s/><text:s/><text:s/><text:s/>'(<text:span text:style-name="OrgSrcFontLockKeywordFace">progn</text:span></text:p>
      <text:p text:style-name="OrgSrcBlock"><text:span text:style-name="OrgSrcFontLockCommentDelimiterFace">;</text:span><text:span text:style-name="OrgSrcFontLockCommentFace">(setq<text:s/>org-mobile-files<text:s/>'("~/Dropbox/org/next.org"<text:s/>"1.org"<text:s/>"2.org"))</text:span></text:p>
      <text:p text:style-name="OrgSrcBlock">(setq<text:s/>org-mobile-files<text:s/>'(<text:span text:style-name="OrgSrcFontLockStringFace">"~/Dropbox/org/next.org"</text:span>))</text:p>
      <text:p text:style-name="OrgSrcBlock"><text:span text:style-name="OrgSrcFontLockCommentDelimiterFace">;</text:span><text:span text:style-name="OrgSrcFontLockCommentFace">(setq<text:s/>org-mobile-force-id-on-agenda-items<text:s/>nil)</text:span></text:p>
      <text:p text:style-name="OrgSrcBlock"/>
      <text:p text:style-name="OrgSrcBlock"><text:span text:style-name="OrgSrcFontLockCommentDelimiterFace">;;<text:s/></text:span><text:span text:style-name="OrgSrcFontLockCommentFace">Set<text:s/>a<text:s/>file<text:s/>to<text:s/>capture<text:s/>data<text:s/>from<text:s/>iOS<text:s/>devices</text:span></text:p>
      <text:p text:style-name="OrgSrcBlock">(setq<text:s/>org-mobile-inbox-for-pull<text:s/>(concat<text:s/>org-directory<text:s/><text:span text:style-name="OrgSrcFontLockStringFace">"captured.org"</text:span>))</text:p>
      <text:p text:style-name="OrgSrcBlock"/>
      <text:p text:style-name="OrgSrcBlock"><text:span text:style-name="OrgSrcFontLockCommentDelimiterFace">;<text:s/></text:span><text:span text:style-name="OrgSrcFontLockCommentFace">Upload<text:s/>location<text:s/>stored<text:s/>org<text:s/>files<text:s/>(index.org<text:s/>will<text:s/>be<text:s/>created)</text:span></text:p>
      <text:p text:style-name="OrgSrcBlock">(setq<text:s/>org-mobile-directory<text:s/><text:span text:style-name="OrgSrcFontLockStringFace">"~/Dropbox/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pan text:style-name="OrgSrcFontLockKeywordFace">defun</text:span><text:s/><text:span text:style-name="OrgSrcFontLockFunctionNameFace">org-mobile-sync</text:span><text:s/>()</text:p>
      <text:p text:style-name="OrgSrcBlock"><text:s/><text:s/>(interactive)</text:p>
      <text:p text:style-name="OrgSrcBlock"><text:s/><text:s/>(<text:span text:style-name="OrgSrcFontLockKeywordFace">let</text:span></text:p>
      <text:p text:style-name="OrgSrcBlock"><text:s/><text:s/><text:s/><text:s/><text:s/><text:s/><text:s/><text:s/><text:s/><text:s/>(org-mobile-sync-type</text:p>
      <text:p text:style-name="OrgSrcBlock"><text:s/><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text:s/>(message<text:s/><text:span text:style-name="OrgSrcFontLockStringFace">"%s"</text:span><text:s/>org-mobile-sync-type)</text:p>
      <text:p text:style-name="OrgSrcBlock"><text:s/><text:s/><text:s/><text:s/><text:s/><text:s/><text:s/><text:s/>(<text:span text:style-name="OrgSrcFontLockKeywordFace">cond</text:span></text:p>
      <text:p text:style-name="OrgSrcBlock"><text:s/><text:s/><text:s/><text:s/><text:s/><text:s/><text:s/><text:s/><text:s/>((string=<text:s/><text:span text:style-name="OrgSrcFontLockStringFace">"pull"</text:span><text:s/>org-mobile-sync-type)(org-mobile-pull))</text:p>
      <text:p text:style-name="OrgSrcBlock"><text:s/><text:s/><text:s/><text:s/><text:s/><text:s/><text:s/><text:s/><text:s/>((string=<text:s/><text:span text:style-name="OrgSrcFontLockStringFace">"push"</text:span><text:s/>org-mobile-sync-type)(org-mobile-push)))))</text:p>
      <text:p text:style-name="OrgSrcBlock"/>
      <text:p text:style-name="OrgSrcBlock"><text:span text:style-name="OrgSrcFontLockCommentDelimiterFace">;;<text:s/></text:span><text:span text:style-name="OrgSrcFontLockCommentFace">起動時にモバイルで環境で編集したファイルを読み込む</text:span></text:p>
      <text:p text:style-name="OrgSrcBlock">(message<text:s/><text:span text:style-name="OrgSrcFontLockStringFace">"%s"</text:span><text:s/><text:span text:style-name="OrgSrcFontLockStringFace">"MobileOrg<text:s/>sync<text:s/>...<text:s/>[pull]"</text:span>)</text:p>
      <text:p text:style-name="OrgSrcBlock">(org-mobile-pull)<text:s/><text:span text:style-name="OrgSrcFontLockCommentDelimiterFace">;;<text:s/></text:span><text:span text:style-name="OrgSrcFontLockCommentFace">need<text:s/>org-mode</text:span></text:p>
      <text:p text:style-name="OrgSrcBlockLastLine">)))</text:p>
      <text:h text:style-name="Heading_20_2" text:outline-level="2"><text:bookmark-start text:name="OrgXref.sec-9-15"/><text:bookmark text:name="sec-9-15"/>[org-tree-slide.el] Org でプレゼンテーション<text:bookmark-end text:name="OrgXref.sec-9-15"/></text:h>
      <text:p text:style-name="Text_20_body">

<text:a xlink:type="simple" xlink:href="http://pastelwill.jp/wiki/doku.php?id=emacs:org-tree-slide">http://pastelwill.jp/wiki/doku.php?id=emacs:org-tree-slide</text:a>

</text:p>
      <text:p text:style-name="OrgSrcBlock"><text:s/><text:s/><text:span text:style-name="OrgSrcFontLockCommentDelimiterFace">;;<text:s/></text:span><text:span text:style-name="OrgSrcFontLockCommentFace">Org-tree-slide</text:span></text:p>
      <text:p text:style-name="OrgSrcBlock"><text:s/><text:s/>(<text:span text:style-name="OrgSrcFontLockKeywordFace">when</text:span><text:s/>(autoload-if-found<text:s/>'org-tree-slide-mode<text:s/><text:span text:style-name="OrgSrcFontLockStringFace">"org-tree-slide"</text:span><text:s/>nil<text:s/>t)</text:p>
      <text:p text:style-name="OrgSrcBlock"><text:s/><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global-set-key<text:s/>(kbd<text:s/><text:span text:style-name="OrgSrcFontLockStringFace">"&lt;f8&gt;"</text:span>)<text:s/>'org-tree-slide-mode)</text:p>
      <text:p text:style-name="OrgSrcBlock"><text:s/><text:s/><text:s/><text:s/><text:s/><text:s/><text:s/><text:s/>(global-set-key<text:s/>(kbd<text:s/><text:span text:style-name="OrgSrcFontLockStringFace">"S-&lt;f8&gt;"</text:span>)<text:s/>'org-tree-slide-skip-done-toggle)</text:p>
      <text:p text:style-name="OrgSrcBlock"><text:s/><text:s/><text:s/><text:s/><text:s/><text:s/><text:s/><text:s/>(<text:span text:style-name="OrgSrcFontLockKeywordFace">eval-after-load</text:span><text:s/><text:span text:style-name="OrgSrcFontLockStringFace">"org-tree-slide"</text:span></text:p>
      <text:p text:style-name="OrgSrcBlock"><text:s/><text:s/><text:s/><text:s/><text:s/><text:s/><text:s/><text:s/><text:s/><text:s/>'(<text:span text:style-name="OrgSrcFontLockKeywordFace">progn</text:span></text:p>
      <text:p text:style-name="OrgSrcBlock"><text:s/><text:s/><text:s/><text:s/><text:s/><text:s/><text:s/><text:s/><text:s/><text:s/><text:s/><text:s/><text:s/><text:s/><text:s/><text:s/><text:s/>(define-key<text:s/>org-tree-slide-mode-map<text:s/>(kbd<text:s/><text:span text:style-name="OrgSrcFontLockStringFace">"&lt;f9&gt;"</text:span>)</text:p>
      <text:p text:style-name="OrgSrcBlock"><text:s/><text:s/><text:s/><text:s/><text:s/><text:s/><text:s/><text:s/><text:s/><text:s/><text:s/><text:s/><text:s/><text:s/><text:s/><text:s/><text:s/><text:s/><text:s/>'org-tree-slide-move-previous-tree)</text:p>
      <text:p text:style-name="OrgSrcBlock"><text:s/><text:s/><text:s/><text:s/><text:s/><text:s/><text:s/><text:s/><text:s/><text:s/><text:s/><text:s/><text:s/><text:s/><text:s/><text:s/><text:s/>(define-key<text:s/>org-tree-slide-mode-map<text:s/>(kbd<text:s/><text:span text:style-name="OrgSrcFontLockStringFace">"&lt;f10&gt;"</text:span>)</text:p>
      <text:p text:style-name="OrgSrcBlock"><text:s/><text:s/><text:s/><text:s/><text:s/><text:s/><text:s/><text:s/><text:s/><text:s/><text:s/><text:s/><text:s/><text:s/><text:s/><text:s/><text:s/><text:s/><text:s/>'org-tree-slide-move-next-tree)</text:p>
      <text:p text:style-name="OrgSrcBlock"><text:s/><text:s/><text:s/><text:s/><text:s/><text:s/><text:s/><text:s/><text:s/><text:s/><text:s/><text:s/><text:s/><text:s/><text:s/><text:s/><text:s/>(define-key<text:s/>org-tree-slide-mode-map<text:s/>(kbd<text:s/><text:span text:style-name="OrgSrcFontLockStringFace">"&lt;f11&gt;"</text:span>)</text:p>
      <text:p text:style-name="OrgSrcBlock"><text:s/><text:s/><text:s/><text:s/><text:s/><text:s/><text:s/><text:s/><text:s/><text:s/><text:s/><text:s/><text:s/><text:s/><text:s/><text:s/><text:s/><text:s/><text:s/>'org-tree-slide-content)</text:p>
      <text:p text:style-name="OrgSrcBlock"><text:s/><text:s/><text:s/><text:s/><text:s/><text:s/><text:s/><text:s/><text:s/><text:s/><text:s/><text:s/><text:s/><text:s/><text:s/><text:s/><text:s/><text:span text:style-name="OrgSrcFontLockCommentDelimiterFace">;;<text:s/></text:span><text:span text:style-name="OrgSrcFontLockCommentFace">reset<text:s/>the<text:s/>default<text:s/>setting</text:span></text:p>
      <text:p text:style-name="OrgSrcBlock"><text:s/><text:s/><text:s/><text:s/><text:s/><text:s/><text:s/><text:s/><text:s/><text:s/><text:s/><text:s/><text:s/><text:s/><text:s/><text:s/><text:s/>(define-key<text:s/>org-tree-slide-mode-map<text:s/>(kbd<text:s/><text:span text:style-name="OrgSrcFontLockStringFace">"&lt;left&gt;"</text:span>)<text:s/><text:s/>'backward-char)</text:p>
      <text:p text:style-name="OrgSrcBlock"><text:s/><text:s/><text:s/><text:s/><text:s/><text:s/><text:s/><text:s/><text:s/><text:s/><text:s/><text:s/><text:s/><text:s/><text:s/><text:s/><text:s/>(define-key<text:s/>org-tree-slide-mode-map<text:s/>(kbd<text:s/><text:span text:style-name="OrgSrcFontLockStringFace">"&lt;right&gt;"</text:span>)<text:s/>'forward-char)</text:p>
      <text:p text:style-name="OrgSrcBlock"><text:s/><text:s/><text:s/><text:s/><text:s/><text:s/><text:s/><text:s/><text:s/><text:s/><text:s/><text:s/><text:s/><text:s/><text:s/><text:s/><text:s/>(org-tree-slide-narrowing-control-profile)</text:p>
      <text:p text:style-name="OrgSrcBlock"><text:span text:style-name="OrgSrcFontLockCommentDelimiterFace">;<text:s/><text:s/><text:s/><text:s/><text:s/><text:s/><text:s/><text:s/><text:s/></text:span><text:span text:style-name="OrgSrcFontLockCommentFace">(org-tree-slide-presentation-profile)</text:span></text:p>
      <text:p text:style-name="OrgSrcBlock"><text:s/><text:s/><text:s/><text:s/><text:s/><text:s/><text:s/><text:s/><text:s/><text:s/><text:s/><text:s/><text:s/><text:s/><text:s/><text:s/><text:s/>(setq<text:s/>org-tree-slide-skip-outline-level<text:s/>4)</text:p>
      <text:p text:style-name="OrgSrcBlockLastLine"><text:s/><text:s/><text:s/><text:s/><text:s/><text:s/><text:s/><text:s/><text:s/><text:s/><text:s/><text:s/><text:s/><text:s/><text:s/><text:s/><text:s/>(setq<text:s/>org-tree-slide-skip-done<text:s/>nil))))</text:p>
      <text:h text:style-name="Heading_20_2" text:outline-level="2"><text:bookmark-start text:name="OrgXref.sec-9-16"/><text:bookmark text:name="sec-9-16"/>[org-fstree] ディレクトリ構造を読み取る<text:bookmark-end text:name="OrgXref.sec-9-16"/></text:h>
      <text:p text:style-name="OrgSrcBlock">(<text:span text:style-name="OrgSrcFontLockKeywordFace">when</text:span><text:s/>(autoload-if-found<text:s/>'org-mode<text:s/><text:span text:style-name="OrgSrcFontLockStringFace">"org"</text:span><text:s/>nil<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LastLine"><text:s/><text:s/><text:s/><text:s/><text:s/><text:s/><text:s/><text:s/><text:s/><text:s/><text:s/>(<text:span text:style-name="OrgSrcFontLockKeywordFace">require</text:span><text:s/>'<text:span text:style-name="OrgSrcFontLockConstantFace">org-fstree</text:span><text:s/>nil<text:s/>t))))</text:p>
      <text:h text:style-name="Heading_20_2" text:outline-level="2"><text:bookmark-start text:name="OrgXref.sec-9-17"/><text:bookmark text:name="sec-9-17"/>[calfw-org] calfw に org の予定を表示する<text:bookmark-end text:name="OrgXref.sec-9-17"/></text:h>
      <text:p text:style-name="OrgSrcBlock"><text:s/><text:s/>(<text:span text:style-name="OrgSrcFontLockKeywordFace">when</text:span><text:s/>(autoload-if-found<text:s/>'cfw:open-org-calendar<text:s/><text:span text:style-name="OrgSrcFontLockStringFace">"calfw-org"</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Rich<text:s/>calendar<text:s/>for<text:s/>org-mode"</text:span><text:s/>t)</text:p>
      <text:p text:style-name="OrgSrcBlock"><text:s/><text:s/><text:s/><text:s/><text:s/><text:s/><text:s/><text:s/>(<text:span text:style-name="OrgSrcFontLockKeywordFace">eval-after-load</text:span><text:s/><text:span text:style-name="OrgSrcFontLockStringFace">"calfw-org"</text:span></text:p>
      <text:p text:style-name="OrgSrcBlock"><text:s/><text:s/><text:s/><text:s/><text:s/><text:s/><text:s/><text:s/><text:s/><text:s/>'(<text:span text:style-name="OrgSrcFontLockKeywordFace">progn</text:span></text:p>
      <text:p text:style-name="OrgSrcBlock"/>
      <text:p text:style-name="OrgSrcBlock"><text:s/><text:s/><text:s/><text:s/><text:s/><text:s/><text:s/><text:s/><text:s/><text:s/><text:s/><text:s/><text:s/><text:s/><text:s/><text:s/><text:s/><text:span text:style-name="OrgSrcFontLockCommentDelimiterFace">;;<text:s/></text:span><text:span text:style-name="OrgSrcFontLockCommentFace">icalendar<text:s/>との連結</text:span></text:p>
      <text:p text:style-name="OrgSrcBlock"><text:s/><text:s/><text:s/><text:s/><text:s/><text:s/><text:s/><text:s/><text:s/><text:s/><text:s/><text:s/><text:s/><text:s/><text:s/><text:s/><text:s/>(setq<text:s/>cfw:org-icalendars<text:s/>'(<text:span text:style-name="OrgSrcFontLockStringFace">"~/Dropbox/org/org-ical.org"</text:span>))</text:p>
      <text:p text:style-name="OrgSrcBlock"/>
      <text:p text:style-name="OrgSrcBlock"><text:s/><text:s/><text:s/><text:s/><text:s/><text:s/><text:s/><text:s/><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text:s/><text:s/><text:s/><text:s/><text:s/><text:s/><text:s/><text:s/>(setq<text:s/>cfw:fchar-junction<text:s/>?+</text:p>
      <text:p text:style-name="OrgSrcBlock"><text:s/><text:s/><text:s/><text:s/><text:s/><text:s/><text:s/><text:s/><text:s/><text:s/><text:s/><text:s/><text:s/><text:s/><text:s/><text:s/><text:s/><text:s/><text:s/><text:s/><text:s/><text:s/><text:s/><text:s/><text:s/><text:s/><text:s/>cfw:fchar-vertical-line<text:s/>?|</text:p>
      <text:p text:style-name="OrgSrcBlock"><text:s/><text:s/><text:s/><text:s/><text:s/><text:s/><text:s/><text:s/><text:s/><text:s/><text:s/><text:s/><text:s/><text:s/><text:s/><text:s/><text:s/><text:s/><text:s/><text:s/><text:s/><text:s/><text:s/><text:s/><text:s/><text:s/><text:s/>cfw:fchar-horizontal-line<text:s/>?-</text:p>
      <text:p text:style-name="OrgSrcBlock"><text:s/><text:s/><text:s/><text:s/><text:s/><text:s/><text:s/><text:s/><text:s/><text:s/><text:s/><text:s/><text:s/><text:s/><text:s/><text:s/><text:s/><text:s/><text:s/><text:s/><text:s/><text:s/><text:s/><text:s/><text:s/><text:s/><text:s/>cfw:fchar-left-junction<text:s/>?|</text:p>
      <text:p text:style-name="OrgSrcBlock"><text:s/><text:s/><text:s/><text:s/><text:s/><text:s/><text:s/><text:s/><text:s/><text:s/><text:s/><text:s/><text:s/><text:s/><text:s/><text:s/><text:s/><text:s/><text:s/><text:s/><text:s/><text:s/><text:s/><text:s/><text:s/><text:s/><text:s/>cfw:fchar-right-junction<text:s/>?|</text:p>
      <text:p text:style-name="OrgSrcBlock"><text:s/><text:s/><text:s/><text:s/><text:s/><text:s/><text:s/><text:s/><text:s/><text:s/><text:s/><text:s/><text:s/><text:s/><text:s/><text:s/><text:s/><text:s/><text:s/><text:s/><text:s/><text:s/><text:s/><text:s/><text:s/><text:s/><text:s/>cfw:fchar-top-junction<text:s/>?+</text:p>
      <text:p text:style-name="OrgSrcBlock"><text:s/><text:s/><text:s/><text:s/><text:s/><text:s/><text:s/><text:s/><text:s/><text:s/><text:s/><text:s/><text:s/><text:s/><text:s/><text:s/><text:s/><text:s/><text:s/><text:s/><text:s/><text:s/><text:s/><text:s/><text:s/><text:s/><text:s/>cfw:fchar-top-left-corner<text:s/>?|</text:p>
      <text:p text:style-name="OrgSrcBlock"><text:s/><text:s/><text:s/><text:s/><text:s/><text:s/><text:s/><text:s/><text:s/><text:s/><text:s/><text:s/><text:s/><text:s/><text:s/><text:s/><text:s/><text:s/><text:s/><text:s/><text:s/><text:s/><text:s/><text:s/><text:s/><text:s/><text:s/>cfw:fchar-top-right-corner<text:s/>?|<text:s/>))))</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text:s/><text:s/><text:s/><text:s/><text:s/><text:s/><text:s/><text:s/><text:s/><text:s/><text:s/><text:s/><text:s/><text:s/><text:s/><text:s/><text:span text:style-name="OrgSrcFontLockCommentDelimiterFace">;;<text:s/></text:span><text:span text:style-name="OrgSrcFontLockCommentFace">(defun<text:s/>cfw:resize-calendar<text:s/>()</text:span></text:p>
      <text:p text:style-name="OrgSrcBlock"><text:s/><text:s/><text:s/><text:s/><text:s/><text:s/><text:s/><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text:s/><text:s/><text:s/><text:s/><text:s/><text:s/><text:span text:style-name="OrgSrcFontLockCommentDelimiterFace">;;<text:s/><text:s/><text:s/></text:span><text:span text:style-name="OrgSrcFontLockCommentFace">(when<text:s/>(eq<text:s/>major-mode<text:s/>'cfw:calendar-mode)</text:span></text:p>
      <text:p text:style-name="OrgSrcBlock"><text:s/><text:s/><text:s/><text:s/><text:s/><text:s/><text:s/><text:s/><text:s/><text:s/><text:s/><text:s/><text:s/><text:s/><text:s/><text:s/><text:s/><text:span text:style-name="OrgSrcFontLockCommentDelimiterFace">;;<text:s/><text:s/><text:s/><text:s/><text:s/></text:span><text:span text:style-name="OrgSrcFontLockCommentFace">(cfw:refresh-calendar-buffer<text:s/>nil)</text:span></text:p>
      <text:p text:style-name="OrgSrcBlock"><text:s/><text:s/><text:s/><text:s/><text:s/><text:s/><text:s/><text:s/><text:s/><text:s/><text:s/><text:s/><text:s/><text:s/><text:s/><text:s/><text:s/><text:span text:style-name="OrgSrcFontLockCommentDelimiterFace">;;<text:s/><text:s/><text:s/><text:s/><text:s/></text:span><text:span text:style-name="OrgSrcFontLockCommentFace">(message<text:s/>"Calendar<text:s/>resized.")))</text:span></text:p>
      <text:p text:style-name="OrgSrcBlock"/>
      <text:p text:style-name="OrgSrcBlock"><text:s/><text:s/><text:s/><text:s/><text:s/><text:s/><text:s/><text:s/><text:s/><text:s/><text:s/><text:s/><text:s/><text:s/><text:s/><text:s/><text:s/><text:span text:style-name="OrgSrcFontLockCommentDelimiterFace">;;<text:s/></text:span><text:span text:style-name="OrgSrcFontLockCommentFace">(defun<text:s/>open-calfw-agenda-org<text:s/>()</text:span></text:p>
      <text:p text:style-name="OrgSrcBlock"><text:s/><text:s/><text:s/><text:s/><text:s/><text:s/><text:s/><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text:s/><text:s/><text:s/><text:s/><text:s/><text:s/><text:span text:style-name="OrgSrcFontLockCommentDelimiterFace">;;<text:s/><text:s/><text:s/></text:span><text:span text:style-name="OrgSrcFontLockCommentFace">(cfw:open-org-calendar))</text:span></text:p>
      <text:p text:style-name="OrgSrcBlock"/>
      <text:p text:style-name="OrgSrcBlock"><text:s/><text:s/><text:s/><text:s/><text:s/><text:s/><text:s/><text:s/><text:s/><text:s/><text:s/><text:s/><text:s/><text:s/><text:s/><text:s/><text:s/><text:span text:style-name="OrgSrcFontLockCommentDelimiterFace">;;<text:s/></text:span><text:span text:style-name="OrgSrcFontLockCommentFace">(setq<text:s/>org-agenda-custom-commands</text:span></text:p>
      <text:p text:style-name="OrgSrcBlock"><text:s/><text:s/><text:s/><text:s/><text:s/><text:s/><text:s/><text:s/><text:s/><text:s/><text:s/><text:s/><text:s/><text:s/><text:s/><text:s/><text:s/><text:span text:style-name="OrgSrcFontLockCommentDelimiterFace">;;<text:s/><text:s/><text:s/><text:s/><text:s/><text:s/><text:s/></text:span><text:span text:style-name="OrgSrcFontLockCommentFace">'(("w"<text:s/>todo<text:s/>"FOCUS")</text:span></text:p>
      <text:p text:style-name="OrgSrcBlockLastLine"><text:s/><text:s/><text:s/><text:s/><text:s/><text:s/><text:s/><text:s/><text:s/><text:s/><text:s/><text:s/><text:s/><text:s/><text:s/><text:s/><text:s/><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text:bookmark-start text:name="OrgXref.sec-9-18"/><text:bookmark text:name="sec-9-18"/>[org-export-generic] エクスポート機能を拡張する<text:bookmark-end text:name="OrgXref.sec-9-18"/></text:h>
      <text:p text:style-name="Text_20_body">

<text:span text:style-name="OrgCode">org-set-generic-type</text:span> を使うことで，エクスポート機能を好みに拡張できる．contrib の中の <text:span text:style-name="OrgCode">org-export-generic.el</text:span> が必要なので注意する．

</text:p>
      <text:p text:style-name="Text_20_body">

<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

</text:p>
      <text:p text:style-name="OrgSrcBlock">(<text:span text:style-name="OrgSrcFontLockKeywordFace">when</text:span><text:s/>(<text:span text:style-name="OrgSrcFontLockKeywordFace">require</text:span><text:s/>'<text:span text:style-name="OrgSrcFontLockConstantFace">org-export-generic</text:span><text:s/>nil<text:s/>t)</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s/><text:span text:style-name="OrgSrcFontLockStringFace">".textile"</text:span></text:p>
      <text:p text:style-name="OrgSrcBlock"><text:s/><text:s/><text:s/><text:s/><text:s/><text:s/><text:s/><text:s/><text:s/><text:s/><text:s/><text:s/><text:s/><text:s/><text:s/><text:s/><text:s/><text:s/><text:s/><text:s/><text:s/><text:s/><text:s/><text:s/><text:s/><text:s/><text:s/><text:s/><text:s/><text:s/><text:s/><text:s/><text:s/><text:s/><text:span text:style-name="OrgSrcFontLockBuiltinFace">:key-binding</text:span><text:s/>?T</text:p>
      <text:p text:style-name="OrgSrcBlock"><text:s/><text:s/><text:s/><text:s/><text:s/><text:s/><text:s/><text:s/><text:s/><text:s/><text:s/><text:s/><text:s/><text:s/><text:s/><text:s/><text:s/><text:s/><text:s/><text:s/><text:s/><text:s/><text:s/><text:s/><text:s/><text:s/><text:s/><text:s/><text:s/><text:s/><text:s/><text:s/><text:s/><text:s/><text:span text:style-name="OrgSrcFontLockBuiltinFace">:title-format</text:span><text:s/><text:s/><text:s/><text:s/><text:span text:style-name="OrgSrcFontLockStringFace">"Title:<text:s/>%s\n\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text:s/><text:s/><text:s/><text:s/><text:s/><text:s/><text:s/><text:s/><text:s/><text:s/><text:s/><text:s/><text:s/><text:s/><text:s/><text:s/><text:s/><text:s/><text:s/><text:s/><text:s/><text:s/><text:s/><text:s/><text:s/><text:s/><text:s/><text:span text:style-name="OrgSrcFontLockBuiltinFace">:date-export</text:span><text:s/>nil</text:p>
      <text:p text:style-name="OrgSrcBlock"><text:s/><text:s/><text:s/><text:s/><text:s/><text:s/><text:s/><text:s/><text:s/><text:s/><text:s/><text:s/><text:s/><text:s/><text:s/><text:s/><text:s/><text:s/><text:s/><text:s/><text:s/><text:s/><text:s/><text:s/><text:s/><text:s/><text:s/><text:s/><text:s/><text:s/><text:s/><text:s/><text:s/><text:s/><text:span text:style-name="OrgSrcFontLockBuiltinFace">:toc-export</text:span><text:s/><text:s/><text:s/><text:s/><text:s/><text:s/>nil</text:p>
      <text:p text:style-name="OrgSrcBlock"><text:s/><text:s/><text:s/><text:s/><text:s/><text:s/><text:s/><text:s/><text:s/><text:s/><text:s/><text:s/><text:s/><text:s/><text:s/><text:s/><text:s/><text:s/><text:s/><text:s/><text:s/><text:s/><text:s/><text:s/><text:s/><text:s/><text:s/><text:s/><text:s/><text:s/><text:s/><text:s/><text:s/><text:s/><text:span text:style-name="OrgSrcFontLockBuiltinFace">:author-export</text:span><text:s/><text:s/><text:s/>nil</text:p>
      <text:p text:style-name="OrgSrcBlock"><text:s/><text:s/><text:s/><text:s/><text:s/><text:s/><text:s/><text:s/><text:s/><text:s/><text:s/><text:s/><text:s/><text:s/><text:s/><text:s/><text:s/><text:s/><text:s/><text:s/><text:s/><text:s/><text:s/><text:s/><text:s/><text:s/><text:s/><text:s/><text:s/><text:s/><text:s/><text:s/><text:s/><text:s/><text:span text:style-name="OrgSrcFontLockBuiltinFace">:tags-export</text:span><text:s/><text:s/><text:s/><text:s/><text:s/>nil</text:p>
      <text:p text:style-name="OrgSrcBlock"><text:s/><text:s/><text:s/><text:s/><text:s/><text:s/><text:s/><text:s/><text:s/><text:s/><text:s/><text:s/><text:s/><text:s/><text:s/><text:s/><text:s/><text:s/><text:s/><text:s/><text:s/><text:s/><text:s/><text:s/><text:s/><text:s/><text:s/><text:s/><text:s/><text:s/><text:s/><text:s/><text:s/><text:s/><text:span text:style-name="OrgSrcFontLockBuiltinFace">:drawers-export</text:span><text:s/><text:s/>nil</text:p>
      <text:p text:style-name="OrgSrcBlock"><text:s/><text:s/><text:s/><text:s/><text:s/><text:s/><text:s/><text:s/><text:s/><text:s/><text:s/><text:s/><text:s/><text:s/><text:s/><text:s/><text:s/><text:s/><text:s/><text:s/><text:s/><text:s/><text:s/><text:s/><text:s/><text:s/><text:s/><text:s/><text:s/><text:s/><text:s/><text:s/><text:s/><text:s/><text:span text:style-name="OrgSrcFontLockBuiltinFace">:date-export</text:span><text:s/><text:s/><text:s/><text:s/><text:s/>t</text:p>
      <text:p text:style-name="OrgSrcBlock"><text:s/><text:s/><text:s/><text:s/><text:s/><text:s/><text:s/><text:s/><text:s/><text:s/><text:s/><text:s/><text:s/><text:s/><text:s/><text:s/><text:s/><text:s/><text:s/><text:s/><text:s/><text:s/><text:s/><text:s/><text:s/><text:s/><text:s/><text:s/><text:s/><text:s/><text:s/><text:s/><text:s/><text:s/><text:span text:style-name="OrgSrcFontLockBuiltinFace">:timestamps-export</text:span><text:s/><text:s/>t</text:p>
      <text:p text:style-name="OrgSrcBlock"><text:s/><text:s/><text:s/><text:s/><text:s/><text:s/><text:s/><text:s/><text:s/><text:s/><text:s/><text:s/><text:s/><text:s/><text:s/><text:s/><text:s/><text:s/><text:s/><text:s/><text:s/><text:s/><text:s/><text:s/><text:s/><text:s/><text:s/><text:s/><text:s/><text:s/><text:s/><text:s/><text:s/><text:s/><text:span text:style-name="OrgSrcFontLockBuiltinFace">:priorities-export</text:span><text:s/><text:s/>nil</text:p>
      <text:p text:style-name="OrgSrcBlock"><text:s/><text:s/><text:s/><text:s/><text:s/><text:s/><text:s/><text:s/><text:s/><text:s/><text:s/><text:s/><text:s/><text:s/><text:s/><text:s/><text:s/><text:s/><text:s/><text:s/><text:s/><text:s/><text:s/><text:s/><text:s/><text:s/><text:s/><text:s/><text:s/><text:s/><text:s/><text:s/><text:s/><text:s/><text:span text:style-name="OrgSrcFontLockBuiltinFace">:todo-keywords-export</text:span><text:s/>t</text:p>
      <text:p text:style-name="OrgSrcBlock"><text:s/><text:s/><text:s/><text:s/><text:s/><text:s/><text:s/><text:s/><text:s/><text:s/><text:s/><text:s/><text:s/><text:s/><text:s/><text:s/><text:s/><text:s/><text:s/><text:s/><text:s/><text:s/><text:s/><text:s/><text:s/><text:s/><text:s/><text:s/><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text:s/><text:s/><text:s/><text:s/><text:s/><text:s/><text:s/><text:s/><text:s/><text:s/><text:s/><text:s/><text:s/><text:s/><text:s/><text:s/><text:s/><text:s/><text:s/><text:s/><text:s/><text:s/><text:s/><text:s/><text:s/><text:s/><text:s/><text:span text:style-name="OrgSrcFontLockBuiltinFace">:body-list-format</text:span><text:s/><text:span text:style-name="OrgSrcFontLockStringFace">"*<text:s/>%s"</text:span></text:p>
      <text:p text:style-name="OrgSrcBlock"><text:s/><text:s/><text:s/><text:s/><text:s/><text:s/><text:s/><text:s/><text:s/><text:s/><text:s/><text:s/><text:s/><text:s/><text:s/><text:s/><text:s/><text:s/><text:s/><text:s/><text:s/><text:s/><text:s/><text:s/><text:s/><text:s/><text:s/><text:s/><text:s/><text:s/><text:s/><text:s/><text:s/><text:s/><text:span text:style-name="OrgSrcFontLockBuiltinFace">:body-list-suffix</text:span><text:s/><text:span text:style-name="OrgSrcFontLockStringFace">"\n"</text:span></text:p>
      <text:p text:style-name="OrgSrcBlock"><text:s/><text:s/><text:s/><text:s/><text:s/><text:s/><text:s/><text:s/><text:s/><text:s/><text:s/><text:s/><text:s/><text:s/><text:s/><text:s/><text:s/><text:s/><text:s/><text:s/><text:s/><text:s/><text:s/><text:s/><text:s/><text:s/><text:s/><text:s/><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text:s/><text:s/><text:s/><text:s/><text:s/><text:s/><text:s/><text:s/><text:s/><text:s/><text:s/><text:s/><text:s/><text:s/><text:s/><text:s/><text:s/><text:s/><text:s/><text:s/><text:s/><text:s/><text:s/><text:span text:style-name="OrgSrcFontLockBuiltinFace">:body-number-list-format</text:span><text:s/><text:span text:style-name="OrgSrcFontLockStringFace">"#<text:s/>%s"</text:span></text:p>
      <text:p text:style-name="OrgSrcBlock"><text:s/><text:s/><text:s/><text:s/><text:s/><text:s/><text:s/><text:s/><text:s/><text:s/><text:s/><text:s/><text:s/><text:s/><text:s/><text:s/><text:s/><text:s/><text:s/><text:s/><text:s/><text:s/><text:s/><text:s/><text:s/><text:s/><text:s/><text:s/><text:s/><text:s/><text:s/><text:s/><text:s/><text:s/><text:span text:style-name="OrgSrcFontLockBuiltinFace">:body-number-list-suffix</text:span><text:s/><text:span text:style-name="OrgSrcFontLockStringFace">"\n"</text:span></text:p>
      <text:p text:style-name="OrgSrcBlock"><text:s/><text:s/><text:s/><text:s/><text:s/><text:s/><text:s/><text:s/><text:s/><text:s/><text:s/><text:s/><text:s/><text:s/><text:s/><text:s/><text:s/><text:s/><text:s/><text:s/><text:s/><text:s/><text:s/><text:s/><text:s/><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text:s/><text:s/><text:s/><text:s/><text:s/><text:s/><text:s/><text:s/><text:s/><text:s/><text:s/><text:s/><text:s/><text:s/><text:s/><text:s/><text:s/><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text:s/><text:s/><text:s/><text:s/><text:s/><text:s/><text:s/><text:s/><text:s/><text:s/><text:s/><text:s/><text:s/><text:s/><text:s/><text:s/><text:s/><text:s/><text:s/><text:s/><text:s/><text:s/><text:s/><text:s/><text:s/><text:s/><text:s/><text:span text:style-name="OrgSrcFontLockBuiltinFace">:body-section-header-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body-section-header-suffix</text:span><text:s/>(<text:span text:style-name="OrgSrcFontLockStringFace">"\n\n"</text:span>)</text:p>
      <text:p text:style-name="OrgSrcBlock"><text:s/><text:s/><text:s/><text:s/><text:s/><text:s/><text:s/><text:s/><text:s/><text:s/><text:s/><text:s/><text:s/><text:s/><text:s/><text:s/><text:s/><text:s/><text:s/><text:s/><text:s/><text:s/><text:s/><text:s/><text:s/><text:s/><text:s/><text:s/><text:s/><text:s/><text:s/><text:s/><text:s/><text:s/><text:span text:style-name="OrgSrcFontLockBuiltinFace">:body-header-section-numbers</text:span><text:s/>nil</text:p>
      <text:p text:style-name="OrgSrcBlock"><text:s/><text:s/><text:s/><text:s/><text:s/><text:s/><text:s/><text:s/><text:s/><text:s/><text:s/><text:s/><text:s/><text:s/><text:s/><text:s/><text:s/><text:s/><text:s/><text:s/><text:s/><text:s/><text:s/><text:s/><text:s/><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text:s/><text:s/><text:s/><text:s/><text:s/><text:s/><text:s/><text:s/><text:s/><text:s/><text:s/><text:s/><text:s/><text:s/><text:s/><text:s/><text:s/><text:s/><text:s/><text:s/><text:s/><text:s/><text:s/><text:s/><text:span text:style-name="OrgSrcFontLockBuiltinFace">:body-line-format</text:span><text:s/><text:span text:style-name="OrgSrcFontLockStringFace">"%s\n"</text:span></text:p>
      <text:p text:style-name="OrgSrcBlock"><text:s/><text:s/><text:s/><text:s/><text:s/><text:s/><text:s/><text:s/><text:s/><text:s/><text:s/><text:s/><text:s/><text:s/><text:s/><text:s/><text:s/><text:s/><text:s/><text:s/><text:s/><text:s/><text:s/><text:s/><text:s/><text:s/><text:s/><text:s/><text:s/><text:s/><text:s/><text:s/><text:s/><text:s/><text:span text:style-name="OrgSrcFontLockBuiltinFace">:body-newline-paragraph</text:span><text:s/><text:span text:style-name="OrgSrcFontLockStringFace">"\n"</text:span></text:p>
      <text:p text:style-name="OrgSrcBlock"><text:s/><text:s/><text:s/><text:s/><text:s/><text:s/><text:s/><text:s/><text:s/><text:s/><text:s/><text:s/><text:s/><text:s/><text:s/><text:s/><text:s/><text:s/><text:s/><text:s/><text:s/><text:s/><text:s/><text:s/><text:s/><text:s/><text:s/><text:s/><text:s/><text:s/><text:s/><text:s/><text:s/><text:s/><text:span text:style-name="OrgSrcFontLockBuiltinFace">:bold-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italic-format</text:span><text:s/><text:span text:style-name="OrgSrcFontLockStringFace">"_%s_"</text:span></text:p>
      <text:p text:style-name="OrgSrcBlock"><text:s/><text:s/><text:s/><text:s/><text:s/><text:s/><text:s/><text:s/><text:s/><text:s/><text:s/><text:s/><text:s/><text:s/><text:s/><text:s/><text:s/><text:s/><text:s/><text:s/><text:s/><text:s/><text:s/><text:s/><text:s/><text:s/><text:s/><text:s/><text:s/><text:s/><text:s/><text:s/><text:s/><text:s/><text:span text:style-name="OrgSrcFontLockBuiltinFace">:underline-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strikethrough-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verbatim-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code-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pan text:style-name="OrgSrcFontLockBuiltinFace">:body-line-wrap</text:span><text:s/><text:s/><text:s/>75</text:p>
      <text:p text:style-name="OrgSrcBlock"><text:s/><text:s/><text:s/><text:s/><text:s/><text:s/><text:s/><text:s/><text:s/><text:s/><text:s/><text:s/><text:s/><text:s/><text:s/><text:s/><text:s/><text:s/><text:s/><text:s/><text:s/><text:s/><text:s/><text:s/><text:s/><text:s/><text:s/><text:s/><text:s/><text:s/><text:s/><text:s/><text:s/><text:s/><text:span text:style-name="OrgSrcFontLockBuiltinFace">:blockquote-start</text:span><text:s/><text:span text:style-name="OrgSrcFontLockStringFace">"\n&lt;pre&gt;\n"</text:span></text:p>
      <text:p text:style-name="OrgSrcBlock"><text:s/><text:s/><text:s/><text:s/><text:s/><text:s/><text:s/><text:s/><text:s/><text:s/><text:s/><text:s/><text:s/><text:s/><text:s/><text:s/><text:s/><text:s/><text:s/><text:s/><text:s/><text:s/><text:s/><text:s/><text:s/><text:s/><text:s/><text:s/><text:s/><text:s/><text:s/><text:s/><text:s/><text:s/><text:span text:style-name="OrgSrcFontLockBuiltinFace">:blockquote-end</text:span><text:s/><text:span text:style-name="OrgSrcFontLockStringFace">"\n&lt;/pre&gt;\n"</text:span></text:p>
      <text:p text:style-name="OrgSrcBlock">))</text:p>
      <text:p text:style-name="OrgSrcBlock"/>
      <text:p text:style-name="OrgSrcBlock"><text:s/><text:s/>(org-set-generic-type</text:p>
      <text:p text:style-name="OrgSrcBlock"><text:s/><text:s/><text:s/><text:span text:style-name="OrgSrcFontLockStringFace">"markdown"</text:span><text:s/></text:p>
      <text:p text:style-name="OrgSrcBlock"><text:s/><text:s/><text:s/>'(<text:span text:style-name="OrgSrcFontLockBuiltinFace">:file-suffix</text:span><text:s/><text:s/><text:s/><text:s/><text:s/><text:span text:style-name="OrgSrcFontLockStringFace">".markdow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key-binding</text:span><text:s/><text:s/><text:s/><text:s/><text:s/>?M</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title-format</text:span><text:s/><text:s/><text:s/><text:s/><text:span text:style-name="OrgSrcFontLockStringFace">"Title:<text:s/>%s\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date-format</text:span><text:s/><text:s/><text:s/><text:s/><text:s/><text:span text:style-name="OrgSrcFontLockStringFace">"Date:<text:s/>%s\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toc-export</text:span><text:s/><text:s/><text:s/><text:s/><text:s/><text:s/>nil</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author-export</text:span><text:s/><text:s/><text:s/>t</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tags-export</text:span><text:s/><text:s/><text:s/><text:s/><text:s/>nil</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drawers-export</text:span><text:s/><text:s/>nil</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date-export</text:span><text:s/><text:s/><text:s/><text:s/><text:s/>t</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timestamps-export</text:span><text:s/><text:s/>t</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priorities-export</text:span><text:s/><text:s/>nil</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todo-keywords-export</text:span><text:s/>t</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list-format</text:span><text:s/><text:span text:style-name="OrgSrcFontLockStringFace">"-<text:s/>%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list-suffix</text:span><text:s/><text:span text:style-name="OrgSrcFontLockStringFace">"\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section-header-format</text:span><text:s/><text:span text:style-name="OrgSrcFontLockStringFace">"%s\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section-header-suffix</text:span><text:s/>(?=<text:s/>?-<text:s/><text:span text:style-name="OrgSrcFontLockStringFace">""</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header-section-numbers</text:span><text:s/>nil</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header-section-number-format</text:span><text:s/><text:span text:style-name="OrgSrcFontLockStringFace">"%s)<text: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line-format</text:span><text:s/><text:span text:style-name="OrgSrcFontLockStringFace">"%s\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newline-paragraph</text:span><text:s/><text:span text:style-name="OrgSrcFontLockStringFace">"\n"</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ld-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italic-format</text:span><text:s/><text:span text:style-name="OrgSrcFontLockStringFace">"_%s_"</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verbatim-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code-format</text:span><text:s/><text:span text:style-name="OrgSrcFontLockStringFace">"`%s`"</text:span></text:p>
      <text:p text:style-name="OrgSrcBlock"><text:s/><text:s/><text:s/><text:s/><text:s/><text:s/><text:s/><text:s/><text:s/><text:s/><text:s/><text:s/><text:s/><text:s/><text:s/><text:s/><text:s/><text:s/><text:s/><text:s/><text:s/><text:s/><text:s/><text:s/><text:s/><text:s/><text:s/><text:s/><text:s/><text:s/><text:s/><text:s/><text:s/><text:s/><text:s/><text:s/><text:s/><text:s/><text:s/><text:s/><text:s/><text:s/><text:span text:style-name="OrgSrcFontLockBuiltinFace">:body-line-wrap</text:span><text:s/><text:s/><text:s/>75</text:p>
      <text:p text:style-name="OrgSrcBlockLastLine"><text:s/><text:s/><text:s/><text:s/><text:s/><text:s/><text:s/><text:s/><text:s/><text:s/><text:s/><text:s/><text:s/><text:s/><text:s/><text:s/><text:s/><text:s/><text:s/><text:s/><text:s/><text:s/><text:s/><text:s/><text:s/><text:s/><text:s/><text:s/><text:s/><text:s/><text:s/><text:s/><text:s/><text:s/><text:s/><text:s/><text:s/><text:s/><text:s/><text:s/><text:s/><text:s/>)))</text:p>
      <text:h text:style-name="Heading_20_2" text:outline-level="2"><text:bookmark-start text:name="OrgXref.sec-9-19"/><text:bookmark text:name="sec-9-19"/>[org-odt] ODT形式に出力<text:bookmark-end text:name="OrgXref.sec-9-19"/></text:h>
      <text:p text:style-name="OrgSrcBlock">(setq<text:s/>org-export-odt-styles-file</text:p>
      <text:p text:style-name="OrgSrcBlock"><text:s/><text:s/><text:s/><text:s/><text:s/><text:s/><text:s/><text:s/><text:s/><text:s/>(concat<text:s/>(getenv<text:s/><text:span text:style-name="OrgSrcFontLockStringFace">"HOME"</text:span>)<text:s/><text:span text:style-name="OrgSrcFontLockStringFace">"/Dropbox/org/style.odt"</text:span>))</text:p>
      <text:p text:style-name="OrgSrcBlock">(setq<text:s/>org-export-odt-preferred-output-format<text:s/><text:span text:style-name="OrgSrcFontLockStringFace">"pdf"</text:span>)</text:p>
      <text:p text:style-name="OrgSrcBlock">(setq<text:s/>org-export-odt-convert-processes</text:p>
      <text:p text:style-name="OrgSrcBlock"><text:s/><text:s/><text:s/><text:s/><text:s/><text:s/><text:s/><text:s/><text:s/><text:s/>'((<text:span text:style-name="OrgSrcFontLockStringFace">"LibreOffice"</text:span></text:p>
      <text:p text:style-name="OrgSrcBlock"><text:s/><text:s/><text:s/><text:s/><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text:s/><text:s/><text:s/>(<text:span text:style-name="OrgSrcFontLockStringFace">"unoconv"</text:span><text:s/><text:span text:style-name="OrgSrcFontLockStringFace">"unoconv<text:s/>-f<text:s/>%f<text:s/>-o<text:s/>%d<text:s/>%i"</text:span>)))</text:p>
      <text:h text:style-name="Heading_20_2" text:outline-level="2"><text:bookmark-start text:name="OrgXref.sec-9-20"/><text:bookmark text:name="sec-9-20"/>README を常に org-mode で開く<text:bookmark-end text:name="OrgXref.sec-9-20"/></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LastLine"><text:s/><text:s/><text:s/><text:s/><text:s/><text:s/><text:s/><text:s/><text:s/><text:s/><text:s/>(push<text:s/>'(<text:span text:style-name="OrgSrcFontLockStringFace">"[rR][eE][aA][dD][mM][eE]"</text:span><text:s/>.<text:s/>org-mode)<text:s/>auto-mode-alist))))</text:p>
      <text:h text:style-name="Heading_20_2" text:outline-level="2"><text:bookmark-start text:name="OrgXref.sec-9-21"/><text:bookmark text:name="sec-9-21"/>その他<text:bookmark-end text:name="OrgXref.sec-9-21"/></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text:s/><text:s/><text:s/><text:s/><text:s/><text:s/><text:s/><text:s/><text:s/><text:s/><text:s/>(setq<text:s/>alarm-table<text:s/><text:span text:style-name="OrgSrcFontLockStringFace">"~/Dropbox/org/today.org"</text:span>)</text:p>
      <text:p text:style-name="OrgSrcBlockLastLine"><text:s/><text:s/><text:s/><text:s/><text:s/><text:s/><text:s/><text:s/><text:s/><text:s/><text:s/>(run-at-time<text:s/><text:span text:style-name="OrgSrcFontLockStringFace">"00:00"</text:span><text:s/>nil<text:s/>'set-alarms-from-file<text:s/>alarm-table))))</text:p>
      <text:h text:style-name="Heading_20_3" text:outline-level="3"><text:bookmark-start text:name="OrgXref.sec-9-21-1"/><text:bookmark text:name="sec-9-21-1"/>キーバインド<text:bookmark-end text:name="OrgXref.sec-9-21-1"/></text:h>
      <text:p text:style-name="OrgSrcBlock">(<text:span text:style-name="OrgSrcFontLockKeywordFace">when</text:span><text:s/>(autoload-if-found<text:s/>'org-mode<text:s/><text:span text:style-name="OrgSrcFontLockStringFace">"org"</text:span><text:s/><text:span text:style-name="OrgSrcFontLockStringFace">"Org<text:s/>Mode"</text:span><text:s/>t)</text:p>
      <text:p text:style-name="OrgSrcBlock"><text:s/><text:s/>(global-set-key<text:s/>(kbd<text:s/><text:span text:style-name="OrgSrcFontLockStringFace">"C-M-o"</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next.org"</text:span>)))</text:p>
      <text:p text:style-name="OrgSrcBlock"><text:s/><text:s/>(global-set-key<text:s/>(kbd<text:s/><text:span text:style-name="OrgSrcFontLockStringFace">"C-M-c"</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org-ical.org"</text:span>)))</text:p>
      <text:p text:style-name="OrgSrcBlock"><text:s/><text:s/>(global-set-key<text:s/>(kbd<text:s/><text:span text:style-name="OrgSrcFontLockStringFace">"C-M-9"</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buffer.org"</text:span>)))</text:p>
      <text:p text:style-name="OrgSrcBlock"><text:s/><text:s/>(global-set-key<text:s/>(kbd<text:s/><text:span text:style-name="OrgSrcFontLockStringFace">"C-M-0"</text:span>)<text:s/>'(<text:span text:style-name="OrgSrcFontLockKeywordFace">lambda</text:span><text:s/>()<text:s/>(interactiv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text:s/><text:s/>(global-set-key<text:s/>(kbd<text:s/><text:span text:style-name="OrgSrcFontLockStringFace">"C-c<text:s/>r"</text:span>)<text:s/>'org-capture)</text:p>
      <text:p text:style-name="OrgSrcBlock"/>
      <text:p text:style-name="OrgSrcBlock"><text:s/><text:s/>(<text:span text:style-name="OrgSrcFontLockKeywordFace">require</text:span><text:s/>'<text:span text:style-name="OrgSrcFontLockConstantFace">org-icalendar</text:span>)</text:p>
      <text:p text:style-name="OrgSrcBlock"><text:s/><text:s/>(<text:span text:style-name="OrgSrcFontLockKeywordFace">defun</text:span><text:s/><text:span text:style-name="OrgSrcFontLockFunctionNameFace">my-org-export-icalendar</text:span><text:s/>()</text:p>
      <text:p text:style-name="OrgSrcBlock"><text:s/><text:s/><text:s/><text:s/><text:s/><text:s/><text:s/><text:s/>(interactive)</text:p>
      <text:p text:style-name="OrgSrcBlock"><text:s/><text:s/><text:s/><text:s/><text:s/><text:s/><text:s/><text:s/>(org-export-icalendar<text:s/>nil<text:s/><text:span text:style-name="OrgSrcFontLockStringFace">"~/Dropbox/org/org-ical.org"</text:span>))</text:p>
      <text:p text:style-name="OrgSrcBlock"/>
      <text:p text:style-name="OrgSrcBlock"><text:s/><text:s/>(<text:span text:style-name="OrgSrcFontLockKeywordFace">eval-after-load</text:span><text:s/><text:span text:style-name="OrgSrcFontLockStringFace">"org"</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text:s/><text:s/>(org-defkey<text:s/>org-mode-map<text:s/><text:span text:style-name="OrgSrcFontLockStringFace">"\C-\M-t"</text:span><text:s/>'beginning-of-buffer)</text:p>
      <text:p text:style-name="OrgSrcBlock"/>
      <text:p text:style-name="OrgSrcBlock"><text:s/><text:s/><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text:s/><text:s/>(define-key<text:s/>org-mode-map<text:s/>(kbd<text:s/><text:span text:style-name="OrgSrcFontLockStringFace">"C-c<text:s/>1"</text:span>)<text:s/>'my-org-export-icalendar)</text:p>
      <text:p text:style-name="OrgSrcBlock"><text:s/><text:s/><text:s/><text:s/><text:s/><text:s/><text:s/><text:s/><text:s/><text:s/><text:s/>(define-key<text:s/>org-mode-map<text:s/>(kbd<text:s/><text:span text:style-name="OrgSrcFontLockStringFace">"C-c<text:s/>2"</text:span>)<text:s/>'do-org-update-statistics-cookies)</text:p>
      <text:p text:style-name="OrgSrcBlock"><text:s/><text:s/><text:s/><text:s/><text:s/><text:s/><text:s/><text:s/><text:s/><text:s/><text:s/>(define-key<text:s/>org-mode-map<text:s/>(kbd<text:s/><text:span text:style-name="OrgSrcFontLockStringFace">"C-c<text:s/>m"</text:span>)<text:s/>'org-mobile-sync)</text:p>
      <text:p text:style-name="OrgSrcBlock"><text:s/><text:s/><text:s/><text:s/><text:s/><text:s/><text:s/><text:s/><text:s/><text:s/><text:s/>(define-key<text:s/>org-mode-map<text:s/>(kbd<text:s/><text:span text:style-name="OrgSrcFontLockStringFace">"&lt;f5&gt;"</text:span>)<text:s/>'org-narrow-to-subtree)</text:p>
      <text:p text:style-name="OrgSrcBlock"><text:s/><text:s/><text:s/><text:s/><text:s/><text:s/><text:s/><text:s/><text:s/><text:s/><text:s/>(define-key<text:s/>org-mode-map<text:s/>(kbd<text:s/><text:span text:style-name="OrgSrcFontLockStringFace">"S-&lt;f5&gt;"</text:span>)<text:s/>'widen)</text:p>
      <text:p text:style-name="OrgSrcBlockLastLine"><text:s/><text:s/><text:s/><text:s/><text:s/><text:s/><text:s/><text:s/><text:s/><text:s/><text:s/>)))</text:p>
      <text:h text:style-name="Heading_20_2" text:outline-level="2"><text:bookmark-start text:name="OrgXref.sec-9-22"/><text:bookmark text:name="sec-9-22"/>org-mode の latex エクスポート関数をオーバーライド<text:bookmark-end text:name="OrgXref.sec-9-22"/></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text:bookmark-start text:name="OrgXref.sec-10"/><text:bookmark text:name="sec-10"/>フォント／配色関連<text:bookmark-end text:name="OrgXref.sec-10"/></text:h>
      <text:h text:style-name="Heading_20_2" text:outline-level="2"><text:bookmark-start text:name="OrgXref.sec-10-1"/><text:bookmark text:name="sec-10-1"/>正規表現を見やすくする<text:bookmark-end text:name="OrgXref.sec-10-1"/></text:h>
      <text:p text:style-name="OrgSrcBlock">(set-face-foreground<text:s/>'font-lock-regexp-grouping-backslash<text:s/><text:span text:style-name="OrgSrcFontLockStringFace">"#66CC99"</text:span>)</text:p>
      <text:p text:style-name="OrgSrcBlockLastLine">(set-face-foreground<text:s/>'font-lock-regexp-grouping-construct<text:s/><text:span text:style-name="OrgSrcFontLockStringFace">"#9966CC"</text:span>)</text:p>
      <text:h text:style-name="Heading_20_2" text:outline-level="2"><text:bookmark-start text:name="OrgXref.sec-10-2"/><text:bookmark text:name="sec-10-2"/>カーソル行に色をつける<text:bookmark-end text:name="OrgXref.sec-10-2"/></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DEEDFF"</text:span>)</text:p>
      <text:h text:style-name="Heading_20_2" text:outline-level="2"><text:bookmark-start text:name="OrgXref.sec-10-3"/><text:bookmark text:name="sec-10-3"/>カーソルの色<text:bookmark-end text:name="OrgXref.sec-10-3"/></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
      <text:p text:style-name="OrgSrcBlock"><text:span text:style-name="OrgSrcFontLockCommentDelimiterFace">;</text:span><text:span text:style-name="OrgSrcFontLockCommentFace">(add-hook<text:s/>'window-configuration-change-hook</text:span></text:p>
      <text:p text:style-name="OrgSrcBlock">(<text:span text:style-name="OrgSrcFontLockKeywordFace">defun</text:span><text:s/><text:span text:style-name="OrgSrcFontLockFunctionNameFace">update-cursor-color</text:span><text:s/>()</text:p>
      <text:p text:style-name="OrgSrcBlock"><text:s/><text:s/>(interactive)</text:p>
      <text:p text:style-name="OrgSrcBlock"><text:s/><text:s/>(<text:span text:style-name="OrgSrcFontLockKeywordFace">if</text:span><text:s/>current-input-method<text:s/>(set-cursor-color<text:s/><text:span text:style-name="OrgSrcFontLockStringFace">"#91C3FF"</text:span>)</text:p>
      <text:p text:style-name="OrgSrcBlock"><text:s/><text:s/><text:s/><text:s/><text:s/><text:s/><text:s/><text:s/>(set-cursor-color<text:s/><text:span text:style-name="OrgSrcFontLockStringFace">"#AAAAAA"</text:span>)))</text:p>
      <text:p text:style-name="OrgSrcBlock">(update-cursor-color)</text:p>
      <text:p text:style-name="OrgSrcBlock">(run-with-idle-timer<text:s/>10<text:s/>t<text:s/>'update-cursor-color)</text:p>
      <text:p text:style-name="OrgSrcBlock"/>
      <text:p text:style-name="OrgSrcBlock">(add-hook<text:s/>'input-method-activate-hook</text:p>
      <text:p text:style-name="OrgSrcBlock"><text:s/><text:s/><text:s/><text:s/><text:s/><text:s/><text:s/><text:s/><text:s/><text:s/><text:s/><text:s/><text:s/><text:s/><text:s/><text:s/><text:s/><text:s/>(<text:span text:style-name="OrgSrcFontLockKeywordFace">lambda</text:span><text:s/>()<text:s/>(set-cursor-color<text:s/><text:span text:style-name="OrgSrcFontLockStringFace">"#91C3FF"</text:span>)))</text:p>
      <text:p text:style-name="OrgSrcBlock">(add-hook<text:s/>'input-method-inactivate-hook</text:p>
      <text:p text:style-name="OrgSrcBlock"><text:s/><text:s/><text:s/><text:s/><text:s/><text:s/><text:s/><text:s/><text:s/><text:s/><text:s/><text:s/><text:s/><text:s/><text:s/><text:s/><text:s/><text:s/>(<text:span text:style-name="OrgSrcFontLockKeywordFace">lambda</text:span><text:s/>()<text:s/>(set-cursor-color<text:s/><text:span text:style-name="OrgSrcFontLockStringFace">"#AAAAAA"</text:span>)))</text:p>
      <text:p text:style-name="OrgSrcBlock"/>
      <text:p text:style-name="OrgSrcBlock">(<text:span text:style-name="OrgSrcFontLockKeywordFace">when</text:span><text:s/>(and<text:s/>(eq<text:s/>window-system<text:s/>'ns)<text:s/>(=<text:s/>emacs-major-version<text:s/>23))</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text:s/><text:s/><text:s/><text:span text:style-name="OrgSrcFontLockStringFace">"com.google.inputmethod.Japanese.base"</text:span><text:s/>'title<text:s/><text:span text:style-name="OrgSrcFontLockStringFace">"G"</text:span>))</text:p>
      <text:p text:style-name="OrgSrcBlock"/>
      <text:p text:style-name="OrgSrcBlock">(<text:span text:style-name="OrgSrcFontLockKeywordFace">when</text:span><text:s/>(and<text:s/>(eq<text:s/>window-system<text:s/>'ns)<text:s/>(=<text:s/>emacs-major-version<text:s/>24))</text:p>
      <text:p text:style-name="OrgSrcBlock"><text:s/><text:s/><text:span text:style-name="OrgSrcFontLockCommentDelimiterFace">;;<text:s/></text:span><text:span text:style-name="OrgSrcFontLockCommentFace">when<text:s/>IME<text:s/>is<text:s/>ON</text:span></text:p>
      <text:p text:style-name="OrgSrcBlock"><text:s/><text:s/>(mac-set-input-method-parameter</text:p>
      <text:p text:style-name="OrgSrcBlockLastLine"><text:s/><text:s/><text:s/><text:span text:style-name="OrgSrcFontLockStringFace">"com.google.inputmethod.Japanese.base"</text:span><text:s/>'title<text:s/><text:span text:style-name="OrgSrcFontLockStringFace">"グ"</text:span>))</text:p>
      <text:h text:style-name="Heading_20_2" text:outline-level="2"><text:bookmark-start text:name="OrgXref.sec-10-4"/><text:bookmark text:name="sec-10-4"/>カーソルを点滅させない<text:bookmark-end text:name="OrgXref.sec-10-4"/></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text:bookmark-start text:name="OrgXref.sec-10-5"/><text:bookmark text:name="sec-10-5"/>フォント設定<text:bookmark-end text:name="OrgXref.sec-10-5"/></text:h>
      <text:p text:style-name="Text_20_body">

表のような利用環境に対して，個別に設定を施しています．WindowsとLinuxは安定版のEmacs23で，Macは開発版のCocoaEmacs23です．MacではEmacs24でもうまく表示できています．

</text:p>
      <table:table table:name="Table3"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p text:style-name="Text_20_body">

<text:a xlink:type="simple" xlink:href="http://d.hatena.ne.jp/setoryohei/20110117/1295336454">http://d.hatena.ne.jp/setoryohei/20110117/1295336454</text:a>

</text:p>
      <text:p text:style-name="OrgSrcBlock"><text:s/><text:s/>(<text:span text:style-name="OrgSrcFontLockKeywordFace">defun</text:span><text:s/><text:span text:style-name="OrgSrcFontLockFunctionNameFace">my-ja-font-setter</text:span><text:s/>(spec)</text:p>
      <text:p text:style-name="OrgSrcBlock"><text:s/><text:s/><text:s/><text:s/><text:s/><text:s/><text:s/><text:s/>(set-fontset-font<text:s/>nil<text:s/>'japanese-jisx0208<text:s/>spec)</text:p>
      <text:p text:style-name="OrgSrcBlock"><text:s/><text:s/><text:s/><text:s/><text:s/><text:s/><text:s/><text:s/>(set-fontset-font<text:s/>nil<text:s/>'katakana-jisx0201<text:s/>spec)</text:p>
      <text:p text:style-name="OrgSrcBlock"><text:s/><text:s/><text:s/><text:s/><text:s/><text:s/><text:s/><text:s/>(set-fontset-font<text:s/>nil<text:s/>'japanese-jisx0212<text:s/>spec)</text:p>
      <text:p text:style-name="OrgSrcBlock"><text:s/><text:s/><text:s/><text:s/><text:s/><text:s/><text:s/><text:s/>(set-fontset-font<text:s/>nil<text:s/>'(#x0080<text:s/>.<text:s/>#x024F)<text:s/>spec)</text:p>
      <text:p text:style-name="OrgSrcBlock"><text:s/><text:s/><text:s/><text:s/><text:s/><text:s/><text:s/><text:s/>(set-fontset-font<text:s/>nil<text:s/>'(#x0370<text:s/>.<text:s/>#x03FF)<text:s/>spec)</text:p>
      <text:p text:style-name="OrgSrcBlock"><text:s/><text:s/><text:s/><text:s/><text:s/><text:s/><text:s/><text:s/>(set-fontset-font<text:s/>nil<text:s/>'mule-unicode-0100-24ff<text:s/>spec))</text:p>
      <text:p text:style-name="OrgSrcBlock"/>
      <text:p text:style-name="OrgSrcBlock"><text:s/><text:s/>(<text:span text:style-name="OrgSrcFontLockKeywordFace">defun</text:span><text:s/><text:span text:style-name="OrgSrcFontLockFunctionNameFace">my-ascii-font-setter</text:span><text:s/>(spec)</text:p>
      <text:p text:style-name="OrgSrcBlock"><text:s/><text:s/><text:s/><text:s/><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text:s/><text:s/><text:s/>(<text:span text:style-name="OrgSrcFontLockKeywordFace">when</text:span><text:s/>(or<text:s/>(=<text:s/>emacs-major-version<text:s/>23)<text:s/>(=<text:s/>emacs-major-version<text:s/>24))</text:p>
      <text:p text:style-name="OrgSrcBlock"><text:s/><text:s/><text:s/><text:s/><text:s/><text:s/><text:s/><text:s/><text:s/><text:s/>(<text:span text:style-name="OrgSrcFontLockKeywordFace">let</text:span></text:p>
      <text:p text:style-name="OrgSrcBlock"><text:s/><text:s/><text:s/><text:s/><text:s/><text:s/><text:s/><text:s/><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text:s/><text:s/><text:s/><text:s/><text:s/><text:s/><text:s/><text:s/>((font-size<text:s/>12)</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text:s/><text:s/><text:s/><text:s/><text:s/><text:s/><text:s/><text:s/>(ascii-font<text:s/><text:span text:style-name="OrgSrcFontLockStringFace">"Monaco"</text:span>)</text:p>
      <text:p text:style-name="OrgSrcBlock"><text:s/><text:s/><text:s/><text:s/><text:s/><text:s/><text:s/><text:s/><text:s/><text:s/><text:s/><text:s/><text:s/><text:s/><text:s/><text:s/><text:s/><text:s/><text:s/>(ja-font<text:s/><text:span text:style-name="OrgSrcFontLockStringFace">"Migu<text:s/>2M"</text:span>))</text:p>
      <text:p text:style-name="OrgSrcBlock"><text:s/><text:s/><text:s/><text:s/><text:s/><text:s/><text:s/><text:s/><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text:s/><text:s/><text:s/><text:s/>(setq<text:s/>face-font-rescale-alist</text:p>
      <text:p text:style-name="OrgSrcBlock"><text:s/><text:s/><text:s/><text:s/><text:s/><text:s/><text:s/><text:s/><text:s/><text:s/><text:s/><text:s/><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Migu.*"</text:span><text:s/>.<text:s/>1.2)</text:p>
      <text:p text:style-name="OrgSrcBlock"><text:s/><text:s/><text:s/><text:s/><text:s/><text:s/><text:s/><text:s/><text:s/><text:s/><text:s/><text:s/><text:s/><text:s/><text:s/><text:s/><text:s/><text:s/><text:s/><text:s/><text:s/><text:s/><text:s/><text:s/><text:s/><text:s/>(<text:span text:style-name="OrgSrcFontLockStringFace">".*Inconsolata.*"</text:span><text:s/>1.0)</text:p>
      <text:p text:style-name="OrgSrcBlock"><text:s/><text:s/><text:s/><text:s/><text:s/><text:s/><text:s/><text:s/><text:s/><text:s/><text:s/><text:s/><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text:s/><text:s/><text:s/><text:span text:style-name="OrgSrcFontLockCommentDelimiterFace">;;<text:s/></text:span><text:span text:style-name="OrgSrcFontLockCommentFace">Space<text:s/>between<text:s/>lines</text:span></text:p>
      <text:p text:style-name="OrgSrcBlock"><text:s/><text:s/><text:s/><text:s/><text:s/><text:s/><text:s/><text:s/><text:s/><text:s/>(set-default<text:s/>'line-spacing<text:s/>1)</text:p>
      <text:p text:style-name="OrgSrcBlock"><text:s/><text:s/><text:s/><text:s/><text:s/><text:s/><text:s/><text:s/><text:s/><text:s/><text:span text:style-name="OrgSrcFontLockCommentDelimiterFace">;;<text:s/></text:span><text:span text:style-name="OrgSrcFontLockCommentFace">Anti<text:s/>aliasing<text:s/>with<text:s/>Quartz<text:s/>2D</text:span></text:p>
      <text:p text:style-name="OrgSrcBlock"><text:s/><text:s/><text:s/><text:s/><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eiryo<text:s/>UI"))</text:span></text:p>
      <text:p text:style-name="OrgSrcBlock"><text:s/><text:s/><text:s/><text:s/><text:s/><text:s/><text:s/><text:s/><text:s/><text:s/><text:s/><text:s/><text:s/><text:s/><text:s/><text:s/><text:s/>(ja-font<text:s/><text:span text:style-name="OrgSrcFontLockStringFace">"メイリオ"</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s/><text:s/><text:s/>(set-default<text:s/>'line-spacing<text:s/>1))</text:p>
      <text:p text:style-name="OrgSrcBlock"/>
      <text:p text:style-name="OrgSrcBlock"><text:s/><text:s/><text:s/>(window-system<text:s/><text:span text:style-name="OrgSrcFontLockCommentDelimiterFace">;<text:s/></text:span><text:span text:style-name="OrgSrcFontLockCommentFace">for<text:s/>SuSE<text:s/>Linux<text:s/>12.1</text:span></text:p>
      <text:p text:style-name="OrgSrcBlock"><text:s/><text:s/><text:s/><text:s/><text:s/><text:s/><text:s/><text:s/>(<text:span text:style-name="OrgSrcFontLockKeywordFace">let</text:span></text:p>
      <text:p text:style-name="OrgSrcBlock"><text:s/><text:s/><text:s/><text:s/><text:s/><text:s/><text:s/><text:s/><text:s/><text:s/><text:s/><text:s/><text:s/><text:s/><text:s/><text:s/>((font-size<text:s/>14)</text:p>
      <text:p text:style-name="OrgSrcBlock"><text:s/><text:s/><text:s/><text:s/><text:s/><text:s/><text:s/><text:s/><text:s/><text:s/><text:s/><text:s/><text:s/><text:s/><text:s/><text:s/><text:s/>(font-height<text:s/>100)</text:p>
      <text:p text:style-name="OrgSrcBlock"><text:s/><text:s/><text:s/><text:s/><text:s/><text:s/><text:s/><text:s/><text:s/><text:s/><text:s/><text:s/><text:s/><text:s/><text:s/><text:s/><text:s/>(ascii-font<text:s/><text:span text:style-name="OrgSrcFontLockStringFace">"Inconsolata"</text:span>)</text:p>
      <text:p text:style-name="OrgSrcBlock"><text:s/><text:s/><text:s/><text:s/><text:s/><text:s/><text:s/><text:s/><text:s/><text:s/><text:s/><text:s/><text:s/><text:s/><text:s/><text:s/><text:s/><text:span text:style-name="OrgSrcFontLockCommentDelimiterFace">;;<text:s/></text:span><text:span text:style-name="OrgSrcFontLockCommentFace">(ja-font<text:s/>"MigMix<text:s/>1M")</text:span></text:p>
      <text:p text:style-name="OrgSrcBlock"><text:s/><text:s/><text:s/><text:s/><text:s/><text:s/><text:s/><text:s/><text:s/><text:s/><text:s/><text:s/><text:s/><text:s/><text:s/><text:s/><text:s/>(ja-font<text:s/><text:span text:style-name="OrgSrcFontLockStringFace">"Migu<text:s/>1M"</text:span>))</text:p>
      <text:p text:style-name="OrgSrcBlock"><text:s/><text:s/><text:s/><text:s/><text:s/><text:s/><text:s/><text:s/><text:s/><text:s/>(my-ja-font-setter</text:p>
      <text:p text:style-name="OrgSrcBlock"><text:s/><text:s/><text:s/><text:s/><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s/><text:s/><text:s/><text:s/>(set-default<text:s/>'line-spacing<text:s/>1)))</text:p>
      <text:h text:style-name="Heading_20_3" text:outline-level="3"><text:bookmark-start text:name="OrgXref.sec-10-5-1"/><text:bookmark text:name="sec-10-5-1"/>フォントのインストール方法<text:bookmark-end text:name="OrgXref.sec-10-5-1"/></text:h>
      <text:p text:style-name="Text_20_body">

Linux では次のように処理するだけでよく，意外と簡単．

</text:p>
      <text:list text:continue-numbering="false" text:style-name="OrgNumberedList">
        <text:list-item>
          <text:p text:style-name="Text_20_body">
~/.fonts を作成する

</text:p>
        </text:list-item>
        <text:list-item>
          <text:p text:style-name="Text_20_body">
フォントを1.のディレクトリに置く

</text:p>
        </text:list-item>
        <text:list-item>
          <text:p text:style-name="Text_20_body">
fc-cache -fv を実行

</text:p>
        </text:list-item>
        <text:list-item>
          <text:p text:style-name="Text_20_body">
fc-list でインストールされているかを確認．

</text:p>
        </text:list-item>
      </text:list>
      <text:p text:style-name="Text_20_body">

なお，Windows では，フォントファイルを右クリックして，インストールを選択するだけでOK．

</text:p>
      <text:h text:style-name="Heading_20_3" text:outline-level="3"><text:bookmark-start text:name="OrgXref.sec-10-5-2"/><text:bookmark text:name="sec-10-5-2"/>フォントチェック用コード<text:bookmark-end text:name="OrgXref.sec-10-5-2"/></text:h>
      <text:p text:style-name="Text_20_body">

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

</text:p>
      <text:h text:style-name="Heading_20_2" text:outline-level="2"><text:bookmark-start text:name="OrgXref.sec-10-6"/><text:bookmark text:name="sec-10-6"/>パッチをカラフルに表示する<text:bookmark-end text:name="OrgXref.sec-10-6"/></text:h>
      <text:p text:style-name="Text_20_body">

Built-in の <text:a xlink:type="simple" xlink:href="http://www.emacswiki.org/emacs/DiffMode">diff-mode.el</text:a> をカスタマイズします．

</text:p>
      <text:p text:style-name="Text_20_body">

現在試験中．

</text:p>
      <text:p text:style-name="OrgSrcBlockLastLine">(setq<text:s/>ediff-window-setup-function<text:s/>'ediff-setup-windows-plain)</text:p>
      <text:p text:style-name="Text_20_body">
<text:a xlink:type="simple" xlink:href="http://d.hatena.ne.jp/syohex/20111228/1325086893">http://d.hatena.ne.jp/syohex/20111228/1325086893</text:a>

</text:p>
      <text:p text:style-name="OrgSrcBlock">(<text:span text:style-name="OrgSrcFontLockKeywordFace">when</text:span><text:s/>(autoload-if-found<text:s/>'diff-mode<text:s/><text:span text:style-name="OrgSrcFontLockStringFace">"diff-mode"</text:span><text:s/>nil<text:s/>t)</text:p>
      <text:p text:style-name="OrgSrcBlock"><text:s/><text:s/>(<text:span text:style-name="OrgSrcFontLockKeywordFace">eval-after-load</text:span><text:s/><text:span text:style-name="OrgSrcFontLockStringFace">"diff-mode"</text:span></text:p>
      <text:p text:style-name="OrgSrcBlock"><text:s/><text:s/><text:s/><text:s/><text:s/><text:s/><text:s/><text:s/>'(<text:span text:style-name="OrgSrcFontLockKeywordFace">progn</text:span></text:p>
      <text:p text:style-name="OrgSrcBlock"><text:s/><text:s/><text:s/><text:s/><text:s/><text:s/><text:s/><text:s/><text:s/><text:s/><text:s/>(set-face-attribute<text:s/>'diff-added-face<text:s/>nil</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green"</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text:s/><text:s/><text:s/><text:s/><text:s/><text:s/><text:s/><text:s/><text:s/><text:s/><text:s/>(set-face-attribute<text:s/>'diff-removed-face<text:s/>nil</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firebrick1"</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weight</text:span><text:s/>'normal)</text:p>
      <text:p text:style-name="OrgSrcBlock"/>
      <text:p text:style-name="OrgSrcBlock"><text:s/><text:s/><text:s/><text:s/><text:s/><text:s/><text:s/><text:s/><text:s/><text:s/><text:s/>(set-face-attribute<text:s/>'diff-file-header-face<text:s/>nil</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text:s/><text:s/><text:s/><text:s/><text:s/><text:s/><text:s/>(set-face-attribute<text:s/>'diff-hunk-header-face<text:s/>nil</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foreground</text:span><text:s/><text:span text:style-name="OrgSrcFontLockStringFace">"chocolate4"</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background</text:span><text:s/><text:span text:style-name="OrgSrcFontLockStringFace">"white"</text:span><text:s/><text:span text:style-name="OrgSrcFontLockBuiltinFace">:weight</text:span><text:s/>'extra-bold</text:p>
      <text:p text:style-name="OrgSrcBlockLastLine"><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BuiltinFace">:inherit</text:span><text:s/>nil))))</text:p>
      <text:h text:style-name="Heading_20_2" text:outline-level="2"><text:bookmark-start text:name="OrgXref.sec-10-7"/><text:bookmark text:name="sec-10-7"/>背景を黒系色にする<text:bookmark-end text:name="OrgXref.sec-10-7"/></text:h>
      <text:p text:style-name="OrgSrcBlock">(custom-set-faces</text:p>
      <text:p text:style-name="OrgSrcBlock"><text:s/>'(default<text:s/>((t</text:p>
      <text:p text:style-name="OrgSrcBlock"><text:s/><text:s/><text:s/><text:s/><text:s/><text:s/><text:s/><text:s/><text:s/><text:s/><text:s/><text:s/><text:s/><text:s/><text:s/><text:s/><text:s/><text:s/><text:s/><text:s/><text:s/><text:s/><text:s/><text:s/><text:s/>(<text:span text:style-name="OrgSrcFontLockBuiltinFace">:background</text:span><text:s/><text:span text:style-name="OrgSrcFontLockStringFace">"black"</text:span><text:s/><text:span text:style-name="OrgSrcFontLockBuiltinFace">:foreground</text:span><text:s/><text:span text:style-name="OrgSrcFontLockStringFace">"#55FF55"</text:span>)</text:p>
      <text:p text:style-name="OrgSrcBlockLastLine"><text:s/><text:s/><text:s/><text:s/><text:s/><text:s/><text:s/><text:s/><text:s/><text:s/><text:s/><text:s/><text:s/><text:s/><text:s/><text:s/><text:s/><text:s/><text:s/><text:s/><text:s/><text:s/><text:s/><text:s/><text:s/>))))</text:p>
      <text:h text:style-name="Heading_20_2" text:outline-level="2"><text:bookmark-start text:name="OrgXref.sec-10-8"/><text:bookmark text:name="sec-10-8"/>[rainbow-mode.el] 配色のリアルタイム確認<text:bookmark-end text:name="OrgXref.sec-10-8"/></text:h>
      <text:p text:style-name="Text_20_body">

M-x rainbow-mode とすると，色指定のコードの背景色を，その指定色にリアルタイム変換してくれる．

</text:p>
      <text:p text:style-name="Text_20_body">

<text:a xlink:type="simple" xlink:href="http://julien.danjou.info/software/rainbow-mode">http://julien.danjou.info/software/rainbow-mode</text:a>

</text:p>
      <text:p text:style-name="OrgSrcBlockLastLine">(autoload-if-found<text:s/>'rainbow-mode<text:s/><text:span text:style-name="OrgSrcFontLockStringFace">"rainbow-mode"</text:span><text:s/>nil<text:s/>t)</text:p>
      <text:h text:style-name="Heading_20_1" text:outline-level="1"><text:bookmark-start text:name="OrgXref.sec-11"/><text:bookmark text:name="sec-11"/>Macintosh専用<text:bookmark-end text:name="OrgXref.sec-11"/></text:h>
      <text:h text:style-name="Heading_20_2" text:outline-level="2"><text:bookmark-start text:name="OrgXref.sec-11-1"/><text:bookmark text:name="sec-11-1"/>[igrep]<text:bookmark-end text:name="OrgXref.sec-11-1"/></text:h>
      <text:p text:style-name="OrgSrcBlock"><text:span text:style-name="OrgSrcFontLockCommentDelimiterFace">;;<text:s/></text:span><text:span text:style-name="OrgSrcFontLockCommentFace">igrep<text:s/>(M-x<text:s/>grep<text:s/>Override)</text:span></text:p>
      <text:p text:style-name="OrgSrcBlock"><text:span text:style-name="OrgSrcFontLockCommentDelimiterFace">;</text:span><text:span text:style-name="OrgSrcFontLockCommentFace">(when<text:s/>(require<text:s/>'igrep<text:s/>nil<text:s/>t)</text:span></text:p>
      <text:p text:style-name="OrgSrcBlock"><text:span text:style-name="OrgSrcFontLockCommentDelimiterFace">;<text:s/><text:s/></text:span><text:span text:style-name="OrgSrcFontLockCommentFace">(igrep-define<text:s/>lgrep<text:s/>(igrep-use-zgrep<text:s/>nil)<text:s/>(igrep-regex-option<text:s/>"-n<text:s/>-Ou8"))</text:span></text:p>
      <text:p text:style-name="OrgSrcBlock"><text:span text:style-name="OrgSrcFontLockCommentDelimiterFace">;<text:s/><text:s/></text:span><text:span text:style-name="OrgSrcFontLockCommentFace">(igrep-find-define<text:s/>lgrep</text:span></text:p>
      <text:p text:style-name="OrgSrcBlockLastLine"><text:span text:style-name="OrgSrcFontLockCommentDelimiterFace">;<text:s/><text:s/><text:s/><text:s/><text:s/><text:s/><text:s/><text:s/><text:s/><text:s/><text:s/><text:s/><text:s/><text:s/><text:s/><text:s/><text:s/><text:s/><text:s/><text:s/></text:span><text:span text:style-name="OrgSrcFontLockCommentFace">(igrep-use-zgrep<text:s/>nil)<text:s/>(igrep-regex-option<text:s/>"-n<text:s/>-Ou8")))</text:span></text:p>
      <text:h text:style-name="Heading_20_1" text:outline-level="1"><text:bookmark-start text:name="OrgXref.sec-12"/><text:bookmark text:name="sec-12"/>フレーム／ウィンドウ制御<text:bookmark-end text:name="OrgXref.sec-12"/></text:h>
      <text:h text:style-name="Heading_20_2" text:outline-level="2"><text:bookmark-start text:name="OrgXref.sec-12-1"/><text:bookmark text:name="sec-12-1"/>起動時の設定<text:bookmark-end text:name="OrgXref.sec-12-1"/></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pan text:style-name="OrgSrcFontLockCommentDelimiterFace">;</text:span><text:span text:style-name="OrgSrcFontLockCommentFace">(set-frame-width<text:s/>(selected-frame)<text:s/>81)</text:span></text:p>
      <text:p text:style-name="OrgSrcBlock"><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height<text:s/>.<text:s/>35)<text:span text:style-name="OrgSrcFontLockCommentDelimiterFace">;<text:s/></text:span><text:span text:style-name="OrgSrcFontLockCommentFace">Height<text:s/>:<text:s/>character<text:s/>count</text:span></text:p>
      <text:p text:style-name="OrgSrcBlock"><text:s/><text:s/><text:s/><text:s/><text:s/><text:s/><text:s/><text:s/><text:s/><text:s/><text:s/>(alpha<text:s/>.<text:s/>(100<text:s/>75))</text:p>
      <text:p text:style-name="OrgSrcBlock"><text:s/><text:s/><text:s/><text:s/><text:s/><text:s/><text:s/><text:s/><text:s/><text:s/><text:s/>(vertical-scroll-bars<text:s/>.<text:s/>nil)</text:p>
      <text:p text:style-name="OrgSrcBlock"><text:s/><text:s/><text:s/><text:s/><text:s/><text:s/><text:s/><text:s/><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s/><text:s/><text:s/><text:s/><text:s/><text:s/><text:s/><text:s/>(append</text:p>
      <text:p text:style-name="OrgSrcBlock"><text:s/><text:s/><text:s/><text:s/><text:s/><text:s/><text:s/><text:s/><text:s/>'((vertical-scroll-bars<text:s/>.<text:s/>nil)<text:s/><text:s/><text:s/><text:s/><text:s/></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LastLine">(setq<text:s/>default-frame-alist<text:s/>initial-frame-alist)</text:p>
      <text:h text:style-name="Heading_20_2" text:outline-level="2"><text:bookmark-start text:name="OrgXref.sec-12-2"/><text:bookmark text:name="sec-12-2"/>[elscreen.el] Emacs バッファをタブ化<text:bookmark-end text:name="OrgXref.sec-12-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text:bookmark-start text:name="OrgXref.sec-12-3"/><text:bookmark text:name="sec-12-3"/>[e2wm.el] 二画面表示<text:bookmark-end text:name="OrgXref.sec-12-3"/></text:h>
      <text:list text:continue-numbering="false" text:style-name="OrgNumberedList">
        <text:list-item>
          <text:p text:style-name="Text_20_body">
<text:a xlink:type="simple" xlink:href="http://github.com/kiwanami/emacs-window-manager/raw/master/e2wm.el">http://github.com/kiwanami/emacs-window-manager/raw/master/e2wm.el</text:a>

</text:p>
        </text:list-item>
        <text:list-item>
          <text:p text:style-name="Text_20_body">
<text:a xlink:type="simple" xlink:href="http://github.com/kiwanami/emacs-window-layout/raw/master/window-layout.el">http://github.com/kiwanami/emacs-window-layout/raw/master/window-layout.el</text:a>

</text:p>
        </text:list-item>
      </text:list>
      <text:p text:style-name="OrgSrcBlock">(<text:span text:style-name="OrgSrcFontLockKeywordFace">when</text:span><text:s/>(autoload-if-found<text:s/>'e2wm:dp-two<text:s/><text:span text:style-name="OrgSrcFontLockStringFace">"e2wm"</text:span><text:s/>nil<text:s/>t)</text:p>
      <text:p text:style-name="OrgSrcBlock"><text:s/><text:s/>(<text:span text:style-name="OrgSrcFontLockKeywordFace">eval-after-load</text:span><text:s/><text:span text:style-name="OrgSrcFontLockStringFace">"e2wm"</text:span></text:p>
      <text:p text:style-name="OrgSrcBlock"><text:s/><text:s/><text:s/><text:s/><text:s/><text:s/><text:s/><text:s/>'(<text:span text:style-name="OrgSrcFontLockKeywordFace">progn</text:span></text:p>
      <text:p text:style-name="OrgSrcBlock"><text:s/><text:s/><text:s/><text:s/><text:s/><text:s/><text:s/><text:s/><text:s/><text:s/><text:s/>(setq<text:s/>e2wm:c-two-recipe</text:p>
      <text:p text:style-name="OrgSrcBlock"><text:s/><text:s/><text:s/><text:s/><text:s/><text:s/><text:s/><text:s/><text:s/><text:s/><text:s/><text:s/><text:s/><text:s/><text:s/><text:s/><text:s/><text:s/><text:s/><text:s/><text:s/><text:s/><text:s/><text:s/><text:s/>'(-<text:s/>(<text:span text:style-name="OrgSrcFontLockBuiltinFace">:lower-size</text:span><text:s/>10)</text:p>
      <text:p text:style-name="OrgSrcBlock"><text:s/><text:s/><text:s/><text:s/><text:s/><text:s/><text:s/><text:s/><text:s/><text:s/><text:s/><text:s/><text:s/><text:s/><text:s/><text:s/><text:s/><text:s/><text:s/><text:s/><text:s/><text:s/><text:s/><text:s/><text:s/><text:s/><text:s/><text:s/><text:s/><text:s/><text:s/><text:s/><text:s/>(|<text:s/>left<text:s/>right)</text:p>
      <text:p text:style-name="OrgSrcBlock"><text:s/><text:s/><text:s/><text:s/><text:s/><text:s/><text:s/><text:s/><text:s/><text:s/><text:s/><text:s/><text:s/><text:s/><text:s/><text:s/><text:s/><text:s/><text:s/><text:s/><text:s/><text:s/><text:s/><text:s/><text:s/><text:s/><text:s/><text:s/><text:s/><text:s/><text:s/><text:s/><text:s/>sub))</text:p>
      <text:p text:style-name="OrgSrcBlock"><text:s/><text:s/><text:s/><text:s/><text:s/><text:s/><text:s/><text:s/><text:s/><text:s/><text:s/>(setq<text:s/>e2wm:c-two-winfo</text:p>
      <text:p text:style-name="OrgSrcBlock"><text:s/><text:s/><text:s/><text:s/><text:s/><text:s/><text:s/><text:s/><text:s/><text:s/><text:s/><text:s/><text:s/><text:s/><text:s/><text:s/><text:s/><text:s/><text:s/><text:s/><text:s/><text:s/><text:s/><text:s/><text:s/>'((<text:span text:style-name="OrgSrcFontLockBuiltinFace">:name</text:span><text:s/>left<text:s/>)</text:p>
      <text:p text:style-name="OrgSrcBlock"><text:s/><text:s/><text:s/><text:s/><text:s/><text:s/><text:s/><text:s/><text:s/><text:s/><text:s/><text:s/><text:s/><text:s/><text:s/><text:s/><text:s/><text:s/><text:s/><text:s/><text:s/><text:s/><text:s/><text:s/><text:s/><text:s/><text:s/>(<text:span text:style-name="OrgSrcFontLockBuiltinFace">:name</text:span><text:s/>right<text:s/>)</text:p>
      <text:p text:style-name="OrgSrcBlock"><text:s/><text:s/><text:s/><text:s/><text:s/><text:s/><text:s/><text:s/><text:s/><text:s/><text:s/><text:s/><text:s/><text:s/><text:s/><text:s/><text:s/><text:s/><text:s/><text:s/><text:s/><text:s/><text:s/><text:s/><text:s/><text:s/><text:s/>(<text:span text:style-name="OrgSrcFontLockBuiltinFace">:name</text:span><text:s/>sub<text:s/><text:span text:style-name="OrgSrcFontLockBuiltinFace">:default-hide</text:span><text:s/>t)))</text:p>
      <text:p text:style-name="OrgSrcBlock"><text:s/><text:s/><text:s/><text:s/><text:s/><text:s/><text:s/><text:s/><text:s/><text:s/><text:s/><text:span text:style-name="OrgSrcFontLockCommentDelimiterFace">;;<text:s/></text:span><text:span text:style-name="OrgSrcFontLockCommentFace">left,<text:s/>prev</text:span></text:p>
      <text:p text:style-name="OrgSrcBlock"><text:s/><text:s/><text:s/><text:s/><text:s/><text:s/><text:s/><text:s/><text:s/><text:s/><text:s/>(setq<text:s/>e2wm:c-two-right-default<text:s/>'left)</text:p>
      <text:p text:style-name="OrgSrcBlock"/>
      <text:p text:style-name="OrgSrcBlock"><text:s/><text:s/><text:s/><text:s/><text:s/><text:s/><text:s/><text:s/><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text:s/><text:s/><text:s/><text:s/><text:s/><text:s/><text:s/><text:s/>(add-hook<text:s/>'kill-emacs-hook<text:s/>'e2wm:stop-management))))</text:p>
      <text:h text:style-name="Heading_20_2" text:outline-level="2"><text:bookmark-start text:name="OrgXref.sec-12-4"/><text:bookmark text:name="sec-12-4"/>[frame-ctr.el] キーボードでフレームの場所を移す<text:bookmark-end text:name="OrgXref.sec-12-4"/></text:h>
      <text:p text:style-name="Text_20_body">

<text:a xlink:type="simple" xlink:href="https://github.com/takaxp/frame-ctr">frame-ctr.el</text:a> を使います．e2wm.el と frame-cmds.el に依存しています．

</text:p>
      <text:p text:style-name="Text_20_body">

frame-ctr.el は，frame-cmds, frame-fns と e2wm.el を利用したアドホックなフレーム管理ツールです．

</text:p>
      <text:list text:continue-numbering="false" text:style-name="OrgNumberedList">
        <text:list-item>
          <text:p text:style-name="Text_20_body">
<text:a xlink:type="simple" xlink:href="http://www.emacswiki.org/emacs/download/frame-cmds.el">http://www.emacswiki.org/emacs/download/frame-cmds.el</text:a>

</text:p>
        </text:list-item>
        <text:list-item>
          <text:p text:style-name="Text_20_body">
<text:a xlink:type="simple" xlink:href="http://www.emacswiki.org/emacs/download/frame-fns.el">http://www.emacswiki.org/emacs/download/frame-fns.el</text:a>

</text:p>
        </text:list-item>
      </text:list>
      <text:p text:style-name="OrgSrcBlock"><text:s/><text:s/>(<text:span text:style-name="OrgSrcFontLockKeywordFace">when</text:span><text:s/>(autoload-if-found<text:s/></text:p>
      <text:p text:style-name="OrgSrcBlock"><text:s/><text:s/><text:s/><text:s/><text:s/><text:s/><text:s/><text:s/><text:s/><text:s/><text:s/><text:s/><text:s/><text:s/><text:s/><text:s/><text:s/>'(change-frame-width-single</text:p>
      <text:p text:style-name="OrgSrcBlock"><text:s/><text:s/><text:s/><text:s/><text:s/><text:s/><text:s/><text:s/><text:s/><text:s/><text:s/><text:s/><text:s/><text:s/><text:s/><text:s/><text:s/><text:s/><text:s/>change-frame-width-double</text:p>
      <text:p text:style-name="OrgSrcBlock"><text:s/><text:s/><text:s/><text:s/><text:s/><text:s/><text:s/><text:s/><text:s/><text:s/><text:s/><text:s/><text:s/><text:s/><text:s/><text:s/><text:s/><text:s/><text:s/>frame-ctr-open-height-ring</text:p>
      <text:p text:style-name="OrgSrcBlock"><text:s/><text:s/><text:s/><text:s/><text:s/><text:s/><text:s/><text:s/><text:s/><text:s/><text:s/><text:s/><text:s/><text:s/><text:s/><text:s/><text:s/><text:s/><text:s/>move-frame-with-user-specify<text:s/>move-frame-left<text:s/>move-frame-to-center</text:p>
      <text:p text:style-name="OrgSrcBlock"><text:s/><text:s/><text:s/><text:s/><text:s/><text:s/><text:s/><text:s/><text:s/><text:s/><text:s/><text:s/><text:s/><text:s/><text:s/><text:s/><text:s/><text:s/><text:s/>move-frame-right<text:s/>move-frame-to-edge-top<text:s/>move-frame-to-edge-bottom)</text:p>
      <text:p text:style-name="OrgSrcBlock"><text:s/><text:s/><text:s/><text:s/><text:s/><text:s/><text:s/><text:s/><text:s/><text:s/><text:s/><text:s/><text:s/><text:s/><text:s/><text:s/><text:s/><text:span text:style-name="OrgSrcFontLockStringFace">"frame-ctr"</text:span><text:s/>nil<text:s/>t)</text:p>
      <text:p text:style-name="OrgSrcBlock"><text:s/><text:s/><text:s/><text:s/><text:s/><text:s/><text:s/><text:s/>(<text:span text:style-name="OrgSrcFontLockKeywordFace">eval-after-load</text:span><text:s/><text:span text:style-name="OrgSrcFontLockStringFace">"frame-ctr"</text:span></text:p>
      <text:p text:style-name="OrgSrcBlock"><text:s/><text:s/><text:s/><text:s/><text:s/><text:s/><text:s/><text:s/><text:s/><text:s/>'(<text:span text:style-name="OrgSrcFontLockKeywordFace">progn</text:span></text:p>
      <text:p text:style-name="OrgSrcBlock"><text:s/><text:s/><text:s/><text:s/><text:s/><text:s/><text:s/><text:s/><text:s/><text:s/><text:s/><text:s/><text:s/><text:s/><text:s/><text:s/><text:s/>(frame-ctr-make-height-ring<text:s/>'(56<text:s/>20<text:s/>40)))))<text:s/><text:span text:style-name="OrgSrcFontLockCommentDelimiterFace">;<text:s/></text:span><text:span text:style-name="OrgSrcFontLockCommentFace">for<text:s/>Emacs24</text:span></text:p>
      <text:p text:style-name="OrgSrcBlockLastLine"><text:span text:style-name="OrgSrcFontLockCommentDelimiterFace">;<text:s/><text:s/><text:s/><text:s/><text:s/><text:s/><text:s/><text:s/><text:s/></text:span><text:span text:style-name="OrgSrcFontLockCommentFace">(frame-ctr-make-height-ring<text:s/>'(60<text:s/>68<text:s/>20<text:s/>40)))))<text:s/>;<text:s/>for<text:s/>Emacs23</text:span></text:p>
      <text:h text:style-name="Heading_20_3" text:outline-level="3"><text:bookmark-start text:name="OrgXref.sec-12-4-1"/><text:bookmark text:name="sec-12-4-1"/>キーバインド<text:bookmark-end text:name="OrgXref.sec-12-4-1"/></text:h>
      <text:p text:style-name="OrgSrcBlock"><text:span text:style-name="OrgSrcFontLockCommentDelimiterFace">;;<text:s/></text:span><text:span text:style-name="OrgSrcFontLockCommentFace">Move<text:s/>the<text:s/>frame<text:s/>to<text:s/>somewhere<text:s/>(default:<text:s/>0,0)</text:span></text:p>
      <text:p text:style-name="OrgSrcBlock">(global-set-key<text:s/>(kbd<text:s/><text:span text:style-name="OrgSrcFontLockStringFace">"M-0"</text:span>)<text:s/>'move-frame-with-user-specify)</text:p>
      <text:p text:style-name="OrgSrcBlock"><text:span text:style-name="OrgSrcFontLockCommentDelimiterFace">;;<text:s/></text:span><text:span text:style-name="OrgSrcFontLockCommentFace">Move<text:s/>the<text:s/>frame<text:s/>to<text:s/>left<text:s/>side<text:s/>of<text:s/>the<text:s/>current<text:s/>position<text:s/>(require<text:s/>'frame-cmds)</text:span></text:p>
      <text:p text:style-name="OrgSrcBlock">(global-set-key<text:s/>(kbd<text:s/><text:span text:style-name="OrgSrcFontLockStringFace">"M-1"</text:span>)<text:s/>'(<text:span text:style-name="OrgSrcFontLockKeywordFace">lambda</text:span><text:s/>()<text:s/>(interactive)<text:s/>(move-frame-left<text:s/>200)))</text:p>
      <text:p text:style-name="OrgSrcBlock"><text:span text:style-name="OrgSrcFontLockCommentDelimiterFace">;;<text:s/></text:span><text:span text:style-name="OrgSrcFontLockCommentFace">Move<text:s/>the<text:s/>frame<text:s/>to<text:s/>the<text:s/>center<text:s/>of<text:s/>the<text:s/>window<text:s/>display<text:s/>(require<text:s/>'frame-ctr)</text:span></text:p>
      <text:p text:style-name="OrgSrcBlock">(global-set-key<text:s/>(kbd<text:s/><text:span text:style-name="OrgSrcFontLockStringFace">"M-2"</text:span>)<text:s/>'move-frame-to-center)</text:p>
      <text:p text:style-name="OrgSrcBlock"><text:span text:style-name="OrgSrcFontLockCommentDelimiterFace">;;<text:s/></text:span><text:span text:style-name="OrgSrcFontLockCommentFace">Move<text:s/>the<text:s/>frame<text:s/>to<text:s/>right<text:s/>side<text:s/>of<text:s/>the<text:s/>current<text:s/>position<text:s/>(require<text:s/>'frame-cmds)</text:span></text:p>
      <text:p text:style-name="OrgSrcBlock">(global-set-key<text:s/>(kbd<text:s/><text:span text:style-name="OrgSrcFontLockStringFace">"M-3"</text:span>)<text:s/>'(<text:span text:style-name="OrgSrcFontLockKeywordFace">lambda</text:span><text:s/>()<text:s/>(interactive)<text:s/>(move-frame-right<text:s/>200)))</text:p>
      <text:p text:style-name="OrgSrcBlock"><text:span text:style-name="OrgSrcFontLockCommentDelimiterFace">;;<text:s/></text:span><text:span text:style-name="OrgSrcFontLockCommentFace">Set<text:s/>the<text:s/>frame<text:s/>width<text:s/>single<text:s/>size</text:span></text:p>
      <text:p text:style-name="OrgSrcBlock"><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global-set-key<text:s/>(kbd<text:s/><text:span text:style-name="OrgSrcFontLockStringFace">"C-x<text:s/>-"</text:span>)<text:s/>'change-frame-width-single)</text:p>
      <text:p text:style-name="OrgSrcBlock"><text:span text:style-name="OrgSrcFontLockCommentDelimiterFace">;;<text:s/></text:span><text:span text:style-name="OrgSrcFontLockCommentFace">Set<text:s/>the<text:s/>frame<text:s/>width<text:s/>double<text:s/>size</text:span></text:p>
      <text:p text:style-name="OrgSrcBlock"><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global-set-key<text:s/>(kbd<text:s/><text:span text:style-name="OrgSrcFontLockStringFace">"C-x<text:s/>="</text:span>)<text:s/>'change-frame-width-double)</text:p>
      <text:p text:style-name="OrgSrcBlock"><text:span text:style-name="OrgSrcFontLockCommentDelimiterFace">;;<text:s/></text:span><text:span text:style-name="OrgSrcFontLockCommentFace">Move<text:s/>the<text:s/>current<text:s/>frame<text:s/>to<text:s/>the<text:s/>top<text:s/>of<text:s/>the<text:s/>window<text:s/>display</text:span></text:p>
      <text:p text:style-name="OrgSrcBlock">(global-set-key<text:s/>(kbd<text:s/><text:span text:style-name="OrgSrcFontLockStringFace">"&lt;f1&gt;"</text:span>)<text:s/>'move-frame-to-edge-top)</text:p>
      <text:p text:style-name="OrgSrcBlock"><text:span text:style-name="OrgSrcFontLockCommentDelimiterFace">;;<text:s/></text:span><text:span text:style-name="OrgSrcFontLockCommentFace">Move<text:s/>the<text:s/>current<text:s/>frame<text:s/>to<text:s/>the<text:s/>bottom<text:s/>of<text:s/>the<text:s/>window<text:s/>display</text:span></text:p>
      <text:p text:style-name="OrgSrcBlock">(global-set-key<text:s/>(kbd<text:s/><text:span text:style-name="OrgSrcFontLockStringFace">"S-&lt;f1&gt;"</text:span>)<text:s/>'move-frame-to-edge-bottom)</text:p>
      <text:p text:style-name="OrgSrcBlock"><text:span text:style-name="OrgSrcFontLockCommentDelimiterFace">;;<text:s/></text:span><text:span text:style-name="OrgSrcFontLockCommentFace">Cycle<text:s/>heights</text:span></text:p>
      <text:p text:style-name="OrgSrcBlockLastLine">(global-set-key<text:s/>(kbd<text:s/><text:span text:style-name="OrgSrcFontLockStringFace">"&lt;f2&gt;"</text:span>)<text:s/>'frame-ctr-open-height-ring)</text:p>
      <text:h text:style-name="Heading_20_2" text:outline-level="2"><text:bookmark-start text:name="OrgXref.sec-12-5"/><text:bookmark text:name="sec-12-5"/>[popwin.el] ポップアップウィンドウの制御<text:bookmark-end text:name="OrgXref.sec-12-5"/></text:h>
      <text:p text:style-name="Text_20_body">

<text:a xlink:type="simple" xlink:href="https://github.com/m2ym/popwin-el/">https://github.com/m2ym/popwin-el/</text:a>

</text:p>
      <text:p text:style-name="Text_20_body">

popwin:display-buffer を autoload してもうまくいかない．

</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setq<text:s/>special-display-function<text:s/>'popwin:special-display-popup-window)</text:p>
      <text:p text:style-name="OrgSrcBlock"><text:s/><text:s/>(setq<text:s/>display-buffer-function<text:s/>'popwin:display-buffer)</text:p>
      <text:p text:style-name="OrgSrcBlock"><text:s/><text:s/>(setq<text:s/>popwin:special-display-config</text:p>
      <text:p text:style-name="OrgSrcBlock"><text:s/><text:s/><text:s/><text:s/><text:s/><text:s/><text:s/><text:s/><text:s/><text:s/><text:s/><text:s/><text:s/><text:s/><text:s/><text:s/>(append</text:p>
      <text:p text:style-name="OrgSrcBlock"><text:s/><text:s/><text:s/><text:s/><text:s/><text:s/><text:s/><text:s/><text:s/><text:s/><text:s/><text:s/><text:s/><text:s/><text:s/><text:s/><text:s/>'((<text:span text:style-name="OrgSrcFontLockStringFace">"*Completions*"</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text:span text:style-name="OrgSrcFontLockStringFace">"*Org-todo*"</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Calenda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wclock*"</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Agenda*"</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genda<text:s/>Commands*"</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sdic*"</text:span><text:s/><text:s/><text:s/><text:s/><text:s/><text:s/><text:s/><text:s/><text:span text:style-name="OrgSrcFontLockBuiltinFace">:height</text:span><text:s/>10<text:s/><text:span text:style-name="OrgSrcFontLockBuiltinFace">:position</text:span><text:s/>top)</text:p>
      <text:p text:style-name="OrgSrcBlock"><text:s/><text:s/><text:s/><text:s/><text:s/><text:s/><text:s/><text:s/><text:s/><text:s/><text:s/><text:s/><text:s/><text:s/><text:s/><text:s/><text:s/><text:s/><text:s/>(<text:span text:style-name="OrgSrcFontLockStringFace">"*anything*"</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M-x*"</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anything<text:s/>complete*"</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text:span><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StringFace">"*my-anything-buffer*"</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text:span text:style-name="OrgSrcFontLockCommentDelimiterFace">;;<text:s/><text:s/><text:s/><text:s/><text:s/><text:s/><text:s/><text:s/><text:s/><text:s/><text:s/><text:s/></text:span><text:span text:style-name="OrgSrcFontLockCommentFace">("*cfw-calendar*"<text:s/>:height<text:s/>40<text:s/>:position<text:s/>top)</text:span></text:p>
      <text:p text:style-name="OrgSrcBlock"><text:s/><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LastLine"><text:s/><text:s/><text:s/><text:s/><text:s/><text:s/><text:s/><text:s/><text:s/><text:s/><text:s/><text:s/><text:s/><text:s/><text:s/><text:s/><text:s/>popwin:special-display-config)))</text:p>
      <text:h text:style-name="Heading_20_1" text:outline-level="1"><text:bookmark-start text:name="OrgXref.sec-13"/><text:bookmark text:name="sec-13"/>ユーティリティ関数<text:bookmark-end text:name="OrgXref.sec-13"/></text:h>
      <text:h text:style-name="Heading_20_2" text:outline-level="2"><text:bookmark-start text:name="OrgXref.sec-13-1"/><text:bookmark text:name="sec-13-1"/>[pomodoro.el] ポモドーロの実践<text:bookmark-end text:name="OrgXref.sec-13-1"/></text:h>
      <text:p text:style-name="Text_20_body">

<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

</text:p>
      <text:p text:style-name="Text_20_body">

<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

</text:p>
      <text:p text:style-name="Text_20_body">

<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

</text:p>
      <text:p text:style-name="OrgSrcBlock">(<text:span text:style-name="OrgSrcFontLockKeywordFace">when</text:span><text:s/>(autoload-if-found<text:s/>'pomodoro:start<text:s/><text:span text:style-name="OrgSrcFontLockStringFace">"pomodoro"</text:span><text:s/>nil<text:s/>t)</text:p>
      <text:p text:style-name="OrgSrcBlock"><text:s/><text:s/>(<text:span text:style-name="OrgSrcFontLockKeywordFace">eval-after-load</text:span><text:s/><text:span text:style-name="OrgSrcFontLockStringFace">"pomodoro"</text:span></text:p>
      <text:p text:style-name="OrgSrcBlock"><text:s/><text:s/><text:s/><text:s/><text:s/><text:s/><text:s/><text:s/>'(<text:span text:style-name="OrgSrcFontLockKeywordFace">progn</text:span></text:p>
      <text:p text:style-name="OrgSrcBlock"/>
      <text:p text:style-name="OrgSrcBlock"><text:s/><text:s/><text:s/><text:s/><text:s/><text:s/><text:s/><text:s/><text:s/><text:s/><text:s/><text:span text:style-name="OrgSrcFontLockCommentDelimiterFace">;;<text:s/></text:span><text:span text:style-name="OrgSrcFontLockCommentFace">作業時間終了後に開くファイルを指定しない</text:span></text:p>
      <text:p text:style-name="OrgSrcBlock"><text:s/><text:s/><text:s/><text:s/><text:s/><text:s/><text:s/><text:s/><text:s/><text:s/><text:s/>(setq<text:s/>pomodoro:file<text:s/>nil)</text:p>
      <text:p text:style-name="OrgSrcBlock"/>
      <text:p text:style-name="OrgSrcBlock"><text:s/><text:s/><text:s/><text:s/><text:s/><text:s/><text:s/><text:s/><text:s/><text:s/><text:s/><text:span text:style-name="OrgSrcFontLockCommentDelimiterFace">;;<text:s/></text:span><text:span text:style-name="OrgSrcFontLockCommentFace">●だけで表現する（残り時間表示なし）</text:span></text:p>
      <text:p text:style-name="OrgSrcBlock"><text:s/><text:s/><text:s/><text:s/><text:s/><text:s/><text:s/><text:s/><text:s/><text:s/><text:s/>(setq<text:s/>pomodoro:mode-line-time-display<text:s/>nil)</text:p>
      <text:p text:style-name="OrgSrcBlock"/>
      <text:p text:style-name="OrgSrcBlock"><text:s/><text:s/><text:s/><text:s/><text:s/><text:s/><text:s/><text:s/><text:s/><text:s/><text:s/><text:span text:style-name="OrgSrcFontLockCommentDelimiterFace">;;<text:s/></text:span><text:span text:style-name="OrgSrcFontLockCommentFace">長い休憩に入るまでにポモドーロする回数</text:span></text:p>
      <text:p text:style-name="OrgSrcBlock"><text:s/><text:s/><text:s/><text:s/><text:s/><text:s/><text:s/><text:s/><text:s/><text:s/><text:s/>(setq<text:s/>pomodoro:iteration-for-long-rest<text:s/>8)</text:p>
      <text:p text:style-name="OrgSrcBlock"/>
      <text:p text:style-name="OrgSrcBlock"><text:s/><text:s/><text:s/><text:s/><text:s/><text:s/><text:s/><text:s/><text:s/><text:s/><text:s/><text:span text:style-name="OrgSrcFontLockCommentDelimiterFace">;;<text:s/></text:span><text:span text:style-name="OrgSrcFontLockCommentFace">作業時間関連</text:span></text:p>
      <text:p text:style-name="OrgSrcBlock"><text:s/><text:s/><text:s/><text:s/><text:s/><text:s/><text:s/><text:s/><text:s/><text:s/><text:s/>(setq<text:s/>pomodoro:work-time<text:s/>25<text:s/><text:s/><text:s/><text:s/><text:s/><text:s/><text:span text:style-name="OrgSrcFontLockCommentDelimiterFace">;<text:s/></text:span><text:span text:style-name="OrgSrcFontLockCommentFace">作業時間</text:span></text:p>
      <text:p text:style-name="OrgSrcBlock"><text:s/><text:s/><text:s/><text:s/><text:s/><text:s/><text:s/><text:s/><text:s/><text:s/><text:s/><text:s/><text:s/><text:s/><text:s/><text:s/><text:s/><text:s/><text:s/><text:s/><text:s/><text:s/><text:s/><text:s/><text:s/>pomodoro:rest-time<text:s/>5<text:s/><text:s/><text:s/><text:s/><text:s/><text:s/><text:s/><text:span text:style-name="OrgSrcFontLockCommentDelimiterFace">;<text:s/></text:span><text:span text:style-name="OrgSrcFontLockCommentFace">休憩時間</text:span></text:p>
      <text:p text:style-name="OrgSrcBlock"><text:s/><text:s/><text:s/><text:s/><text:s/><text:s/><text:s/><text:s/><text:s/><text:s/><text:s/><text:s/><text:s/><text:s/><text:s/><text:s/><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text:s/><text:s/><text:s/><text:s/><text:s/><text:s/><text:s/><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text:s/><text:s/><text:s/><text:s/><text:s/><text:s/><text:s/><text:span text:style-name="OrgSrcFontLockCommentDelimiterFace">;;<text:s/></text:span><text:span text:style-name="OrgSrcFontLockCommentFace">タイマーの表示をノーマルフェイスにする</text:span></text:p>
      <text:p text:style-name="OrgSrcBlock"><text:s/><text:s/><text:s/><text:s/><text:s/><text:s/><text:s/><text:s/><text:s/><text:s/><text:s/>(set-face-bold-p<text:s/>'pomodoro:timer-face<text:s/>nil)</text:p>
      <text:p text:style-name="OrgSrcBlock"/>
      <text:p text:style-name="OrgSrcBlock"><text:s/><text:s/><text:s/><text:s/><text:s/><text:s/><text:s/><text:s/><text:s/><text:s/><text:s/><text:span text:style-name="OrgSrcFontLockCommentDelimiterFace">;;<text:s/></text:span><text:span text:style-name="OrgSrcFontLockCommentFace">作業中（赤），休憩中（青），長い休憩中（緑）にする</text:span></text:p>
      <text:p text:style-name="OrgSrcBlock"><text:s/><text:s/><text:s/><text:s/><text:s/><text:s/><text:s/><text:s/><text:s/><text:s/><text:s/>(set-face-foreground<text:s/>'pomodoro:work-face<text:s/><text:span text:style-name="OrgSrcFontLockStringFace">"#F53838"</text:span>)</text:p>
      <text:p text:style-name="OrgSrcBlock"><text:s/><text:s/><text:s/><text:s/><text:s/><text:s/><text:s/><text:s/><text:s/><text:s/><text:s/>(set-face-foreground<text:s/>'pomodoro:rest-face<text:s/><text:span text:style-name="OrgSrcFontLockStringFace">"#3869FA"</text:span>)</text:p>
      <text:p text:style-name="OrgSrcBlock"><text:s/><text:s/><text:s/><text:s/><text:s/><text:s/><text:s/><text:s/><text:s/><text:s/><text:s/>(set-face-foreground<text:s/>'pomodoro:long-rest-face<text:s/><text:span text:style-name="OrgSrcFontLockStringFace">"#00B800"</text:span>)</text:p>
      <text:p text:style-name="OrgSrcBlock"/>
      <text:p text:style-name="OrgSrcBlock"><text:s/><text:s/><text:s/><text:s/><text:s/><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text:s/><text:s/><text:s/><text:s/>(add-hook<text:s/>'pomodoro:finish-work-hook</text:p>
      <text:p text:style-name="OrgSrcBlock"><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shell-command-to-string</text:p>
      <text:p text:style-name="OrgSrcBlock"><text:s/><text:s/><text:s/><text:s/><text:s/><text:s/><text:s/><text:s/><text:s/><text:s/><text:s/><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
      <text:p text:style-name="OrgSrcBlock"><text:s/><text:s/><text:s/><text:s/><text:s/><text:s/><text:s/><text:s/><text:s/><text:s/><text:s/>(add-hook<text:s/>'pomodoro:finish-rest-hook</text:p>
      <text:p text:style-name="OrgSrcBlock"><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shell-command-to-string</text:p>
      <text:p text:style-name="OrgSrcBlock"><text:s/><text:s/><text:s/><text:s/><text:s/><text:s/><text:s/><text:s/><text:s/><text:s/><text:s/><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
      <text:p text:style-name="OrgSrcBlock"><text:s/><text:s/><text:s/><text:s/><text:s/><text:s/><text:s/><text:s/><text:s/><text:s/><text:s/>(add-hook<text:s/>'pomodoro:long-rest-hook</text:p>
      <text:p text:style-name="OrgSrcBlock"><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shell-command-to-string</text:p>
      <text:p text:style-name="OrgSrcBlock"><text:s/><text:s/><text:s/><text:s/><text:s/><text:s/><text:s/><text:s/><text:s/><text:s/><text:s/><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number-to-string<text:s/>(floor<text:s/>pomodoro:long-rest-time))</text:p>
      <text:p text:style-name="OrgSrcBlockLastLin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OrgSrcFontLockStringFace">"分間の休憩です"</text:span>)))))))</text:p>
      <text:h text:style-name="Heading_20_2" text:outline-level="2"><text:bookmark-start text:name="OrgXref.sec-13-2"/><text:bookmark text:name="sec-13-2"/>[utility.el] 自作してテスト中の便利関数群<text:bookmark-end text:name="OrgXref.sec-13-2"/></text:h>
      <text:p text:style-name="Text_20_body">

関数定義を<text:a xlink:type="simple" xlink:href="http://pastelwill.jp/wiki/doku.php?id=emacs:utility.el">別ファイル</text:a>に分離して，Emacs起動の高速化を図っています．各関数を autoload の管理下において，必要なときにロードするように設定しています．

</text:p>
      <text:p text:style-name="OrgSrcBlock">(global-set-key<text:s/>(kbd<text:s/><text:span text:style-name="OrgSrcFontLockStringFace">"&lt;f12&gt;"</text:span>)<text:s/>'takaxp:open-file-ring)</text:p>
      <text:p text:style-name="OrgSrcBlock">(global-set-key<text:s/>(kbd<text:s/><text:span text:style-name="OrgSrcFontLockStringFace">"M-4"</text:span>)<text:s/>'my-window-resizer)</text:p>
      <text:p text:style-name="OrgSrcBlock">(autoload-if-found</text:p>
      <text:p text:style-name="OrgSrcBlock"><text:s/>'(eval-org-buffer</text:p>
      <text:p text:style-name="OrgSrcBlock"><text:s/><text:s/><text:s/>kyoko-mad-mode-toggle<text:s/>org2dokuwiki-cp-kill-ring</text:p>
      <text:p text:style-name="OrgSrcBlock"><text:s/><text:s/><text:s/>open-current-directory<text:s/>set-alarms-from-file<text:s/>takaxp:open-file-ring</text:p>
      <text:p text:style-name="OrgSrcBlock"><text:s/><text:s/><text:s/>show-org-buffer<text:s/>get-random-string<text:s/>init-auto-install</text:p>
      <text:p text:style-name="OrgSrcBlock"><text:s/><text:s/><text:s/>add-itemize-head<text:s/>insert-formatted-current-date</text:p>
      <text:p text:style-name="OrgSrcBlock"><text:s/><text:s/><text:s/>insert-formatted-current-time<text:s/>insert-formatted-signature</text:p>
      <text:p text:style-name="OrgSrcBlock"><text:s/><text:s/><text:s/>export-timeline-business<text:s/>export-timeline-private<text:s/>reload-ical-export</text:p>
      <text:p text:style-name="OrgSrcBlock"><text:s/><text:s/><text:s/>browse-url-chrome<text:s/>count-words-buffer<text:s/>do-test-applescript</text:p>
      <text:p text:style-name="OrgSrcBlock"><text:s/><text:s/><text:s/>my-window-resizer)</text:p>
      <text:p text:style-name="OrgSrcBlockLastLine"><text:s/><text:span text:style-name="OrgSrcFontLockStringFace">"utility"</text:span><text:s/>nil<text:s/>t)</text:p>
      <text:h text:style-name="Heading_20_1" text:outline-level="1"><text:bookmark-start text:name="OrgXref.sec-14"/><text:bookmark text:name="sec-14"/>provide<text:bookmark-end text:name="OrgXref.sec-14"/></text:h>
      <text:p text:style-name="OrgSrcBlockLastLine">(<text:span text:style-name="OrgSrcFontLockKeywordFace">provide</text:span><text:s/>'<text:span text:style-name="OrgSrcFontLockConstantFace">in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igu 2M" svg:font-family="'Migu 2M'"/>
    <style:font-face style:name="Tahoma1" svg:font-family="Tahoma"/>
    <style:font-face style:name="Verdana"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Migu 2M1" svg:font-family="'Migu 2M'" style:font-pitch="variable"/>
    <style:font-face style:name="Times New Roman" svg:font-family="'Times New Roman'" style:font-family-generic="roman"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Migu 2M"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Migu 2M"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cm" fo:margin-bottom="0cm" style:contextual-spacing="false"/>
      <style:text-properties fo:font-size="24pt"/>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100%" fo:margin-left="0cm" fo:margin-right="0cm" fo:margin-top="0cm" fo:margin-bottom="0cm" style:contextual-spacing="false"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gSrcFontLockFunctionNameFace" style:family="text">
      <style:text-properties fo:color="#0000ff"/>
    </style:style>
    <style:style style:name="OrgSrcFontLockTypeFace" style:family="text">
      <style:text-properties fo:color="#228b22"/>
    </style:style>
    <style:style style:name="OrgSrcFontLockConstantFace" style:family="text">
      <style:text-properties fo:color="#008b8b"/>
    </style:style>
    <style:style style:name="OrgSrcFontLockKeywordFace" style:family="text">
      <style:text-properties fo:color="#7f007f"/>
    </style:style>
    <style:style style:name="OrgSrcFontLockStringFace" style:family="text">
      <style:text-properties fo:color="#8b2252"/>
    </style:style>
    <style:style style:name="OrgSrcFontLockPreprocessorFace" style:family="text">
      <style:text-properties fo:color="#483d8b"/>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PreprocessorFace" style:family="text">
      <style:text-properties fo:color="#483d8b"/>
    </style:style>
    <style:style style:name="OrgSrcFontLockVariableNameFace" style:family="text">
      <style:text-properties fo:color="#a0522d"/>
    </style:style>
    <style:style style:name="OrgSrcFontLockBuiltinFace" style:family="text">
      <style:text-properties fo:color="#483d8b"/>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000000"/>
    </style:style>
    <style:style style:name="OrgSrcFontLockStringFace" style:family="text">
      <style:text-properties fo:color="#8b2252"/>
    </style:style>
    <style:style style:name="OrgSrcFontLockDocFace" style:family="text">
      <style:text-properties fo:color="#8b2252"/>
    </style:style>
    <style:style style:name="OrgSrcFontLockTypeFace" style:family="text">
      <style:text-properties fo:color="#228b22"/>
    </style:style>
    <style:style style:name="OrgSrcFontLockFunctionNameFace" style:family="text">
      <style:text-properties fo:color="#0000ff"/>
    </style:style>
    <style:style style:name="OrgSrcFontLockConstantFace" style:family="text">
      <style:text-properties fo:color="#008b8b"/>
    </style:style>
    <style:style style:name="OrgSrcFontLockKeywordFace" style:family="text">
      <style:text-properties fo:color="#7f00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3-01-12T01:55:15+09:00</dc:date>
    <meta:creation-date>2013-01-12T01:55:15+09:00</meta:creation-date>
    <meta:generator>Org-7.9.3a/Emacs-24.1.1</meta:generator>
    <meta:keyword/>
    <dc:subject/>
    <dc:title>Configurations for GNU Emacs</dc:title>
  </office:meta>
</office:document-meta>
</file>